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78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12.834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2.23cm"/>
    </style:style>
    <style:style style:name="co9" style:family="table-column">
      <style:table-column-properties fo:break-before="auto" style:column-width="11.419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q_br11_emt_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VR1 human kinase ARCHS4 coexpression</text:p>
          </table:table-cell>
          <table:table-cell office:value-type="string" calcext:value-type="string">
            <text:p>18/299</text:p>
          </table:table-cell>
          <table:table-cell office:value-type="float" office:value="5.4146916112556E-018" calcext:value-type="float">
            <text:p>5.4146916112556E-18</text:p>
          </table:table-cell>
          <table:table-cell office:value-type="float" office:value="1.72187193237928E-015" calcext:value-type="float">
            <text:p>1.72187193237928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56583629893" calcext:value-type="float">
            <text:p>25.1756583629893</text:p>
          </table:table-cell>
          <table:table-cell office:value-type="float" office:value="1000.9191162139" calcext:value-type="float">
            <text:p>1000.9191162139</text:p>
          </table:table-cell>
          <table:table-cell office:value-type="string" calcext:value-type="string">
            <text:p>CDKN1A;SPARC;ZNF185;ITGB5;TGFB1I1;ILK;LRRC32;LTBP1;GNG11;ELK3;SMPD1;ADAM9;EMILIN1;ITGA5;TGFBI;TNS3;MYL9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K5 human kinase ARCHS4 coexpression</text:p>
          </table:table-cell>
          <table:table-cell office:value-type="string" calcext:value-type="string">
            <text:p>17/299</text:p>
          </table:table-cell>
          <table:table-cell office:value-type="float" office:value="1.3360489832768E-016" calcext:value-type="float">
            <text:p>1.3360489832768E-16</text:p>
          </table:table-cell>
          <table:table-cell office:value-type="float" office:value="0.0000000000000212431788341012" calcext:value-type="float">
            <text:p>2.12431788341012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69503546099" calcext:value-type="float">
            <text:p>23.2269503546099</text:p>
          </table:table-cell>
          <table:table-cell office:value-type="float" office:value="848.983237972097" calcext:value-type="float">
            <text:p>848.983237972097</text:p>
          </table:table-cell>
          <table:table-cell office:value-type="string" calcext:value-type="string">
            <text:p>ZNF185;TGFB1;TGFB1I1;ILK;TMEM40;LRRC32;FAM214B;NID1;LTBP1;GNG11;STX11;PECAM1;EMILIN1;ITGA5;MYL9;PAG1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K human kinase ARCHS4 coexpression</text:p>
          </table:table-cell>
          <table:table-cell office:value-type="string" calcext:value-type="string">
            <text:p>14/299</text:p>
          </table:table-cell>
          <table:table-cell office:value-type="float" office:value="0.00000000000122805227144492" calcext:value-type="float">
            <text:p>1.22805227144492E-12</text:p>
          </table:table-cell>
          <table:table-cell office:value-type="float" office:value="0.000000000130173540773162" calcext:value-type="float">
            <text:p>1.30173540773162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72514619883" calcext:value-type="float">
            <text:p>17.872514619883</text:p>
          </table:table-cell>
          <table:table-cell office:value-type="float" office:value="490.164288988696" calcext:value-type="float">
            <text:p>490.164288988696</text:p>
          </table:table-cell>
          <table:table-cell office:value-type="string" calcext:value-type="string">
            <text:p>SPARC;ZNF185;ITGB5;TGFB1I1;TMEM40;LRRC32;LTBP1;GNG11;ELK3;CA2;ADAM9;ITGA5;MYL9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LK human kinase ARCHS4 coexpression</text:p>
          </table:table-cell>
          <table:table-cell office:value-type="string" calcext:value-type="string">
            <text:p>13/299</text:p>
          </table:table-cell>
          <table:table-cell office:value-type="float" office:value="0.0000000000215872713760038" calcext:value-type="float">
            <text:p>2.15872713760038E-11</text:p>
          </table:table-cell>
          <table:table-cell office:value-type="float" office:value="0.0000000017161880743923" calcext:value-type="float">
            <text:p>1.71618807439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363636363636" calcext:value-type="float">
            <text:p>16.2363636363636</text:p>
          </table:table-cell>
          <table:table-cell office:value-type="float" office:value="398.747511198815" calcext:value-type="float">
            <text:p>398.747511198815</text:p>
          </table:table-cell>
          <table:table-cell office:value-type="string" calcext:value-type="string">
            <text:p>PDGFRA;ABCC4;SPARC;ITGB5;TGFB1I1;ILK;LRRC32;NID1;LTBP1;ADAM9;EMILIN1;ITGA5;TNS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S2 human kinase ARCHS4 coexpression</text:p>
          </table:table-cell>
          <table:table-cell office:value-type="string" calcext:value-type="string">
            <text:p>12/299</text:p>
          </table:table-cell>
          <table:table-cell office:value-type="float" office:value="0.00000000034513272388977" calcext:value-type="float">
            <text:p>3.4513272388977E-10</text:p>
          </table:table-cell>
          <table:table-cell office:value-type="float" office:value="0.0000000137190257746184" calcext:value-type="float">
            <text:p>1.3719025774618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677451468392" calcext:value-type="float">
            <text:p>14.6677451468392</text:p>
          </table:table-cell>
          <table:table-cell office:value-type="float" office:value="319.567513914093" calcext:value-type="float">
            <text:p>319.567513914093</text:p>
          </table:table-cell>
          <table:table-cell office:value-type="string" calcext:value-type="string">
            <text:p>SPARC;ITGB5;AP1S2;PECAM1;ADAM9;EMILIN1;ITGA5;LRRC32;NID1;TNS3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K7 human kinase ARCHS4 coexpression</text:p>
          </table:table-cell>
          <table:table-cell office:value-type="string" calcext:value-type="string">
            <text:p>12/299</text:p>
          </table:table-cell>
          <table:table-cell office:value-type="float" office:value="0.00000000034513272388977" calcext:value-type="float">
            <text:p>3.4513272388977E-10</text:p>
          </table:table-cell>
          <table:table-cell office:value-type="float" office:value="0.0000000137190257746184" calcext:value-type="float">
            <text:p>1.3719025774618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677451468392" calcext:value-type="float">
            <text:p>14.6677451468392</text:p>
          </table:table-cell>
          <table:table-cell office:value-type="float" office:value="319.567513914093" calcext:value-type="float">
            <text:p>319.567513914093</text:p>
          </table:table-cell>
          <table:table-cell office:value-type="string" calcext:value-type="string">
            <text:p>MBNL1;SPARC;ITGB5;TGFB1I1;ADAM9;NEXN;EMILIN1;ITGA5;TGFBI;DKK1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R2 human kinase ARCHS4 coexpression</text:p>
          </table:table-cell>
          <table:table-cell office:value-type="string" calcext:value-type="string">
            <text:p>12/299</text:p>
          </table:table-cell>
          <table:table-cell office:value-type="float" office:value="0.00000000034513272388977" calcext:value-type="float">
            <text:p>3.4513272388977E-10</text:p>
          </table:table-cell>
          <table:table-cell office:value-type="float" office:value="0.0000000137190257746184" calcext:value-type="float">
            <text:p>1.3719025774618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677451468392" calcext:value-type="float">
            <text:p>14.6677451468392</text:p>
          </table:table-cell>
          <table:table-cell office:value-type="float" office:value="319.567513914093" calcext:value-type="float">
            <text:p>319.567513914093</text:p>
          </table:table-cell>
          <table:table-cell office:value-type="string" calcext:value-type="string">
            <text:p>PDGFRA;SPARC;ITGB5;TGFB1I1;ADAM9;EMILIN1;ITGA5;LRRC32;NID1;TNS3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GFRB human kinase ARCHS4 coexpression</text:p>
          </table:table-cell>
          <table:table-cell office:value-type="string" calcext:value-type="string">
            <text:p>12/299</text:p>
          </table:table-cell>
          <table:table-cell office:value-type="float" office:value="0.00000000034513272388977" calcext:value-type="float">
            <text:p>3.4513272388977E-10</text:p>
          </table:table-cell>
          <table:table-cell office:value-type="float" office:value="0.0000000137190257746184" calcext:value-type="float">
            <text:p>1.3719025774618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677451468392" calcext:value-type="float">
            <text:p>14.6677451468392</text:p>
          </table:table-cell>
          <table:table-cell office:value-type="float" office:value="319.567513914093" calcext:value-type="float">
            <text:p>319.567513914093</text:p>
          </table:table-cell>
          <table:table-cell office:value-type="string" calcext:value-type="string">
            <text:p>PDGFRA;SPARC;ITGB5;TGFB1I1;SMPD1;EMILIN1;ITGA5;LRRC32;NID1;TNS3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elet activation</text:p>
          </table:table-cell>
          <table:table-cell office:value-type="string" calcext:value-type="string">
            <text:p><text:s/>signaling and aggregation</text:p>
          </table:table-cell>
          <table:table-cell office:value-type="string" calcext:value-type="string">
            <text:p>9/205</text:p>
          </table:table-cell>
          <table:table-cell office:value-type="float" office:value="0.0000000306034187292435" calcext:value-type="float">
            <text:p>3.06034187292435E-08</text:p>
          </table:table-cell>
          <table:table-cell office:value-type="float" office:value="0.00000685516579535054" calcext:value-type="float">
            <text:p>6.8551657953505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600830162574" calcext:value-type="float">
            <text:p>15.3600830162574</text:p>
          </table:table-cell>
          <table:table-cell office:value-type="float" office:value="265.762523505818" calcext:value-type="float">
            <text:p>265.762523505818</text:p>
          </table:table-cell>
          <table:table-cell office:value-type="string" calcext:value-type="string">
            <text:p>SRGN;LYN;ABCC4;SPARC;TGFB1;SERPINE1;PECAM1;CLU;GNG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acellular matrix organization Homo sapiens R-HSA-1474244</text:p>
          </table:table-cell>
          <table:table-cell office:value-type="string" calcext:value-type="string">
            <text:p>12/283</text:p>
          </table:table-cell>
          <table:table-cell office:value-type="float" office:value="0.00000000018362936613447" calcext:value-type="float">
            <text:p>1.8362936613447E-10</text:p>
          </table:table-cell>
          <table:table-cell office:value-type="float" office:value="0.0000000629848725841233" calcext:value-type="float">
            <text:p>6.298487258412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463890353189" calcext:value-type="float">
            <text:p>15.5463890353189</text:p>
          </table:table-cell>
          <table:table-cell office:value-type="float" office:value="348.520530527866" calcext:value-type="float">
            <text:p>348.520530527866</text:p>
          </table:table-cell>
          <table:table-cell office:value-type="string" calcext:value-type="string">
            <text:p>SPARC;TGFB1;ITGB5;CDH1;SERPINE1;PECAM1;ADAM9;FURIN;ITGA5;NID1;LTBP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PS6KA2 human kinase ARCHS4 coexpression</text:p>
          </table:table-cell>
          <table:table-cell office:value-type="string" calcext:value-type="string">
            <text:p>11/299</text:p>
          </table:table-cell>
          <table:table-cell office:value-type="float" office:value="0.00000000499161067370177" calcext:value-type="float">
            <text:p>4.99161067370177E-09</text:p>
          </table:table-cell>
          <table:table-cell office:value-type="float" office:value="0.000000144302926748833" calcext:value-type="float">
            <text:p>1.4430292674883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630116959064" calcext:value-type="float">
            <text:p>13.1630116959064</text:p>
          </table:table-cell>
          <table:table-cell office:value-type="float" office:value="251.617644833152" calcext:value-type="float">
            <text:p>251.617644833152</text:p>
          </table:table-cell>
          <table:table-cell office:value-type="string" calcext:value-type="string">
            <text:p>PDGFRA;SPARC;ITGB5;SMPD1;EMILIN1;ITGA5;LRRC32;NID1;TNS3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R2 human kinase ARCHS4 coexpression</text:p>
          </table:table-cell>
          <table:table-cell office:value-type="string" calcext:value-type="string">
            <text:p>11/299</text:p>
          </table:table-cell>
          <table:table-cell office:value-type="float" office:value="0.00000000499161067370177" calcext:value-type="float">
            <text:p>4.99161067370177E-09</text:p>
          </table:table-cell>
          <table:table-cell office:value-type="float" office:value="0.000000144302926748833" calcext:value-type="float">
            <text:p>1.4430292674883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630116959064" calcext:value-type="float">
            <text:p>13.1630116959064</text:p>
          </table:table-cell>
          <table:table-cell office:value-type="float" office:value="251.617644833152" calcext:value-type="float">
            <text:p>251.617644833152</text:p>
          </table:table-cell>
          <table:table-cell office:value-type="string" calcext:value-type="string">
            <text:p>MBNL1;TGFB1;ITGB5;PECAM1;ACSL4;FURIN;ITGA5;LRRC32;NID1;TNS3;ELK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K human kinase ARCHS4 coexpression</text:p>
          </table:table-cell>
          <table:table-cell office:value-type="string" calcext:value-type="string">
            <text:p>11/299</text:p>
          </table:table-cell>
          <table:table-cell office:value-type="float" office:value="0.00000000499161067370177" calcext:value-type="float">
            <text:p>4.99161067370177E-09</text:p>
          </table:table-cell>
          <table:table-cell office:value-type="float" office:value="0.000000144302926748833" calcext:value-type="float">
            <text:p>1.4430292674883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630116959064" calcext:value-type="float">
            <text:p>13.1630116959064</text:p>
          </table:table-cell>
          <table:table-cell office:value-type="float" office:value="251.617644833152" calcext:value-type="float">
            <text:p>251.617644833152</text:p>
          </table:table-cell>
          <table:table-cell office:value-type="string" calcext:value-type="string">
            <text:p>SPARC;SERPINE1;PECAM1;ITGA5;LRRC32;NID1;TFPI;MYL9;LTBP1;GNG11;ELK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elet activation</text:p>
          </table:table-cell>
          <table:table-cell office:value-type="string" calcext:value-type="string">
            <text:p><text:s/>signaling and aggregation Homo sapiens R-HSA-76002</text:p>
          </table:table-cell>
          <table:table-cell office:value-type="string" calcext:value-type="string">
            <text:p>9/253</text:p>
          </table:table-cell>
          <table:table-cell office:value-type="float" office:value="0.000000185042494614425" calcext:value-type="float">
            <text:p>1.85042494614425E-07</text:p>
          </table:table-cell>
          <table:table-cell office:value-type="float" office:value="0.0000158673939131869" calcext:value-type="float">
            <text:p>1.5867393913186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084190052792" calcext:value-type="float">
            <text:p>12.3084190052792</text:p>
          </table:table-cell>
          <table:table-cell office:value-type="float" office:value="190.813485300414" calcext:value-type="float">
            <text:p>190.813485300414</text:p>
          </table:table-cell>
          <table:table-cell office:value-type="string" calcext:value-type="string">
            <text:p>SRGN;LYN;ABCC4;SPARC;TGFB1;SERPINE1;PECAM1;CLU;GNG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thelial Mesenchymal Transition</text:p>
          </table:table-cell>
          <table:table-cell office:value-type="string" calcext:value-type="string">
            <text:p>9/200</text:p>
          </table:table-cell>
          <table:table-cell office:value-type="float" office:value="0.0000000247221726846619" calcext:value-type="float">
            <text:p>2.47221726846619E-08</text:p>
          </table:table-cell>
          <table:table-cell office:value-type="float" office:value="0.000000964164734701815" calcext:value-type="float">
            <text:p>9.6416473470181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661726861301" calcext:value-type="float">
            <text:p>15.7661726861301</text:p>
          </table:table-cell>
          <table:table-cell office:value-type="float" office:value="276.15342747426" calcext:value-type="float">
            <text:p>276.15342747426</text:p>
          </table:table-cell>
          <table:table-cell office:value-type="string" calcext:value-type="string">
            <text:p>SPARC;TGFB1;ITGB5;SERPINE1;TPM1;ITGA5;TGFBI;DKK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ponse to elevated platelet cytosolic calcium</text:p>
          </table:table-cell>
          <table:table-cell office:value-type="string" calcext:value-type="string">
            <text:p>7/83</text:p>
          </table:table-cell>
          <table:table-cell office:value-type="float" office:value="0.0000000129461290550504" calcext:value-type="float">
            <text:p>1.29461290550504E-08</text:p>
          </table:table-cell>
          <table:table-cell office:value-type="float" office:value="0.00000579986581666259" calcext:value-type="float">
            <text:p>5.7998658166625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810181190682" calcext:value-type="float">
            <text:p>29.9810181190682</text:p>
          </table:table-cell>
          <table:table-cell office:value-type="float" office:value="544.52931242044" calcext:value-type="float">
            <text:p>544.52931242044</text:p>
          </table:table-cell>
          <table:table-cell office:value-type="string" calcext:value-type="string">
            <text:p>SRGN;ABCC4;SPARC;TGFB1;SERPINE1;PECAM1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ical Junction</text:p>
          </table:table-cell>
          <table:table-cell office:value-type="string" calcext:value-type="string">
            <text:p>8/200</text:p>
          </table:table-cell>
          <table:table-cell office:value-type="float" office:value="0.000000384399036008612" calcext:value-type="float">
            <text:p>3.84399036008612E-07</text:p>
          </table:table-cell>
          <table:table-cell office:value-type="float" office:value="0.00000749578120216793" calcext:value-type="float">
            <text:p>7.4957812021679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083333333333" calcext:value-type="float">
            <text:p>13.7083333333333</text:p>
          </table:table-cell>
          <table:table-cell office:value-type="float" office:value="202.493806485502" calcext:value-type="float">
            <text:p>202.493806485502</text:p>
          </table:table-cell>
          <table:table-cell office:value-type="string" calcext:value-type="string">
            <text:p>CDH3;CDH1;PECAM1;ADAM9;NEXN;TGFBI;MYL9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elet degranulation Homo sapiens R-HSA-114608</text:p>
          </table:table-cell>
          <table:table-cell office:value-type="string" calcext:value-type="string">
            <text:p>7/105</text:p>
          </table:table-cell>
          <table:table-cell office:value-type="float" office:value="0.0000000669183857235122" calcext:value-type="float">
            <text:p>6.69183857235122E-08</text:p>
          </table:table-cell>
          <table:table-cell office:value-type="float" office:value="0.0000105548925494409" calcext:value-type="float">
            <text:p>1.055489254944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48243559719" calcext:value-type="float">
            <text:p>23.2248243559719</text:p>
          </table:table-cell>
          <table:table-cell office:value-type="float" office:value="383.669269538799" calcext:value-type="float">
            <text:p>383.669269538799</text:p>
          </table:table-cell>
          <table:table-cell office:value-type="string" calcext:value-type="string">
            <text:p>SRGN;ABCC4;SPARC;TGFB1;SERPINE1;PECAM1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ponse to elevated platelet cytosolic Ca2+ Homo sapiens R-HSA-76005</text:p>
          </table:table-cell>
          <table:table-cell office:value-type="string" calcext:value-type="string">
            <text:p>7/110</text:p>
          </table:table-cell>
          <table:table-cell office:value-type="float" office:value="0.0000000923168444557509" calcext:value-type="float">
            <text:p>9.23168444557509E-08</text:p>
          </table:table-cell>
          <table:table-cell office:value-type="float" office:value="0.0000105548925494409" calcext:value-type="float">
            <text:p>1.055489254944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918351106159" calcext:value-type="float">
            <text:p>22.0918351106159</text:p>
          </table:table-cell>
          <table:table-cell office:value-type="float" office:value="357.84441145917" calcext:value-type="float">
            <text:p>357.84441145917</text:p>
          </table:table-cell>
          <table:table-cell office:value-type="string" calcext:value-type="string">
            <text:p>SRGN;ABCC4;SPARC;TGFB1;SERPINE1;PECAM1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astic fibre formation Homo sapiens R-HSA-1566948</text:p>
          </table:table-cell>
          <table:table-cell office:value-type="string" calcext:value-type="string">
            <text:p>5/41</text:p>
          </table:table-cell>
          <table:table-cell office:value-type="float" office:value="0.000000266606816854832" calcext:value-type="float">
            <text:p>2.66606816854832E-07</text:p>
          </table:table-cell>
          <table:table-cell office:value-type="float" office:value="0.0000182892276362415" calcext:value-type="float">
            <text:p>1.8289227636241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624338624339" calcext:value-type="float">
            <text:p>43.8624338624339</text:p>
          </table:table-cell>
          <table:table-cell office:value-type="float" office:value="663.967191686907" calcext:value-type="float">
            <text:p>663.967191686907</text:p>
          </table:table-cell>
          <table:table-cell office:value-type="string" calcext:value-type="string">
            <text:p>TGFB1;ITGB5;FURIN;ITGA5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DNF signaling pathway</text:p>
          </table:table-cell>
          <table:table-cell office:value-type="string" calcext:value-type="string">
            <text:p>9/261</text:p>
          </table:table-cell>
          <table:table-cell office:value-type="float" office:value="0.000000240774577248336" calcext:value-type="float">
            <text:p>2.40774577248336E-07</text:p>
          </table:table-cell>
          <table:table-cell office:value-type="float" office:value="0.0000359556702024182" calcext:value-type="float">
            <text:p>3.5955670202418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28329297821" calcext:value-type="float">
            <text:p>11.9128329297821</text:p>
          </table:table-cell>
          <table:table-cell office:value-type="float" office:value="181.544482203533" calcext:value-type="float">
            <text:p>181.544482203533</text:p>
          </table:table-cell>
          <table:table-cell office:value-type="string" calcext:value-type="string">
            <text:p>PDGFRA;CDKN1A;ITGB5;SERPINE1;TGFBI;CLU;DKK1;GNG11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mostasis pathway</text:p>
          </table:table-cell>
          <table:table-cell office:value-type="string" calcext:value-type="string">
            <text:p>11/468</text:p>
          </table:table-cell>
          <table:table-cell office:value-type="float" office:value="0.000000472077669274822" calcext:value-type="float">
            <text:p>4.72077669274822E-07</text:p>
          </table:table-cell>
          <table:table-cell office:value-type="float" office:value="0.00005287269895878" calcext:value-type="float">
            <text:p>5.28726989587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392414296134" calcext:value-type="float">
            <text:p>8.22392414296134</text:p>
          </table:table-cell>
          <table:table-cell office:value-type="float" office:value="119.790684945639" calcext:value-type="float">
            <text:p>119.790684945639</text:p>
          </table:table-cell>
          <table:table-cell office:value-type="string" calcext:value-type="string">
            <text:p>SRGN;LYN;ABCC4;SPARC;TGFB1;SERPINE1;PECAM1;ITGA5;TFPI;CLU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state Cancer</text:p>
          </table:table-cell>
          <table:table-cell office:value-type="string" calcext:value-type="string">
            <text:p>7/123</text:p>
          </table:table-cell>
          <table:table-cell office:value-type="float" office:value="0.000000199013935551901" calcext:value-type="float">
            <text:p>1.99013935551901E-07</text:p>
          </table:table-cell>
          <table:table-cell office:value-type="float" office:value="0.0000577140413100512" calcext:value-type="float">
            <text:p>5.771404131005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031656302996" calcext:value-type="float">
            <text:p>19.6031656302996</text:p>
          </table:table-cell>
          <table:table-cell office:value-type="float" office:value="302.474708671213" calcext:value-type="float">
            <text:p>302.474708671213</text:p>
          </table:table-cell>
          <table:table-cell office:value-type="string" calcext:value-type="string">
            <text:p>SMAD2;CDKN1A;TGFB1;TGFB1I1;ILK;ADAM9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 Family in Epithelial to Mesenchymal Transition in Cancer</text:p>
          </table:table-cell>
          <table:table-cell office:value-type="string" calcext:value-type="string">
            <text:p>6/80</text:p>
          </table:table-cell>
          <table:table-cell office:value-type="float" office:value="0.000000304095477731656" calcext:value-type="float">
            <text:p>3.04095477731656E-07</text:p>
          </table:table-cell>
          <table:table-cell office:value-type="float" office:value="0.0000587917923614535" calcext:value-type="float">
            <text:p>5.8791792361453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94856146469" calcext:value-type="float">
            <text:p>25.9694856146469</text:p>
          </table:table-cell>
          <table:table-cell office:value-type="float" office:value="389.696130396505" calcext:value-type="float">
            <text:p>389.696130396505</text:p>
          </table:table-cell>
          <table:table-cell office:value-type="string" calcext:value-type="string">
            <text:p>SMAD2;ZEB2;TGFB1;CDH1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s in Cancer Cell Motility</text:p>
          </table:table-cell>
          <table:table-cell office:value-type="string" calcext:value-type="string">
            <text:p><text:s/>Invasion and Survival</text:p>
          </table:table-cell>
          <table:table-cell office:value-type="string" calcext:value-type="string">
            <text:p>4/75</text:p>
          </table:table-cell>
          <table:table-cell office:value-type="float" office:value="0.000123851822706829" calcext:value-type="float">
            <text:p>0.000123851822707</text:p>
          </table:table-cell>
          <table:table-cell office:value-type="float" office:value="0.00312321987695481" calcext:value-type="float">
            <text:p>0.003123219876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832746478873" calcext:value-type="float">
            <text:p>17.4832746478873</text:p>
          </table:table-cell>
          <table:table-cell office:value-type="float" office:value="157.286963618386" calcext:value-type="float">
            <text:p>157.286963618386</text:p>
          </table:table-cell>
          <table:table-cell office:value-type="string" calcext:value-type="string">
            <text:p>SPARC;TGFB1;ILK;ITGA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mostasis Homo sapiens R-HSA-109582</text:p>
          </table:table-cell>
          <table:table-cell office:value-type="string" calcext:value-type="string">
            <text:p>11/552</text:p>
          </table:table-cell>
          <table:table-cell office:value-type="float" office:value="0.00000236486496172682" calcext:value-type="float">
            <text:p>2.36486496172682E-06</text:p>
          </table:table-cell>
          <table:table-cell office:value-type="float" office:value="0.000135191446978717" calcext:value-type="float">
            <text:p>0.00013519144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1704770243539" calcext:value-type="float">
            <text:p>6.91704770243539</text:p>
          </table:table-cell>
          <table:table-cell office:value-type="float" office:value="89.6088978892069" calcext:value-type="float">
            <text:p>89.6088978892069</text:p>
          </table:table-cell>
          <table:table-cell office:value-type="string" calcext:value-type="string">
            <text:p>SRGN;LYN;ABCC4;SPARC;TGFB1;SERPINE1;PECAM1;ITGA5;TFPI;CLU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 cell surface interactions Homo sapiens R-HSA-216083</text:p>
          </table:table-cell>
          <table:table-cell office:value-type="string" calcext:value-type="string">
            <text:p>5/67</text:p>
          </table:table-cell>
          <table:table-cell office:value-type="float" office:value="0.0000032092662434013" calcext:value-type="float">
            <text:p>3.2092662434013E-06</text:p>
          </table:table-cell>
          <table:table-cell office:value-type="float" office:value="0.000157254045926664" calcext:value-type="float">
            <text:p>0.00015725404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352278545827" calcext:value-type="float">
            <text:p>25.4352278545827</text:p>
          </table:table-cell>
          <table:table-cell office:value-type="float" office:value="321.742106709084" calcext:value-type="float">
            <text:p>321.742106709084</text:p>
          </table:table-cell>
          <table:table-cell office:value-type="string" calcext:value-type="string">
            <text:p>ITGB5;CDH1;PECAM1;ITGA5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K6 human kinase ARCHS4 coexpression</text:p>
          </table:table-cell>
          <table:table-cell office:value-type="string" calcext:value-type="string">
            <text:p>8/299</text:p>
          </table:table-cell>
          <table:table-cell office:value-type="float" office:value="0.00000771582522244549" calcext:value-type="float">
            <text:p>7.71582522244549E-06</text:p>
          </table:table-cell>
          <table:table-cell office:value-type="float" office:value="0.000163575494715844" calcext:value-type="float">
            <text:p>0.00016357549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931271477663" calcext:value-type="float">
            <text:p>8.99931271477663</text:p>
          </table:table-cell>
          <table:table-cell office:value-type="float" office:value="105.942043145826" calcext:value-type="float">
            <text:p>105.942043145826</text:p>
          </table:table-cell>
          <table:table-cell office:value-type="string" calcext:value-type="string">
            <text:p>CDKN1A;TGFB1;ITGB5;ADAM9;FURIN;TGFBI;TNS3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GFRA human kinase ARCHS4 coexpression</text:p>
          </table:table-cell>
          <table:table-cell office:value-type="string" calcext:value-type="string">
            <text:p>8/299</text:p>
          </table:table-cell>
          <table:table-cell office:value-type="float" office:value="0.00000771582522244549" calcext:value-type="float">
            <text:p>7.71582522244549E-06</text:p>
          </table:table-cell>
          <table:table-cell office:value-type="float" office:value="0.000163575494715844" calcext:value-type="float">
            <text:p>0.00016357549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931271477663" calcext:value-type="float">
            <text:p>8.99931271477663</text:p>
          </table:table-cell>
          <table:table-cell office:value-type="float" office:value="105.942043145826" calcext:value-type="float">
            <text:p>105.942043145826</text:p>
          </table:table-cell>
          <table:table-cell office:value-type="string" calcext:value-type="string">
            <text:p>SPARC;TGFB1I1;ADAM9;EMILIN1;LRRC32;NID1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1 human kinase ARCHS4 coexpression</text:p>
          </table:table-cell>
          <table:table-cell office:value-type="string" calcext:value-type="string">
            <text:p>8/299</text:p>
          </table:table-cell>
          <table:table-cell office:value-type="float" office:value="0.00000771582522244549" calcext:value-type="float">
            <text:p>7.71582522244549E-06</text:p>
          </table:table-cell>
          <table:table-cell office:value-type="float" office:value="0.000163575494715844" calcext:value-type="float">
            <text:p>0.00016357549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931271477663" calcext:value-type="float">
            <text:p>8.99931271477663</text:p>
          </table:table-cell>
          <table:table-cell office:value-type="float" office:value="105.942043145826" calcext:value-type="float">
            <text:p>105.942043145826</text:p>
          </table:table-cell>
          <table:table-cell office:value-type="string" calcext:value-type="string">
            <text:p>HHEX;SERPINE1;PECAM1;ITGA5;LRRC32;NID1;GNG11;ELK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OK3 human kinase ARCHS4 coexpression</text:p>
          </table:table-cell>
          <table:table-cell office:value-type="string" calcext:value-type="string">
            <text:p>8/299</text:p>
          </table:table-cell>
          <table:table-cell office:value-type="float" office:value="0.00000771582522244549" calcext:value-type="float">
            <text:p>7.71582522244549E-06</text:p>
          </table:table-cell>
          <table:table-cell office:value-type="float" office:value="0.000163575494715844" calcext:value-type="float">
            <text:p>0.00016357549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931271477663" calcext:value-type="float">
            <text:p>8.99931271477663</text:p>
          </table:table-cell>
          <table:table-cell office:value-type="float" office:value="105.942043145826" calcext:value-type="float">
            <text:p>105.942043145826</text:p>
          </table:table-cell>
          <table:table-cell office:value-type="string" calcext:value-type="string">
            <text:p>LYN;MBNL1;ZNF185;CA2;TMEM40;LYST;GNG11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ceptor Signaling WP560</text:p>
          </table:table-cell>
          <table:table-cell office:value-type="string" calcext:value-type="string">
            <text:p>5/54</text:p>
          </table:table-cell>
          <table:table-cell office:value-type="float" office:value="0.00000108736741456132" calcext:value-type="float">
            <text:p>1.08736741456132E-06</text:p>
          </table:table-cell>
          <table:table-cell office:value-type="float" office:value="0.000172272242576592" calcext:value-type="float">
            <text:p>0.00017227224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044055717525" calcext:value-type="float">
            <text:p>32.2044055717525</text:p>
          </table:table-cell>
          <table:table-cell office:value-type="float" office:value="442.222878384075" calcext:value-type="float">
            <text:p>442.222878384075</text:p>
          </table:table-cell>
          <table:table-cell office:value-type="string" calcext:value-type="string">
            <text:p>SMAD2;ZEB2;TGFB1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ceptor signaling in skeletal dysplasias WP4816</text:p>
          </table:table-cell>
          <table:table-cell office:value-type="string" calcext:value-type="string">
            <text:p>5/58</text:p>
          </table:table-cell>
          <table:table-cell office:value-type="float" office:value="0.00000155902481969766" calcext:value-type="float">
            <text:p>1.55902481969766E-06</text:p>
          </table:table-cell>
          <table:table-cell office:value-type="float" office:value="0.000172272242576592" calcext:value-type="float">
            <text:p>0.00017227224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78945792153" calcext:value-type="float">
            <text:p>29.7678945792153</text:p>
          </table:table-cell>
          <table:table-cell office:value-type="float" office:value="398.03991539259" calcext:value-type="float">
            <text:p>398.03991539259</text:p>
          </table:table-cell>
          <table:table-cell office:value-type="string" calcext:value-type="string">
            <text:p>SMAD2;ZEB2;TGFB1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</text:p>
          </table:table-cell>
          <table:table-cell office:value-type="string" calcext:value-type="string">
            <text:p>5/62</text:p>
          </table:table-cell>
          <table:table-cell office:value-type="float" office:value="0.00000217872029868582" calcext:value-type="float">
            <text:p>2.17872029868582E-06</text:p>
          </table:table-cell>
          <table:table-cell office:value-type="float" office:value="0.000210609628872963" calcext:value-type="float">
            <text:p>0.000210609628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733500417711" calcext:value-type="float">
            <text:p>27.6733500417711</text:p>
          </table:table-cell>
          <table:table-cell office:value-type="float" office:value="360.771179115144" calcext:value-type="float">
            <text:p>360.771179115144</text:p>
          </table:table-cell>
          <table:table-cell office:value-type="string" calcext:value-type="string">
            <text:p>SMAD2;CDKN1A;TGFB1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 pathway</text:p>
          </table:table-cell>
          <table:table-cell office:value-type="string" calcext:value-type="string">
            <text:p>7/185</text:p>
          </table:table-cell>
          <table:table-cell office:value-type="float" office:value="0.00000311450107009992" calcext:value-type="float">
            <text:p>3.11450107009992E-06</text:p>
          </table:table-cell>
          <table:table-cell office:value-type="float" office:value="0.000232549413234128" calcext:value-type="float">
            <text:p>0.000232549413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351261742494" calcext:value-type="float">
            <text:p>12.7351261742494</text:p>
          </table:table-cell>
          <table:table-cell office:value-type="float" office:value="161.474288450685" calcext:value-type="float">
            <text:p>161.474288450685</text:p>
          </table:table-cell>
          <table:table-cell office:value-type="string" calcext:value-type="string">
            <text:p>SMAD2;ZEB2;TGFB1;CDH1;TGFB1I1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cal Junction Assembly</text:p>
          </table:table-cell>
          <table:table-cell office:value-type="string" calcext:value-type="string">
            <text:p>4/30</text:p>
          </table:table-cell>
          <table:table-cell office:value-type="float" office:value="0.00000313272117950513" calcext:value-type="float">
            <text:p>3.13272117950513E-06</text:p>
          </table:table-cell>
          <table:table-cell office:value-type="float" office:value="0.000259568326301853" calcext:value-type="float">
            <text:p>0.00025956832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509615384615" calcext:value-type="float">
            <text:p>47.8509615384615</text:p>
          </table:table-cell>
          <table:table-cell office:value-type="float" office:value="606.444355025303" calcext:value-type="float">
            <text:p>606.444355025303</text:p>
          </table:table-cell>
          <table:table-cell office:value-type="string" calcext:value-type="string">
            <text:p>ELMO1;ILK;ITGA5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leukin-2 signaling pathway</text:p>
          </table:table-cell>
          <table:table-cell office:value-type="string" calcext:value-type="string">
            <text:p>13/847</text:p>
          </table:table-cell>
          <table:table-cell office:value-type="float" office:value="0.00000465380214061901" calcext:value-type="float">
            <text:p>4.65380214061901E-06</text:p>
          </table:table-cell>
          <table:table-cell office:value-type="float" office:value="0.000297843336999617" calcext:value-type="float">
            <text:p>0.00029784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255722694572" calcext:value-type="float">
            <text:p>5.41255722694572</text:p>
          </table:table-cell>
          <table:table-cell office:value-type="float" office:value="66.4544358898157" calcext:value-type="float">
            <text:p>66.4544358898157</text:p>
          </table:table-cell>
          <table:table-cell office:value-type="string" calcext:value-type="string">
            <text:p>SRGN;LYN;SERPINE1;SLC2A3;FURIN;FAM214B;LYST;ICAM1;SOCS2;LDHB;ZEB2;CTSC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ioma Stem Cell Program Activation</text:p>
          </table:table-cell>
          <table:table-cell office:value-type="string" calcext:value-type="string">
            <text:p>5/72</text:p>
          </table:table-cell>
          <table:table-cell office:value-type="float" office:value="0.00000458886473797507" calcext:value-type="float">
            <text:p>4.58886473797507E-06</text:p>
          </table:table-cell>
          <table:table-cell office:value-type="float" office:value="0.000316640043494926" calcext:value-type="float">
            <text:p>0.000316640043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11537550344" calcext:value-type="float">
            <text:p>23.5311537550344</text:p>
          </table:table-cell>
          <table:table-cell office:value-type="float" office:value="289.242068762026" calcext:value-type="float">
            <text:p>289.242068762026</text:p>
          </table:table-cell>
          <table:table-cell office:value-type="string" calcext:value-type="string">
            <text:p>SMAD2;PDGFRA;TGFB1;TCF4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 Signaling activation by Blocking of Tumor Suppressors</text:p>
          </table:table-cell>
          <table:table-cell office:value-type="string" calcext:value-type="string">
            <text:p>5/73</text:p>
          </table:table-cell>
          <table:table-cell office:value-type="float" office:value="0.0000049133799852661" calcext:value-type="float">
            <text:p>4.9133799852661E-06</text:p>
          </table:table-cell>
          <table:table-cell office:value-type="float" office:value="0.000316640043494926" calcext:value-type="float">
            <text:p>0.000316640043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39402427638" calcext:value-type="float">
            <text:p>23.1839402427638</text:p>
          </table:table-cell>
          <table:table-cell office:value-type="float" office:value="283.390017165935" calcext:value-type="float">
            <text:p>283.390017165935</text:p>
          </table:table-cell>
          <table:table-cell office:value-type="string" calcext:value-type="string">
            <text:p>SMAD2;CDKN1A;TGFB1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</text:p>
          </table:table-cell>
          <table:table-cell office:value-type="string" calcext:value-type="string">
            <text:p>4/54</text:p>
          </table:table-cell>
          <table:table-cell office:value-type="float" office:value="0.0000340000374841286" calcext:value-type="float">
            <text:p>3.40000374841286E-05</text:p>
          </table:table-cell>
          <table:table-cell office:value-type="float" office:value="0.000331500365470254" calcext:value-type="float">
            <text:p>0.0003315003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525" calcext:value-type="float">
            <text:p>24.8525</text:p>
          </table:table-cell>
          <table:table-cell office:value-type="float" office:value="255.711073804555" calcext:value-type="float">
            <text:p>255.711073804555</text:p>
          </table:table-cell>
          <table:table-cell office:value-type="string" calcext:value-type="string">
            <text:p>TGFB1;CDH1;SERPINE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ogenesis</text:p>
          </table:table-cell>
          <table:table-cell office:value-type="string" calcext:value-type="string">
            <text:p>6/200</text:p>
          </table:table-cell>
          <table:table-cell office:value-type="float" office:value="0.0000606357389074282" calcext:value-type="float">
            <text:p>6.06357389074282E-05</text:p>
          </table:table-cell>
          <table:table-cell office:value-type="float" office:value="0.000337827688198528" calcext:value-type="float">
            <text:p>0.000337827688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602593947456" calcext:value-type="float">
            <text:p>9.84602593947456</text:p>
          </table:table-cell>
          <table:table-cell office:value-type="float" office:value="95.6110763487818" calcext:value-type="float">
            <text:p>95.6110763487818</text:p>
          </table:table-cell>
          <table:table-cell office:value-type="string" calcext:value-type="string">
            <text:p>CDKN1A;SPARC;TGFB1;ITGB5;FHL1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6/200</text:p>
          </table:table-cell>
          <table:table-cell office:value-type="float" office:value="0.0000606357389074282" calcext:value-type="float">
            <text:p>6.06357389074282E-05</text:p>
          </table:table-cell>
          <table:table-cell office:value-type="float" office:value="0.000337827688198528" calcext:value-type="float">
            <text:p>0.000337827688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602593947456" calcext:value-type="float">
            <text:p>9.84602593947456</text:p>
          </table:table-cell>
          <table:table-cell office:value-type="float" office:value="95.6110763487818" calcext:value-type="float">
            <text:p>95.6110763487818</text:p>
          </table:table-cell>
          <table:table-cell office:value-type="string" calcext:value-type="string">
            <text:p>LYN;CA2;SERPINE1;ADAM9;CLU;CTS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mary focal segmental glomerulosclerosis (FSGS) WP2572</text:p>
          </table:table-cell>
          <table:table-cell office:value-type="string" calcext:value-type="string">
            <text:p>5/72</text:p>
          </table:table-cell>
          <table:table-cell office:value-type="float" office:value="0.00000458886473797507" calcext:value-type="float">
            <text:p>4.58886473797507E-06</text:p>
          </table:table-cell>
          <table:table-cell office:value-type="float" office:value="0.00033804636903083" calcext:value-type="float">
            <text:p>0.0003380463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11537550344" calcext:value-type="float">
            <text:p>23.5311537550344</text:p>
          </table:table-cell>
          <table:table-cell office:value-type="float" office:value="289.242068762026" calcext:value-type="float">
            <text:p>289.242068762026</text:p>
          </table:table-cell>
          <table:table-cell office:value-type="string" calcext:value-type="string">
            <text:p>CDKN1A;TGFB1;ILK;DKK1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 cell surface interactions</text:p>
          </table:table-cell>
          <table:table-cell office:value-type="string" calcext:value-type="string">
            <text:p>5/85</text:p>
          </table:table-cell>
          <table:table-cell office:value-type="float" office:value="0.000010397554880981" calcext:value-type="float">
            <text:p>1.0397554880981E-05</text:p>
          </table:table-cell>
          <table:table-cell office:value-type="float" office:value="0.000582263073334937" calcext:value-type="float">
            <text:p>0.000582263073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944444444444" calcext:value-type="float">
            <text:p>19.6944444444444</text:p>
          </table:table-cell>
          <table:table-cell office:value-type="float" office:value="225.97287166454" calcext:value-type="float">
            <text:p>225.97287166454</text:p>
          </table:table-cell>
          <table:table-cell office:value-type="string" calcext:value-type="string">
            <text:p>ITGB5;CDH1;PECAM1;ITGA5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leukin-6 regulation of target genes</text:p>
          </table:table-cell>
          <table:table-cell office:value-type="string" calcext:value-type="string">
            <text:p>3/14</text:p>
          </table:table-cell>
          <table:table-cell office:value-type="float" office:value="0.00001332062262661" calcext:value-type="float">
            <text:p>1.332062262661E-05</text:p>
          </table:table-cell>
          <table:table-cell office:value-type="float" office:value="0.00059676389367213" calcext:value-type="float">
            <text:p>0.00059676389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846153846154" calcext:value-type="float">
            <text:p>83.5846153846154</text:p>
          </table:table-cell>
          <table:table-cell office:value-type="float" office:value="938.33737103175" calcext:value-type="float">
            <text:p>938.33737103175</text:p>
          </table:table-cell>
          <table:table-cell office:value-type="string" calcext:value-type="string">
            <text:p>ABCC4;ITGA5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NT in Epithelial to Mesenchymal Transition in Cancer</text:p>
          </table:table-cell>
          <table:table-cell office:value-type="string" calcext:value-type="string">
            <text:p>4/43</text:p>
          </table:table-cell>
          <table:table-cell office:value-type="float" office:value="0.0000136460060729108" calcext:value-type="float">
            <text:p>1.36460060729108E-05</text:p>
          </table:table-cell>
          <table:table-cell office:value-type="float" office:value="0.0007040352721794" calcext:value-type="float">
            <text:p>0.00070403527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798076923077" calcext:value-type="float">
            <text:p>31.8798076923077</text:p>
          </table:table-cell>
          <table:table-cell office:value-type="float" office:value="357.119635701284" calcext:value-type="float">
            <text:p>357.119635701284</text:p>
          </table:table-cell>
          <table:table-cell office:value-type="string" calcext:value-type="string">
            <text:p>ZEB2;CDH1;SERPINE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Cataract</text:p>
          </table:table-cell>
          <table:table-cell office:value-type="string" calcext:value-type="string">
            <text:p>5/94</text:p>
          </table:table-cell>
          <table:table-cell office:value-type="float" office:value="0.0000169939548457097" calcext:value-type="float">
            <text:p>1.69939548457097E-05</text:p>
          </table:table-cell>
          <table:table-cell office:value-type="float" office:value="0.0007040352721794" calcext:value-type="float">
            <text:p>0.00070403527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48457285536" calcext:value-type="float">
            <text:p>17.6948457285536</text:p>
          </table:table-cell>
          <table:table-cell office:value-type="float" office:value="194.336348303807" calcext:value-type="float">
            <text:p>194.336348303807</text:p>
          </table:table-cell>
          <table:table-cell office:value-type="string" calcext:value-type="string">
            <text:p>SPARC;TGFB1;CDH1;ALDH1A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Pancreatic Cancer</text:p>
          </table:table-cell>
          <table:table-cell office:value-type="string" calcext:value-type="string">
            <text:p>5/94</text:p>
          </table:table-cell>
          <table:table-cell office:value-type="float" office:value="0.0000169939548457097" calcext:value-type="float">
            <text:p>1.69939548457097E-05</text:p>
          </table:table-cell>
          <table:table-cell office:value-type="float" office:value="0.0007040352721794" calcext:value-type="float">
            <text:p>0.00070403527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48457285536" calcext:value-type="float">
            <text:p>17.6948457285536</text:p>
          </table:table-cell>
          <table:table-cell office:value-type="float" office:value="194.336348303807" calcext:value-type="float">
            <text:p>194.336348303807</text:p>
          </table:table-cell>
          <table:table-cell office:value-type="string" calcext:value-type="string">
            <text:p>SMAD2;CDKN1A;TGFB1;CDH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mmary gland development pathway - Embryonic development (Stage 1 of 4) WP2813</text:p>
          </table:table-cell>
          <table:table-cell office:value-type="string" calcext:value-type="string">
            <text:p>3/15</text:p>
          </table:table-cell>
          <table:table-cell office:value-type="float" office:value="0.0000166102793679762" calcext:value-type="float">
            <text:p>1.66102793679762E-05</text:p>
          </table:table-cell>
          <table:table-cell office:value-type="float" office:value="0.000766450632767783" calcext:value-type="float">
            <text:p>0.00076645063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153846153846" calcext:value-type="float">
            <text:p>76.6153846153846</text:p>
          </table:table-cell>
          <table:table-cell office:value-type="float" office:value="843.189758458121" calcext:value-type="float">
            <text:p>843.189758458121</text:p>
          </table:table-cell>
          <table:table-cell office:value-type="string" calcext:value-type="string">
            <text:p>ZEB2;TGFB1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ithelial to mesenchymal transition in colorectal cancer WP4239</text:p>
          </table:table-cell>
          <table:table-cell office:value-type="string" calcext:value-type="string">
            <text:p>6/160</text:p>
          </table:table-cell>
          <table:table-cell office:value-type="float" office:value="0.0000173405120535697" calcext:value-type="float">
            <text:p>1.73405120535697E-05</text:p>
          </table:table-cell>
          <table:table-cell office:value-type="float" office:value="0.000766450632767783" calcext:value-type="float">
            <text:p>0.00076645063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85714285714" calcext:value-type="float">
            <text:p>12.4285714285714</text:p>
          </table:table-cell>
          <table:table-cell office:value-type="float" office:value="136.247779992323" calcext:value-type="float">
            <text:p>136.247779992323</text:p>
          </table:table-cell>
          <table:table-cell office:value-type="string" calcext:value-type="string">
            <text:p>SMAD2;ZEB2;SPARC;TGFB1;CDH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B1</text:p>
          </table:table-cell>
          <table:table-cell office:value-type="string" calcext:value-type="string">
            <text:p>6/129</text:p>
          </table:table-cell>
          <table:table-cell office:value-type="float" office:value="0.00000505350005734277" calcext:value-type="float">
            <text:p>5.05350005734277E-06</text:p>
          </table:table-cell>
          <table:table-cell office:value-type="float" office:value="0.000914683510379041" calcext:value-type="float">
            <text:p>0.00091468351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853658536585" calcext:value-type="float">
            <text:p>15.5853658536585</text:p>
          </table:table-cell>
          <table:table-cell office:value-type="float" office:value="190.070230096098" calcext:value-type="float">
            <text:p>190.070230096098</text:p>
          </table:table-cell>
          <table:table-cell office:value-type="string" calcext:value-type="string">
            <text:p>SPARC;TMEM158;ITGB5;PECAM1;ILK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K1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SRGN;MBNL1;ZEB2;ELMO1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2K3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LYN;TGFB1;COTL1;FURIN;FAM214B;STX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AK3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SRGN;LYN;MBNL1;PECAM1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RRK2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LYN;MBNL1;PECAM1;LYST;ARHGAP25;STX1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X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HHEX;SERPINE1;PECAM1;ITGA5;TFPI;GNG11;ELK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T1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SERPINE1;PECAM1;ITGA5;LRRC32;NID1;TFPI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T3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SRGN;SOCS2;HHEX;MBNL1;SERPINB1;ELMO1;TSPAN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DR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PECAM1;IGF2BP3;ITGA5;LRRC32;NID1;TFPI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PK2 human kinase ARCHS4 coexpression</text:p>
          </table:table-cell>
          <table:table-cell office:value-type="string" calcext:value-type="string">
            <text:p>7/299</text:p>
          </table:table-cell>
          <table:table-cell office:value-type="float" office:value="0.0000691429372608428" calcext:value-type="float">
            <text:p>6.91429372608428E-05</text:p>
          </table:table-cell>
          <table:table-cell office:value-type="float" office:value="0.000916143918706167" calcext:value-type="float">
            <text:p>0.0009161439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839209521671" calcext:value-type="float">
            <text:p>7.71839209521671</text:p>
          </table:table-cell>
          <table:table-cell office:value-type="float" office:value="73.9370607749482" calcext:value-type="float">
            <text:p>73.9370607749482</text:p>
          </table:table-cell>
          <table:table-cell office:value-type="string" calcext:value-type="string">
            <text:p>SPARC;FHL1;TPM1;ADAM9;NEXN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 Signaling in Thyroid Cells for Epithelial-Mesenchymal Transition WP3859</text:p>
          </table:table-cell>
          <table:table-cell office:value-type="string" calcext:value-type="string">
            <text:p>3/18</text:p>
          </table:table-cell>
          <table:table-cell office:value-type="float" office:value="0.0000295721706415876" calcext:value-type="float">
            <text:p>2.95721706415876E-05</text:p>
          </table:table-cell>
          <table:table-cell office:value-type="float" office:value="0.00108924161863181" calcext:value-type="float">
            <text:p>0.00108924161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2830769230769" calcext:value-type="float">
            <text:p>61.2830769230769</text:p>
          </table:table-cell>
          <table:table-cell office:value-type="float" office:value="639.101403760399" calcext:value-type="float">
            <text:p>639.101403760399</text:p>
          </table:table-cell>
          <table:table-cell office:value-type="string" calcext:value-type="string">
            <text:p>SMAD2;TGFB1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LN5 Potentiates Migration and Proliferation of Endothelial Cells in Cancer</text:p>
          </table:table-cell>
          <table:table-cell office:value-type="string" calcext:value-type="string">
            <text:p>3/19</text:p>
          </table:table-cell>
          <table:table-cell office:value-type="float" office:value="0.0000350315586903361" calcext:value-type="float">
            <text:p>3.50315586903361E-05</text:p>
          </table:table-cell>
          <table:table-cell office:value-type="float" office:value="0.00119519435531735" calcext:value-type="float">
            <text:p>0.00119519435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5" calcext:value-type="float">
            <text:p>57.45</text:p>
          </table:table-cell>
          <table:table-cell office:value-type="float" office:value="589.39455742649" calcext:value-type="float">
            <text:p>589.39455742649</text:p>
          </table:table-cell>
          <table:table-cell office:value-type="string" calcext:value-type="string">
            <text:p>SMAD2;TGFB1;EMILIN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patocellular Carcinoma</text:p>
          </table:table-cell>
          <table:table-cell office:value-type="string" calcext:value-type="string">
            <text:p>5/112</text:p>
          </table:table-cell>
          <table:table-cell office:value-type="float" office:value="0.0000396202442306675" calcext:value-type="float">
            <text:p>3.96202442306675E-05</text:p>
          </table:table-cell>
          <table:table-cell office:value-type="float" office:value="0.00127665231409929" calcext:value-type="float">
            <text:p>0.001276652314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047915739505" calcext:value-type="float">
            <text:p>14.7047915739505</text:p>
          </table:table-cell>
          <table:table-cell office:value-type="float" office:value="149.050272389878" calcext:value-type="float">
            <text:p>149.050272389878</text:p>
          </table:table-cell>
          <table:table-cell office:value-type="string" calcext:value-type="string">
            <text:p>SMAD2;PDGFRA;CDKN1A;TGFB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ovial Fibroblast Proliferation in Rheumatoid Arthritis</text:p>
          </table:table-cell>
          <table:table-cell office:value-type="string" calcext:value-type="string">
            <text:p>4/57</text:p>
          </table:table-cell>
          <table:table-cell office:value-type="float" office:value="0.0000421432103218597" calcext:value-type="float">
            <text:p>4.21432103218597E-05</text:p>
          </table:table-cell>
          <table:table-cell office:value-type="float" office:value="0.0012864769466673" calcext:value-type="float">
            <text:p>0.0012864769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422169811321" calcext:value-type="float">
            <text:p>23.4422169811321</text:p>
          </table:table-cell>
          <table:table-cell office:value-type="float" office:value="236.167137418078" calcext:value-type="float">
            <text:p>236.167137418078</text:p>
          </table:table-cell>
          <table:table-cell office:value-type="string" calcext:value-type="string">
            <text:p>SMAD2;PDGFRA;TGFB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 beta signaling pathway Homo sapiens h tgfbPathway</text:p>
          </table:table-cell>
          <table:table-cell office:value-type="string" calcext:value-type="string">
            <text:p>3/20</text:p>
          </table:table-cell>
          <table:table-cell office:value-type="float" office:value="0.0000411133870438072" calcext:value-type="float">
            <text:p>4.11133870438072E-05</text:p>
          </table:table-cell>
          <table:table-cell office:value-type="float" office:value="0.00143896854653325" calcext:value-type="float">
            <text:p>0.001438968546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678733031674" calcext:value-type="float">
            <text:p>54.0678733031674</text:p>
          </table:table-cell>
          <table:table-cell office:value-type="float" office:value="546.041010102851" calcext:value-type="float">
            <text:p>546.041010102851</text:p>
          </table:table-cell>
          <table:table-cell office:value-type="string" calcext:value-type="string">
            <text:p>SMAD2;TGFB1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M proteoglycans Homo sapiens R-HSA-3000178</text:p>
          </table:table-cell>
          <table:table-cell office:value-type="string" calcext:value-type="string">
            <text:p>4/55</text:p>
          </table:table-cell>
          <table:table-cell office:value-type="float" office:value="0.0000365731627669546" calcext:value-type="float">
            <text:p>3.65731627669546E-05</text:p>
          </table:table-cell>
          <table:table-cell office:value-type="float" office:value="0.00156807435363318" calcext:value-type="float">
            <text:p>0.00156807435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639705882353" calcext:value-type="float">
            <text:p>24.3639705882353</text:p>
          </table:table-cell>
          <table:table-cell office:value-type="float" office:value="248.90709507309" calcext:value-type="float">
            <text:p>248.90709507309</text:p>
          </table:table-cell>
          <table:table-cell office:value-type="string" calcext:value-type="string">
            <text:p>SPARC;TGFB1;ITGB5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astatic Colorectal Cancer</text:p>
          </table:table-cell>
          <table:table-cell office:value-type="string" calcext:value-type="string">
            <text:p>5/121</text:p>
          </table:table-cell>
          <table:table-cell office:value-type="float" office:value="0.000057342979010048" calcext:value-type="float">
            <text:p>5.7342979010048E-05</text:p>
          </table:table-cell>
          <table:table-cell office:value-type="float" office:value="0.00166294639129139" calcext:value-type="float">
            <text:p>0.001662946391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577449370553" calcext:value-type="float">
            <text:p>13.5577449370553</text:p>
          </table:table-cell>
          <table:table-cell office:value-type="float" office:value="132.411175589549" calcext:value-type="float">
            <text:p>132.411175589549</text:p>
          </table:table-cell>
          <table:table-cell office:value-type="string" calcext:value-type="string">
            <text:p>SMAD2;CDKN1A;TGFB1;CDH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Adhesion</text:p>
          </table:table-cell>
          <table:table-cell office:value-type="string" calcext:value-type="string">
            <text:p><text:s/>Migration and Invasion of Endometriotic Cell</text:p>
          </table:table-cell>
          <table:table-cell office:value-type="string" calcext:value-type="string">
            <text:p>2/18</text:p>
          </table:table-cell>
          <table:table-cell office:value-type="float" office:value="0.00168248051321256" calcext:value-type="float">
            <text:p>0.001682480513213</text:p>
          </table:table-cell>
          <table:table-cell office:value-type="float" office:value="0.0116171273531343" calcext:value-type="float">
            <text:p>0.01161712735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9696969697" calcext:value-type="float">
            <text:p>37.719696969697</text:p>
          </table:table-cell>
          <table:table-cell office:value-type="float" office:value="240.934039281272" calcext:value-type="float">
            <text:p>240.934039281272</text:p>
          </table:table-cell>
          <table:table-cell office:value-type="string" calcext:value-type="string">
            <text:p>CDH3;CDH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ppo-Merlin Signaling Dysregulation WP4541</text:p>
          </table:table-cell>
          <table:table-cell office:value-type="string" calcext:value-type="string">
            <text:p>5/120</text:p>
          </table:table-cell>
          <table:table-cell office:value-type="float" office:value="0.0000551175441648107" calcext:value-type="float">
            <text:p>5.51175441648107E-05</text:p>
          </table:table-cell>
          <table:table-cell office:value-type="float" office:value="0.00174013960863188" calcext:value-type="float">
            <text:p>0.00174013960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763285024155" calcext:value-type="float">
            <text:p>13.6763285024155</text:p>
          </table:table-cell>
          <table:table-cell office:value-type="float" office:value="134.11065835526" calcext:value-type="float">
            <text:p>134.11065835526</text:p>
          </table:table-cell>
          <table:table-cell office:value-type="string" calcext:value-type="string">
            <text:p>PDGFRA;CDH3;ITGB5;CDH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K2</text:p>
          </table:table-cell>
          <table:table-cell office:value-type="string" calcext:value-type="string">
            <text:p>6/163</text:p>
          </table:table-cell>
          <table:table-cell office:value-type="float" office:value="0.0000192652763199462" calcext:value-type="float">
            <text:p>1.92652763199462E-05</text:p>
          </table:table-cell>
          <table:table-cell office:value-type="float" office:value="0.00174350750695513" calcext:value-type="float">
            <text:p>0.001743507506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89233614136" calcext:value-type="float">
            <text:p>12.189233614136</text:p>
          </table:table-cell>
          <table:table-cell office:value-type="float" office:value="132.341023218216" calcext:value-type="float">
            <text:p>132.341023218216</text:p>
          </table:table-cell>
          <table:table-cell office:value-type="string" calcext:value-type="string">
            <text:p>SOCS2;LYN;PDGFRA;ITGB5;TGFB1I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ooth muscle contraction</text:p>
          </table:table-cell>
          <table:table-cell office:value-type="string" calcext:value-type="string">
            <text:p>3/22</text:p>
          </table:table-cell>
          <table:table-cell office:value-type="float" office:value="0.0000552694111264551" calcext:value-type="float">
            <text:p>5.52694111264551E-05</text:p>
          </table:table-cell>
          <table:table-cell office:value-type="float" office:value="0.00206339134872099" calcext:value-type="float">
            <text:p>0.002063391348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716599190283" calcext:value-type="float">
            <text:p>48.3716599190283</text:p>
          </table:table-cell>
          <table:table-cell office:value-type="float" office:value="474.201455759308" calcext:value-type="float">
            <text:p>474.201455759308</text:p>
          </table:table-cell>
          <table:table-cell office:value-type="string" calcext:value-type="string">
            <text:p>ITGB5;TPM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pothesized Pathways in Pathogenesis of Cardiovascular Disease WP3668</text:p>
          </table:table-cell>
          <table:table-cell office:value-type="string" calcext:value-type="string">
            <text:p>3/25</text:p>
          </table:table-cell>
          <table:table-cell office:value-type="float" office:value="0.0000819447728422689" calcext:value-type="float">
            <text:p>8.19447728422689E-05</text:p>
          </table:table-cell>
          <table:table-cell office:value-type="float" office:value="0.00212878969375352" calcext:value-type="float">
            <text:p>0.00212878969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692307692308" calcext:value-type="float">
            <text:p>41.7692307692308</text:p>
          </table:table-cell>
          <table:table-cell office:value-type="float" office:value="393.026116651049" calcext:value-type="float">
            <text:p>393.026116651049</text:p>
          </table:table-cell>
          <table:table-cell office:value-type="string" calcext:value-type="string">
            <text:p>SMAD2;SERPINE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 Pathway WP366</text:p>
          </table:table-cell>
          <table:table-cell office:value-type="string" calcext:value-type="string">
            <text:p>5/132</text:p>
          </table:table-cell>
          <table:table-cell office:value-type="float" office:value="0.0000866927929582881" calcext:value-type="float">
            <text:p>8.66927929582881E-05</text:p>
          </table:table-cell>
          <table:table-cell office:value-type="float" office:value="0.00212878969375352" calcext:value-type="float">
            <text:p>0.00212878969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76577927759" calcext:value-type="float">
            <text:p>12.376577927759</text:p>
          </table:table-cell>
          <table:table-cell office:value-type="float" office:value="115.759863651388" calcext:value-type="float">
            <text:p>115.759863651388</text:p>
          </table:table-cell>
          <table:table-cell office:value-type="string" calcext:value-type="string">
            <text:p>SMAD2;CDKN1A;ZEB2;TGFB1;TGFB1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leukin-11 pathway</text:p>
          </table:table-cell>
          <table:table-cell office:value-type="string" calcext:value-type="string">
            <text:p>3/23</text:p>
          </table:table-cell>
          <table:table-cell office:value-type="float" office:value="0.0000634053168149779" calcext:value-type="float">
            <text:p>6.34053168149779E-05</text:p>
          </table:table-cell>
          <table:table-cell office:value-type="float" office:value="0.00218504476408539" calcext:value-type="float">
            <text:p>0.00218504476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507692307692" calcext:value-type="float">
            <text:p>45.9507692307692</text:p>
          </table:table-cell>
          <table:table-cell office:value-type="float" office:value="444.158427789805" calcext:value-type="float">
            <text:p>444.158427789805</text:p>
          </table:table-cell>
          <table:table-cell office:value-type="string" calcext:value-type="string">
            <text:p>TGFB1;STX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-2/STAT5 Signaling</text:p>
          </table:table-cell>
          <table:table-cell office:value-type="string" calcext:value-type="string">
            <text:p>5/199</text:p>
          </table:table-cell>
          <table:table-cell office:value-type="float" office:value="0.000581602357425421" calcext:value-type="float">
            <text:p>0.000581602357425</text:p>
          </table:table-cell>
          <table:table-cell office:value-type="float" office:value="0.00232034610763921" calcext:value-type="float">
            <text:p>0.00232034610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478317787596" calcext:value-type="float">
            <text:p>8.07478317787596</text:p>
          </table:table-cell>
          <table:table-cell office:value-type="float" office:value="60.1549026307567" calcext:value-type="float">
            <text:p>60.1549026307567</text:p>
          </table:table-cell>
          <table:table-cell office:value-type="string" calcext:value-type="string">
            <text:p>SOCS2;PHTF2;CA2;SLC2A3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poxia</text:p>
          </table:table-cell>
          <table:table-cell office:value-type="string" calcext:value-type="string">
            <text:p>5/200</text:p>
          </table:table-cell>
          <table:table-cell office:value-type="float" office:value="0.000594960540420309" calcext:value-type="float">
            <text:p>0.00059496054042</text:p>
          </table:table-cell>
          <table:table-cell office:value-type="float" office:value="0.00232034610763921" calcext:value-type="float">
            <text:p>0.00232034610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3296703296703" calcext:value-type="float">
            <text:p>8.03296703296703</text:p>
          </table:table-cell>
          <table:table-cell office:value-type="float" office:value="59.6609704498661" calcext:value-type="float">
            <text:p>59.6609704498661</text:p>
          </table:table-cell>
          <table:table-cell office:value-type="string" calcext:value-type="string">
            <text:p>CDKN1A;SERPINE1;SLC2A3;TGFBI;CHS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by TGF-beta receptor complex</text:p>
          </table:table-cell>
          <table:table-cell office:value-type="string" calcext:value-type="string">
            <text:p>4/66</text:p>
          </table:table-cell>
          <table:table-cell office:value-type="float" office:value="0.0000751460284735786" calcext:value-type="float">
            <text:p>7.51460284735786E-05</text:p>
          </table:table-cell>
          <table:table-cell office:value-type="float" office:value="0.00240467291115451" calcext:value-type="float">
            <text:p>0.002404672911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302419354839" calcext:value-type="float">
            <text:p>20.0302419354839</text:p>
          </table:table-cell>
          <table:table-cell office:value-type="float" office:value="190.208725579818" calcext:value-type="float">
            <text:p>190.208725579818</text:p>
          </table:table-cell>
          <table:table-cell office:value-type="string" calcext:value-type="string">
            <text:p>SMAD2;TGFB1;SERPINE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10/674</text:p>
          </table:table-cell>
          <table:table-cell office:value-type="float" office:value="0.0000880236485796606" calcext:value-type="float">
            <text:p>8.80236485796606E-05</text:p>
          </table:table-cell>
          <table:table-cell office:value-type="float" office:value="0.00258742702409462" calcext:value-type="float">
            <text:p>0.002587427024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311591192356" calcext:value-type="float">
            <text:p>5.00311591192356</text:p>
          </table:table-cell>
          <table:table-cell office:value-type="float" office:value="46.7186213183168" calcext:value-type="float">
            <text:p>46.7186213183168</text:p>
          </table:table-cell>
          <table:table-cell office:value-type="string" calcext:value-type="string">
            <text:p>LDHB;CDKN1A;TGFB1;AP1S2;ELMO1;IGF2BP3;TGFBI;STX11;PAG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derm differentiation WP2853</text:p>
          </table:table-cell>
          <table:table-cell office:value-type="string" calcext:value-type="string">
            <text:p>5/141</text:p>
          </table:table-cell>
          <table:table-cell office:value-type="float" office:value="0.000118339471720328" calcext:value-type="float">
            <text:p>0.00011833947172</text:p>
          </table:table-cell>
          <table:table-cell office:value-type="float" office:value="0.00261530232501924" calcext:value-type="float">
            <text:p>0.00261530232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22875816993" calcext:value-type="float">
            <text:p>11.5522875816993</text:p>
          </table:table-cell>
          <table:table-cell office:value-type="float" office:value="104.455243491181" calcext:value-type="float">
            <text:p>104.455243491181</text:p>
          </table:table-cell>
          <table:table-cell office:value-type="string" calcext:value-type="string">
            <text:p>SMAD2;HHEX;TGFB1;TCF4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5-ADAM9 complex (human)</text:p>
          </table:table-cell>
          <table:table-cell table:style-name="ce1" office:value-type="string" calcext:value-type="string">
            <text:p>2/3</text:p>
          </table:table-cell>
          <table:table-cell office:value-type="float" office:value="0.000034094799344218" calcext:value-type="float">
            <text:p>3.4094799344218E-05</text:p>
          </table:table-cell>
          <table:table-cell office:value-type="float" office:value="0.00262529954950479" calcext:value-type="float">
            <text:p>0.00262529954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.969696969697" calcext:value-type="float">
            <text:p>603.969696969697</text:p>
          </table:table-cell>
          <table:table-cell office:value-type="float" office:value="6212.65317306081" calcext:value-type="float">
            <text:p>6212.65317306081</text:p>
          </table:table-cell>
          <table:table-cell office:value-type="string" calcext:value-type="string">
            <text:p>ITGB5;ADAM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terial invasion of epithelial cells</text:p>
          </table:table-cell>
          <table:table-cell office:value-type="string" calcext:value-type="string">
            <text:p>4/71</text:p>
          </table:table-cell>
          <table:table-cell office:value-type="float" office:value="0.000100023182812208" calcext:value-type="float">
            <text:p>0.000100023182812</text:p>
          </table:table-cell>
          <table:table-cell office:value-type="float" office:value="0.00263590505293349" calcext:value-type="float">
            <text:p>0.002635905052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07835820896" calcext:value-type="float">
            <text:p>18.5307835820896</text:p>
          </table:table-cell>
          <table:table-cell office:value-type="float" office:value="170.670528691599" calcext:value-type="float">
            <text:p>170.670528691599</text:p>
          </table:table-cell>
          <table:table-cell office:value-type="string" calcext:value-type="string">
            <text:p>CDH1;ELMO1;ILK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51 Secretory S3 30609389</text:p>
          </table:table-cell>
          <table:table-cell office:value-type="string" calcext:value-type="string">
            <text:p>7/280</text:p>
          </table:table-cell>
          <table:table-cell office:value-type="float" office:value="0.0000457192737122864" calcext:value-type="float">
            <text:p>4.57192737122864E-05</text:p>
          </table:table-cell>
          <table:table-cell office:value-type="float" office:value="0.0026974371490249" calcext:value-type="float">
            <text:p>0.00269743714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6355611601513" calcext:value-type="float">
            <text:p>8.26355611601513</text:p>
          </table:table-cell>
          <table:table-cell office:value-type="float" office:value="82.5776386289313" calcext:value-type="float">
            <text:p>82.5776386289313</text:p>
          </table:table-cell>
          <table:table-cell office:value-type="string" calcext:value-type="string">
            <text:p>SMPD1;SERPINE1;ACSL4;TFPI;CLU;DKK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ceptor activation of SMADs</text:p>
          </table:table-cell>
          <table:table-cell office:value-type="string" calcext:value-type="string">
            <text:p>3/28</text:p>
          </table:table-cell>
          <table:table-cell office:value-type="float" office:value="0.000115869084379181" calcext:value-type="float">
            <text:p>0.000115869084379</text:p>
          </table:table-cell>
          <table:table-cell office:value-type="float" office:value="0.00273207104220385" calcext:value-type="float">
            <text:p>0.00273207104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513846153846" calcext:value-type="float">
            <text:p>36.7513846153846</text:p>
          </table:table-cell>
          <table:table-cell office:value-type="float" office:value="333.079621164744" calcext:value-type="float">
            <text:p>333.079621164744</text:p>
          </table:table-cell>
          <table:table-cell office:value-type="string" calcext:value-type="string">
            <text:p>SMAD2;TGFB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c repressed pathway</text:p>
          </table:table-cell>
          <table:table-cell office:value-type="string" calcext:value-type="string">
            <text:p>4/73</text:p>
          </table:table-cell>
          <table:table-cell office:value-type="float" office:value="0.000111476099875852" calcext:value-type="float">
            <text:p>0.000111476099876</text:p>
          </table:table-cell>
          <table:table-cell office:value-type="float" office:value="0.00273207104220385" calcext:value-type="float">
            <text:p>0.00273207104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91847826087" calcext:value-type="float">
            <text:p>17.991847826087</text:p>
          </table:table-cell>
          <table:table-cell office:value-type="float" office:value="163.756407492652" calcext:value-type="float">
            <text:p>163.756407492652</text:p>
          </table:table-cell>
          <table:table-cell office:value-type="string" calcext:value-type="string">
            <text:p>SMAD2;CDKN1A;CLU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idated targets of C-MYC transcriptional repression Homo sapiens 6bbdafa6-6196-11e5-8ac5-06603eb7f303</text:p>
          </table:table-cell>
          <table:table-cell office:value-type="string" calcext:value-type="string">
            <text:p>4/63</text:p>
          </table:table-cell>
          <table:table-cell office:value-type="float" office:value="0.0000625846148143454" calcext:value-type="float">
            <text:p>6.25846148143454E-05</text:p>
          </table:table-cell>
          <table:table-cell office:value-type="float" office:value="0.00284759997405271" calcext:value-type="float">
            <text:p>0.00284759997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1906779661" calcext:value-type="float">
            <text:p>21.051906779661</text:p>
          </table:table-cell>
          <table:table-cell office:value-type="float" office:value="203.761217933193" calcext:value-type="float">
            <text:p>203.761217933193</text:p>
          </table:table-cell>
          <table:table-cell office:value-type="string" calcext:value-type="string">
            <text:p>SMAD2;CDKN1A;CLU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 signalling pathway Homo sapiens P00034</text:p>
          </table:table-cell>
          <table:table-cell office:value-type="string" calcext:value-type="string">
            <text:p>5/156</text:p>
          </table:table-cell>
          <table:table-cell office:value-type="float" office:value="0.000189951844874746" calcext:value-type="float">
            <text:p>0.000189951844875</text:p>
          </table:table-cell>
          <table:table-cell office:value-type="float" office:value="0.00308092227288175" calcext:value-type="float">
            <text:p>0.00308092227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68253968254" calcext:value-type="float">
            <text:p>10.3968253968254</text:p>
          </table:table-cell>
          <table:table-cell office:value-type="float" office:value="89.0876932968319" calcext:value-type="float">
            <text:p>89.0876932968319</text:p>
          </table:table-cell>
          <table:table-cell office:value-type="string" calcext:value-type="string">
            <text:p>ITGB5;ELMO1;ILK;ITGA5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ypican 1 network Homo sapiens fb91e48c-6192-11e5-8ac5-06603eb7f303</text:p>
          </table:table-cell>
          <table:table-cell office:value-type="string" calcext:value-type="string">
            <text:p>3/27</text:p>
          </table:table-cell>
          <table:table-cell office:value-type="float" office:value="0.000103706510385465" calcext:value-type="float">
            <text:p>0.000103706510385</text:p>
          </table:table-cell>
          <table:table-cell office:value-type="float" office:value="0.0031457641483591" calcext:value-type="float">
            <text:p>0.003145764148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846153846154" calcext:value-type="float">
            <text:p>38.2846153846154</text:p>
          </table:table-cell>
          <table:table-cell office:value-type="float" office:value="351.220981295656" calcext:value-type="float">
            <text:p>351.220981295656</text:p>
          </table:table-cell>
          <table:table-cell office:value-type="string" calcext:value-type="string">
            <text:p>LYN;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rogens Promote Scalp Dermal Papilla Regression</text:p>
          </table:table-cell>
          <table:table-cell office:value-type="string" calcext:value-type="string">
            <text:p>3/30</text:p>
          </table:table-cell>
          <table:table-cell office:value-type="float" office:value="0.000142901609522724" calcext:value-type="float">
            <text:p>0.000142901609523</text:p>
          </table:table-cell>
          <table:table-cell office:value-type="float" office:value="0.00334640776220362" calcext:value-type="float">
            <text:p>0.00334640776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5641025641" calcext:value-type="float">
            <text:p>34.025641025641</text:p>
          </table:table-cell>
          <table:table-cell office:value-type="float" office:value="301.241052215904" calcext:value-type="float">
            <text:p>301.241052215904</text:p>
          </table:table-cell>
          <table:table-cell office:value-type="string" calcext:value-type="string">
            <text:p>TGFB1;TGFB1I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tural Killer Cell Precursor -&gt; Natural Killer Cell Surface Expression Markers</text:p>
          </table:table-cell>
          <table:table-cell office:value-type="string" calcext:value-type="string">
            <text:p>4/78</text:p>
          </table:table-cell>
          <table:table-cell office:value-type="float" office:value="0.000144241713888087" calcext:value-type="float">
            <text:p>0.000144241713888</text:p>
          </table:table-cell>
          <table:table-cell office:value-type="float" office:value="0.00334640776220362" calcext:value-type="float">
            <text:p>0.00334640776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719594594595" calcext:value-type="float">
            <text:p>16.7719594594595</text:p>
          </table:table-cell>
          <table:table-cell office:value-type="float" office:value="148.33154652457" calcext:value-type="float">
            <text:p>148.33154652457</text:p>
          </table:table-cell>
          <table:table-cell office:value-type="string" calcext:value-type="string">
            <text:p>PDGFRA;ITGA5;STX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K3CA activemutant 56 GSE17785</text:p>
          </table:table-cell>
          <table:table-cell office:value-type="string" calcext:value-type="string">
            <text:p>7/300</text:p>
          </table:table-cell>
          <table:table-cell office:value-type="float" office:value="0.0000706059444041477" calcext:value-type="float">
            <text:p>7.06059444041477E-05</text:p>
          </table:table-cell>
          <table:table-cell office:value-type="float" office:value="0.00351264573410635" calcext:value-type="float">
            <text:p>0.00351264573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165780786661" calcext:value-type="float">
            <text:p>7.69165780786661</text:p>
          </table:table-cell>
          <table:table-cell office:value-type="float" office:value="73.5199129058661" calcext:value-type="float">
            <text:p>73.5199129058661</text:p>
          </table:table-cell>
          <table:table-cell office:value-type="string" calcext:value-type="string">
            <text:p>SPARC;FHL1;ILK;NEXN;ITGA5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PK2 overexpression 28 GDS4233</text:p>
          </table:table-cell>
          <table:table-cell office:value-type="string" calcext:value-type="string">
            <text:p>7/300</text:p>
          </table:table-cell>
          <table:table-cell office:value-type="float" office:value="0.0000706059444041477" calcext:value-type="float">
            <text:p>7.06059444041477E-05</text:p>
          </table:table-cell>
          <table:table-cell office:value-type="float" office:value="0.00351264573410635" calcext:value-type="float">
            <text:p>0.00351264573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165780786661" calcext:value-type="float">
            <text:p>7.69165780786661</text:p>
          </table:table-cell>
          <table:table-cell office:value-type="float" office:value="73.5199129058661" calcext:value-type="float">
            <text:p>73.5199129058661</text:p>
          </table:table-cell>
          <table:table-cell office:value-type="string" calcext:value-type="string">
            <text:p>FUT8;SPARC;CA2;COTL1;ELMO1;CHST2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V1</text:p>
          </table:table-cell>
          <table:table-cell office:value-type="string" calcext:value-type="string">
            <text:p>5/125</text:p>
          </table:table-cell>
          <table:table-cell office:value-type="float" office:value="0.000066947333379083" calcext:value-type="float">
            <text:p>6.6947333379083E-05</text:p>
          </table:table-cell>
          <table:table-cell office:value-type="float" office:value="0.00364925068905484" calcext:value-type="float">
            <text:p>0.00364925068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31746031746" calcext:value-type="float">
            <text:p>13.1031746031746</text:p>
          </table:table-cell>
          <table:table-cell office:value-type="float" office:value="125.942529577776" calcext:value-type="float">
            <text:p>125.942529577776</text:p>
          </table:table-cell>
          <table:table-cell office:value-type="string" calcext:value-type="string">
            <text:p>SMAD2;PDGFRA;ITGB5;CDH1;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P8</text:p>
          </table:table-cell>
          <table:table-cell office:value-type="string" calcext:value-type="string">
            <text:p>5/130</text:p>
          </table:table-cell>
          <table:table-cell office:value-type="float" office:value="0.0000806464240675102" calcext:value-type="float">
            <text:p>8.06464240675102E-05</text:p>
          </table:table-cell>
          <table:table-cell office:value-type="float" office:value="0.00364925068905484" calcext:value-type="float">
            <text:p>0.00364925068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75873015873" calcext:value-type="float">
            <text:p>12.575873015873</text:p>
          </table:table-cell>
          <table:table-cell office:value-type="float" office:value="118.533087428298" calcext:value-type="float">
            <text:p>118.533087428298</text:p>
          </table:table-cell>
          <table:table-cell office:value-type="string" calcext:value-type="string">
            <text:p>LYN;SPARC;CDH3;CDH1;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/3 nuclear pathway</text:p>
          </table:table-cell>
          <table:table-cell office:value-type="string" calcext:value-type="string">
            <text:p>4/82</text:p>
          </table:table-cell>
          <table:table-cell office:value-type="float" office:value="0.000175071938176284" calcext:value-type="float">
            <text:p>0.000175071938176</text:p>
          </table:table-cell>
          <table:table-cell office:value-type="float" office:value="0.00373486801442739" calcext:value-type="float">
            <text:p>0.003734868014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086538461538" calcext:value-type="float">
            <text:p>15.9086538461538</text:p>
          </table:table-cell>
          <table:table-cell office:value-type="float" office:value="137.614844615153" calcext:value-type="float">
            <text:p>137.614844615153</text:p>
          </table:table-cell>
          <table:table-cell office:value-type="string" calcext:value-type="string">
            <text:p>SMAD2;CDKN1A;ITGB5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wth Factor Signaling in Hepatocellular Carcinoma</text:p>
          </table:table-cell>
          <table:table-cell office:value-type="string" calcext:value-type="string">
            <text:p>4/82</text:p>
          </table:table-cell>
          <table:table-cell office:value-type="float" office:value="0.000175071938176284" calcext:value-type="float">
            <text:p>0.000175071938176</text:p>
          </table:table-cell>
          <table:table-cell office:value-type="float" office:value="0.00376080459786091" calcext:value-type="float">
            <text:p>0.003760804597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086538461538" calcext:value-type="float">
            <text:p>15.9086538461538</text:p>
          </table:table-cell>
          <table:table-cell office:value-type="float" office:value="137.614844615153" calcext:value-type="float">
            <text:p>137.614844615153</text:p>
          </table:table-cell>
          <table:table-cell office:value-type="string" calcext:value-type="string">
            <text:p>SMAD2;PDGFRA;TGFB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ulation of nuclear SMAD2/3 signaling Homo sapiens 246aac04-6195-11e5-8ac5-06603eb7f303</text:p>
          </table:table-cell>
          <table:table-cell office:value-type="string" calcext:value-type="string">
            <text:p>4/81</text:p>
          </table:table-cell>
          <table:table-cell office:value-type="float" office:value="0.000166957026255302" calcext:value-type="float">
            <text:p>0.000166957026255</text:p>
          </table:table-cell>
          <table:table-cell office:value-type="float" office:value="0.00379827234730812" calcext:value-type="float">
            <text:p>0.003798272347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160714285714" calcext:value-type="float">
            <text:p>16.1160714285714</text:p>
          </table:table-cell>
          <table:table-cell office:value-type="float" office:value="140.173948769523" calcext:value-type="float">
            <text:p>140.173948769523</text:p>
          </table:table-cell>
          <table:table-cell office:value-type="string" calcext:value-type="string">
            <text:p>SMAD2;CDKN1A;ITGB5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N</text:p>
          </table:table-cell>
          <table:table-cell office:value-type="string" calcext:value-type="string">
            <text:p>8/433</text:p>
          </table:table-cell>
          <table:table-cell office:value-type="float" office:value="0.000107348508139888" calcext:value-type="float">
            <text:p>0.00010734850814</text:p>
          </table:table-cell>
          <table:table-cell office:value-type="float" office:value="0.00388601599466393" calcext:value-type="float">
            <text:p>0.00388601599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98431372549" calcext:value-type="float">
            <text:p>6.1198431372549</text:p>
          </table:table-cell>
          <table:table-cell office:value-type="float" office:value="55.9318775410155" calcext:value-type="float">
            <text:p>55.9318775410155</text:p>
          </table:table-cell>
          <table:table-cell office:value-type="string" calcext:value-type="string">
            <text:p>LYN;LDHB;CDH1;TGFB1I1;SERPINE1;PECAM1;PAG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junction organization</text:p>
          </table:table-cell>
          <table:table-cell office:value-type="string" calcext:value-type="string">
            <text:p>4/84</text:p>
          </table:table-cell>
          <table:table-cell office:value-type="float" office:value="0.000192150822839365" calcext:value-type="float">
            <text:p>0.000192150822839</text:p>
          </table:table-cell>
          <table:table-cell office:value-type="float" office:value="0.00391288948327435" calcext:value-type="float">
            <text:p>0.003912889483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09375" calcext:value-type="float">
            <text:p>15.509375</text:p>
          </table:table-cell>
          <table:table-cell office:value-type="float" office:value="132.717288390502" calcext:value-type="float">
            <text:p>132.717288390502</text:p>
          </table:table-cell>
          <table:table-cell office:value-type="string" calcext:value-type="string">
            <text:p>CDH3;CDH1;ILK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by TGF-beta Receptor Complex Homo sapiens R-HSA-170834</text:p>
          </table:table-cell>
          <table:table-cell office:value-type="string" calcext:value-type="string">
            <text:p>4/73</text:p>
          </table:table-cell>
          <table:table-cell office:value-type="float" office:value="0.000111476099875852" calcext:value-type="float">
            <text:p>0.000111476099876</text:p>
          </table:table-cell>
          <table:table-cell office:value-type="float" office:value="0.00424847802860191" calcext:value-type="float">
            <text:p>0.004248478028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91847826087" calcext:value-type="float">
            <text:p>17.991847826087</text:p>
          </table:table-cell>
          <table:table-cell office:value-type="float" office:value="163.756407492652" calcext:value-type="float">
            <text:p>163.756407492652</text:p>
          </table:table-cell>
          <table:table-cell office:value-type="string" calcext:value-type="string">
            <text:p>SMAD2;TGFB1;SERPINE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with Altered Expression in Androgenetic Alopecia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236575327494506" calcext:value-type="float">
            <text:p>0.000236575327495</text:p>
          </table:table-cell>
          <table:table-cell office:value-type="float" office:value="0.00433178859414836" calcext:value-type="float">
            <text:p>0.0043317885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769696969697" calcext:value-type="float">
            <text:p>120.769696969697</text:p>
          </table:table-cell>
          <table:table-cell office:value-type="float" office:value="1008.33565467298" calcext:value-type="float">
            <text:p>1008.33565467298</text:p>
          </table:table-cell>
          <table:table-cell office:value-type="string" calcext:value-type="string">
            <text:p>TGFB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NT Signaling Activation by Blocking of Tumor Suppressors</text:p>
          </table:table-cell>
          <table:table-cell office:value-type="string" calcext:value-type="string">
            <text:p>3/36</text:p>
          </table:table-cell>
          <table:table-cell office:value-type="float" office:value="0.000247670540523362" calcext:value-type="float">
            <text:p>0.000247670540523</text:p>
          </table:table-cell>
          <table:table-cell office:value-type="float" office:value="0.00433178859414836" calcext:value-type="float">
            <text:p>0.0043317885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307692307692" calcext:value-type="float">
            <text:p>27.8307692307692</text:p>
          </table:table-cell>
          <table:table-cell office:value-type="float" office:value="231.09031983951" calcext:value-type="float">
            <text:p>231.09031983951</text:p>
          </table:table-cell>
          <table:table-cell office:value-type="string" calcext:value-type="string">
            <text:p>CDH1;TCF4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Cholesteatoma</text:p>
          </table:table-cell>
          <table:table-cell office:value-type="string" calcext:value-type="string">
            <text:p>3/37</text:p>
          </table:table-cell>
          <table:table-cell office:value-type="float" office:value="0.000268869636878174" calcext:value-type="float">
            <text:p>0.000268869636878</text:p>
          </table:table-cell>
          <table:table-cell office:value-type="float" office:value="0.00433178859414836" calcext:value-type="float">
            <text:p>0.0043317885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108597285068" calcext:value-type="float">
            <text:p>27.0108597285068</text:p>
          </table:table-cell>
          <table:table-cell office:value-type="float" office:value="222.063946673017" calcext:value-type="float">
            <text:p>222.063946673017</text:p>
          </table:table-cell>
          <table:table-cell office:value-type="string" calcext:value-type="string">
            <text:p>TGFB1;LCN2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thelial Cell Dysfunction in Pyelonephritis</text:p>
          </table:table-cell>
          <table:table-cell office:value-type="string" calcext:value-type="string">
            <text:p>3/37</text:p>
          </table:table-cell>
          <table:table-cell office:value-type="float" office:value="0.000268869636878174" calcext:value-type="float">
            <text:p>0.000268869636878</text:p>
          </table:table-cell>
          <table:table-cell office:value-type="float" office:value="0.00433178859414836" calcext:value-type="float">
            <text:p>0.0043317885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108597285068" calcext:value-type="float">
            <text:p>27.0108597285068</text:p>
          </table:table-cell>
          <table:table-cell office:value-type="float" office:value="222.063946673017" calcext:value-type="float">
            <text:p>222.063946673017</text:p>
          </table:table-cell>
          <table:table-cell office:value-type="string" calcext:value-type="string">
            <text:p>SERPINE1;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ithelial to Mesenchymal Transition in Cancer: Overview</text:p>
          </table:table-cell>
          <table:table-cell office:value-type="string" calcext:value-type="string">
            <text:p>4/90</text:p>
          </table:table-cell>
          <table:table-cell office:value-type="float" office:value="0.000250598529313239" calcext:value-type="float">
            <text:p>0.000250598529313</text:p>
          </table:table-cell>
          <table:table-cell office:value-type="float" office:value="0.00433178859414836" calcext:value-type="float">
            <text:p>0.0043317885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229651162791" calcext:value-type="float">
            <text:p>14.4229651162791</text:p>
          </table:table-cell>
          <table:table-cell office:value-type="float" office:value="119.590299631157" calcext:value-type="float">
            <text:p>119.590299631157</text:p>
          </table:table-cell>
          <table:table-cell office:value-type="string" calcext:value-type="string">
            <text:p>PDGFRA;ZEB2;CDH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use Large-B-Cell Lymphoma</text:p>
          </table:table-cell>
          <table:table-cell office:value-type="string" calcext:value-type="string">
            <text:p>4/91</text:p>
          </table:table-cell>
          <table:table-cell office:value-type="float" office:value="0.000261453188498939" calcext:value-type="float">
            <text:p>0.000261453188499</text:p>
          </table:table-cell>
          <table:table-cell office:value-type="float" office:value="0.00433178859414836" calcext:value-type="float">
            <text:p>0.0043317885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564655172414" calcext:value-type="float">
            <text:p>14.2564655172414</text:p>
          </table:table-cell>
          <table:table-cell office:value-type="float" office:value="117.605223755315" calcext:value-type="float">
            <text:p>117.605223755315</text:p>
          </table:table-cell>
          <table:table-cell office:value-type="string" calcext:value-type="string">
            <text:p>LYN;SMAD2;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Spontaneous Abortion</text:p>
          </table:table-cell>
          <table:table-cell office:value-type="string" calcext:value-type="string">
            <text:p>4/93</text:p>
          </table:table-cell>
          <table:table-cell office:value-type="float" office:value="0.000284170403435671" calcext:value-type="float">
            <text:p>0.000284170403436</text:p>
          </table:table-cell>
          <table:table-cell office:value-type="float" office:value="0.00433733773664971" calcext:value-type="float">
            <text:p>0.0043373377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34691011236" calcext:value-type="float">
            <text:p>13.934691011236</text:p>
          </table:table-cell>
          <table:table-cell office:value-type="float" office:value="113.789801772654" calcext:value-type="float">
            <text:p>113.789801772654</text:p>
          </table:table-cell>
          <table:table-cell office:value-type="string" calcext:value-type="string">
            <text:p>CDH3;TGFB1;CDH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TNNB1</text:p>
          </table:table-cell>
          <table:table-cell office:value-type="string" calcext:value-type="string">
            <text:p>7/337</text:p>
          </table:table-cell>
          <table:table-cell office:value-type="float" office:value="0.000145500322238618" calcext:value-type="float">
            <text:p>0.000145500322239</text:p>
          </table:table-cell>
          <table:table-cell office:value-type="float" office:value="0.00438925972086498" calcext:value-type="float">
            <text:p>0.004389259720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639344262295" calcext:value-type="float">
            <text:p>6.81639344262295</text:p>
          </table:table-cell>
          <table:table-cell office:value-type="float" office:value="60.2251008576703" calcext:value-type="float">
            <text:p>60.2251008576703</text:p>
          </table:table-cell>
          <table:table-cell office:value-type="string" calcext:value-type="string">
            <text:p>SMAD2;LDHB;CDH3;CDH1;PECAM1;TCF4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/3 Phosphorylation Motif Mutants in Cancer Homo sapiens R-HSA-3304356</text:p>
          </table:table-cell>
          <table:table-cell table:style-name="ce1" office:value-type="string" calcext:value-type="string">
            <text:p>2/6</text:p>
          </table:table-cell>
          <table:table-cell office:value-type="float" office:value="0.000169354187115494" calcext:value-type="float">
            <text:p>0.000169354187115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969696969697" calcext:value-type="float">
            <text:p>150.969696969697</text:p>
          </table:table-cell>
          <table:table-cell office:value-type="float" office:value="1310.94811949453" calcext:value-type="float">
            <text:p>1310.94811949453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s of Function of TGFBR1 in Cancer Homo sapiens R-HSA-3656534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236575327494506" calcext:value-type="float">
            <text:p>0.000236575327495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769696969697" calcext:value-type="float">
            <text:p>120.769696969697</text:p>
          </table:table-cell>
          <table:table-cell office:value-type="float" office:value="1008.33565467298" calcext:value-type="float">
            <text:p>1008.33565467298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R1 KD Mutants in Cancer Homo sapiens R-HSA-3656532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236575327494506" calcext:value-type="float">
            <text:p>0.000236575327495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769696969697" calcext:value-type="float">
            <text:p>120.769696969697</text:p>
          </table:table-cell>
          <table:table-cell office:value-type="float" office:value="1008.33565467298" calcext:value-type="float">
            <text:p>1008.33565467298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s of Function of SMAD2/3 in Cancer Homo sapiens R-HSA-3304349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236575327494506" calcext:value-type="float">
            <text:p>0.000236575327495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769696969697" calcext:value-type="float">
            <text:p>120.769696969697</text:p>
          </table:table-cell>
          <table:table-cell office:value-type="float" office:value="1008.33565467298" calcext:value-type="float">
            <text:p>1008.33565467298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/3 MH2 Domain Mutants in Cancer Homo sapiens R-HSA-3315487</text:p>
          </table:table-cell>
          <table:table-cell table:style-name="ce1" office:value-type="string" calcext:value-type="string">
            <text:p>2/7</text:p>
          </table:table-cell>
          <table:table-cell office:value-type="float" office:value="0.000236575327494506" calcext:value-type="float">
            <text:p>0.000236575327495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769696969697" calcext:value-type="float">
            <text:p>120.769696969697</text:p>
          </table:table-cell>
          <table:table-cell office:value-type="float" office:value="1008.33565467298" calcext:value-type="float">
            <text:p>1008.33565467298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lecules associated with elastic fibres Homo sapiens R-HSA-2129379</text:p>
          </table:table-cell>
          <table:table-cell office:value-type="string" calcext:value-type="string">
            <text:p>3/30</text:p>
          </table:table-cell>
          <table:table-cell office:value-type="float" office:value="0.000142901609522724" calcext:value-type="float">
            <text:p>0.000142901609523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5641025641" calcext:value-type="float">
            <text:p>34.025641025641</text:p>
          </table:table-cell>
          <table:table-cell office:value-type="float" office:value="301.241052215904" calcext:value-type="float">
            <text:p>301.241052215904</text:p>
          </table:table-cell>
          <table:table-cell office:value-type="string" calcext:value-type="string">
            <text:p>TGFB1;ITGB5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ceptor signaling activates SMADs Homo sapiens R-HSA-2173789</text:p>
          </table:table-cell>
          <table:table-cell office:value-type="string" calcext:value-type="string">
            <text:p>3/32</text:p>
          </table:table-cell>
          <table:table-cell office:value-type="float" office:value="0.000173732326056796" calcext:value-type="float">
            <text:p>0.000173732326057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758620689655" calcext:value-type="float">
            <text:p>31.6758620689655</text:p>
          </table:table-cell>
          <table:table-cell office:value-type="float" office:value="274.24944905422" calcext:value-type="float">
            <text:p>274.24944905422</text:p>
          </table:table-cell>
          <table:table-cell office:value-type="string" calcext:value-type="string">
            <text:p>SMAD2;TGFB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ooth Muscle Contraction Homo sapiens R-HSA-445355</text:p>
          </table:table-cell>
          <table:table-cell office:value-type="string" calcext:value-type="string">
            <text:p>3/33</text:p>
          </table:table-cell>
          <table:table-cell office:value-type="float" office:value="0.000190641494244044" calcext:value-type="float">
            <text:p>0.000190641494244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184615384615" calcext:value-type="float">
            <text:p>30.6184615384615</text:p>
          </table:table-cell>
          <table:table-cell office:value-type="float" office:value="262.250671363596" calcext:value-type="float">
            <text:p>262.250671363596</text:p>
          </table:table-cell>
          <table:table-cell office:value-type="string" calcext:value-type="string">
            <text:p>ITGB5;TPM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junction organization Homo sapiens R-HSA-446728</text:p>
          </table:table-cell>
          <table:table-cell office:value-type="string" calcext:value-type="string">
            <text:p>4/86</text:p>
          </table:table-cell>
          <table:table-cell office:value-type="float" office:value="0.000210400356185934" calcext:value-type="float">
            <text:p>0.000210400356186</text:p>
          </table:table-cell>
          <table:table-cell office:value-type="float" office:value="0.0045080742961453" calcext:value-type="float">
            <text:p>0.00450807429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295731707317" calcext:value-type="float">
            <text:p>15.1295731707317</text:p>
          </table:table-cell>
          <table:table-cell office:value-type="float" office:value="128.094506803684" calcext:value-type="float">
            <text:p>128.094506803684</text:p>
          </table:table-cell>
          <table:table-cell office:value-type="string" calcext:value-type="string">
            <text:p>CDH3;CDH1;ILK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K17B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SRGN;MBNL1;LYST;ARHGAP25;STX11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3K3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TGFB1;COTL1;PECAM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3K5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MBNL1;ST3GAL6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VRL1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SERPINE1;PECAM1;ITGA5;LRRC32;NID1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PK1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CDKN1A;TGFB1;FURIN;STX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TK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HHEX;MBNL1;TGFB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K1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MBNL1;TGFB1;PECAM1;LYST;ARHGAP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K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TGFB1;COTL1;PECAM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XK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SRGN;SOCS2;MBNL1;ELMO1;LYST;ARHGAP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K3CG human kinase ARCHS4 coexpression</text:p>
          </table:table-cell>
          <table:table-cell office:value-type="string" calcext:value-type="string">
            <text:p>6/299</text:p>
          </table:table-cell>
          <table:table-cell office:value-type="float" office:value="0.000534030141045295" calcext:value-type="float">
            <text:p>0.000534030141045</text:p>
          </table:table-cell>
          <table:table-cell office:value-type="float" office:value="0.00485204528149726" calcext:value-type="float">
            <text:p>0.00485204528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651326654189" calcext:value-type="float">
            <text:p>6.48651326654189</text:p>
          </table:table-cell>
          <table:table-cell office:value-type="float" office:value="48.8762554759285" calcext:value-type="float">
            <text:p>48.8762554759285</text:p>
          </table:table-cell>
          <table:table-cell office:value-type="string" calcext:value-type="string">
            <text:p>LYN;MBNL1;PECAM1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stitial Fibroblasts in Pyelonephritis</text:p>
          </table:table-cell>
          <table:table-cell office:value-type="string" calcext:value-type="string">
            <text:p>3/40</text:p>
          </table:table-cell>
          <table:table-cell office:value-type="float" office:value="0.000339400313856961" calcext:value-type="float">
            <text:p>0.000339400313857</text:p>
          </table:table-cell>
          <table:table-cell office:value-type="float" office:value="0.00492130455092593" calcext:value-type="float">
            <text:p>0.004921304550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70478170478" calcext:value-type="float">
            <text:p>24.8170478170478</text:p>
          </table:table-cell>
          <table:table-cell office:value-type="float" office:value="198.246774547653" calcext:value-type="float">
            <text:p>198.246774547653</text:p>
          </table:table-cell>
          <table:table-cell office:value-type="string" calcext:value-type="string">
            <text:p>SMAD2;PDGFR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Colorectal Neoplasms</text:p>
          </table:table-cell>
          <table:table-cell office:value-type="string" calcext:value-type="string">
            <text:p>4/99</text:p>
          </table:table-cell>
          <table:table-cell office:value-type="float" office:value="0.000360820083725986" calcext:value-type="float">
            <text:p>0.000360820083726</text:p>
          </table:table-cell>
          <table:table-cell office:value-type="float" office:value="0.00498275353716837" calcext:value-type="float">
            <text:p>0.004982753537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506578947368" calcext:value-type="float">
            <text:p>13.0506578947368</text:p>
          </table:table-cell>
          <table:table-cell office:value-type="float" office:value="103.454276162826" calcext:value-type="float">
            <text:p>103.454276162826</text:p>
          </table:table-cell>
          <table:table-cell office:value-type="string" calcext:value-type="string">
            <text:p>CDKN1A;SPARC;TGFB1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osapentaenoate biosynthesis II (metazoa) Homo sapiens PWY-7049</text:p>
          </table:table-cell>
          <table:table-cell office:value-type="string" calcext:value-type="string">
            <text:p>2/13</text:p>
          </table:table-cell>
          <table:table-cell office:value-type="float" office:value="0.000867200498237092" calcext:value-type="float">
            <text:p>0.000867200498237</text:p>
          </table:table-cell>
          <table:table-cell office:value-type="float" office:value="0.00504757360703613" calcext:value-type="float">
            <text:p>0.00504757360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787878787879" calcext:value-type="float">
            <text:p>54.8787878787879</text:p>
          </table:table-cell>
          <table:table-cell office:value-type="float" office:value="386.90864481269" calcext:value-type="float">
            <text:p>386.90864481269</text:p>
          </table:table-cell>
          <table:table-cell office:value-type="string" calcext:value-type="string">
            <text:p>FADS2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amp;gamma;-linolenate biosynthesis Homo sapiens PWY-6000</text:p>
          </table:table-cell>
          <table:table-cell office:value-type="string" calcext:value-type="string">
            <text:p>2/14</text:p>
          </table:table-cell>
          <table:table-cell office:value-type="float" office:value="0.00100951472140723" calcext:value-type="float">
            <text:p>0.001009514721407</text:p>
          </table:table-cell>
          <table:table-cell office:value-type="float" office:value="0.00504757360703613" calcext:value-type="float">
            <text:p>0.00504757360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030303030303" calcext:value-type="float">
            <text:p>50.3030303030303</text:p>
          </table:table-cell>
          <table:table-cell office:value-type="float" office:value="347.00466642919" calcext:value-type="float">
            <text:p>347.00466642919</text:p>
          </table:table-cell>
          <table:table-cell office:value-type="string" calcext:value-type="string">
            <text:p>FADS2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by TGF-beta Receptor Complex in Cancer Homo sapiens R-HSA-3304351</text:p>
          </table:table-cell>
          <table:table-cell table:style-name="ce1" office:value-type="string" calcext:value-type="string">
            <text:p>2/8</text:p>
          </table:table-cell>
          <table:table-cell office:value-type="float" office:value="0.000314741263666087" calcext:value-type="float">
            <text:p>0.000314741263666</text:p>
          </table:table-cell>
          <table:table-cell office:value-type="float" office:value="0.00539781267187339" calcext:value-type="float">
            <text:p>0.005397812671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36363636364" calcext:value-type="float">
            <text:p>100.636363636364</text:p>
          </table:table-cell>
          <table:table-cell office:value-type="float" office:value="811.50744759318" calcext:value-type="float">
            <text:p>811.50744759318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velopmental Biology Homo sapiens R-HSA-1266738</text:p>
          </table:table-cell>
          <table:table-cell office:value-type="string" calcext:value-type="string">
            <text:p>10/786</text:p>
          </table:table-cell>
          <table:table-cell office:value-type="float" office:value="0.000306277602263666" calcext:value-type="float">
            <text:p>0.000306277602264</text:p>
          </table:table-cell>
          <table:table-cell office:value-type="float" office:value="0.00539781267187339" calcext:value-type="float">
            <text:p>0.005397812671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613224315677" calcext:value-type="float">
            <text:p>4.25613224315677</text:p>
          </table:table-cell>
          <table:table-cell office:value-type="float" office:value="34.436445442759" calcext:value-type="float">
            <text:p>34.436445442759</text:p>
          </table:table-cell>
          <table:table-cell office:value-type="string" calcext:value-type="string">
            <text:p>LYN;SMAD2;PDGFRA;HHEX;TGFB1;FURIN;TCF4;ITGA5;DKK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uppel-like Factor 6 Signaling in Prostate Cancer</text:p>
          </table:table-cell>
          <table:table-cell table:style-name="ce1" office:value-type="string" calcext:value-type="string">
            <text:p>2/9</text:p>
          </table:table-cell>
          <table:table-cell office:value-type="float" office:value="0.00040377900206165" calcext:value-type="float">
            <text:p>0.000403779002062</text:p>
          </table:table-cell>
          <table:table-cell office:value-type="float" office:value="0.00544632142315714" calcext:value-type="float">
            <text:p>0.00544632142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554112554113" calcext:value-type="float">
            <text:p>86.2554112554113</text:p>
          </table:table-cell>
          <table:table-cell office:value-type="float" office:value="674.055233209698" calcext:value-type="float">
            <text:p>674.055233209698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roRNAs Role in Melanoma</text:p>
          </table:table-cell>
          <table:table-cell office:value-type="string" calcext:value-type="string">
            <text:p>3/43</text:p>
          </table:table-cell>
          <table:table-cell office:value-type="float" office:value="0.00042086357221396" calcext:value-type="float">
            <text:p>0.000420863572214</text:p>
          </table:table-cell>
          <table:table-cell office:value-type="float" office:value="0.00554774708827492" calcext:value-type="float">
            <text:p>0.005547747088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523076923077" calcext:value-type="float">
            <text:p>22.9523076923077</text:p>
          </table:table-cell>
          <table:table-cell office:value-type="float" office:value="178.412920232276" calcext:value-type="float">
            <text:p>178.412920232276</text:p>
          </table:table-cell>
          <table:table-cell office:value-type="string" calcext:value-type="string">
            <text:p>CDKN1A;ZEB2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ulloblastoma</text:p>
          </table:table-cell>
          <table:table-cell office:value-type="string" calcext:value-type="string">
            <text:p>4/104</text:p>
          </table:table-cell>
          <table:table-cell office:value-type="float" office:value="0.000435160368765727" calcext:value-type="float">
            <text:p>0.000435160368766</text:p>
          </table:table-cell>
          <table:table-cell office:value-type="float" office:value="0.00560873364186937" calcext:value-type="float">
            <text:p>0.005608733641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95" calcext:value-type="float">
            <text:p>12.395</text:p>
          </table:table-cell>
          <table:table-cell office:value-type="float" office:value="95.9347705645733" calcext:value-type="float">
            <text:p>95.9347705645733</text:p>
          </table:table-cell>
          <table:table-cell office:value-type="string" calcext:value-type="string">
            <text:p>SMAD2;PDGFRA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H1 Down regulation Promotes Cancer Cell Migration and Metastases</text:p>
          </table:table-cell>
          <table:table-cell office:value-type="string" calcext:value-type="string">
            <text:p>3/44</text:p>
          </table:table-cell>
          <table:table-cell office:value-type="float" office:value="0.000450563121761199" calcext:value-type="float">
            <text:p>0.000450563121761</text:p>
          </table:table-cell>
          <table:table-cell office:value-type="float" office:value="0.00568101327438033" calcext:value-type="float">
            <text:p>0.00568101327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913696060038" calcext:value-type="float">
            <text:p>22.3913696060038</text:p>
          </table:table-cell>
          <table:table-cell office:value-type="float" office:value="172.525779926128" calcext:value-type="float">
            <text:p>172.525779926128</text:p>
          </table:table-cell>
          <table:table-cell office:value-type="string" calcext:value-type="string">
            <text:p>ZEB2;CDH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nscriptional regulation of pluripotent stem cells Homo sapiens R-HSA-452723</text:p>
          </table:table-cell>
          <table:table-cell office:value-type="string" calcext:value-type="string">
            <text:p>3/42</text:p>
          </table:table-cell>
          <table:table-cell office:value-type="float" office:value="0.000392452875552267" calcext:value-type="float">
            <text:p>0.000392452875552</text:p>
          </table:table-cell>
          <table:table-cell office:value-type="float" office:value="0.00641006363402036" calcext:value-type="float">
            <text:p>0.00641006363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420118343195" calcext:value-type="float">
            <text:p>23.5420118343195</text:p>
          </table:table-cell>
          <table:table-cell office:value-type="float" office:value="184.642213890043" calcext:value-type="float">
            <text:p>184.642213890043</text:p>
          </table:table-cell>
          <table:table-cell office:value-type="string" calcext:value-type="string">
            <text:p>SMAD2;HHEX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Ependymoma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PDGFR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 in Skin Aging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R1/AP-1 Signaling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HA2 Mutations in Cataract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CDH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ioblastoma <text:s/>Proneural Subtype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PDGFRA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R Signaling in Pancreatic Neoplasms</text:p>
          </table:table-cell>
          <table:table-cell office:value-type="string" calcext:value-type="string">
            <text:p>3/47</text:p>
          </table:table-cell>
          <table:table-cell office:value-type="float" office:value="0.000547634313910708" calcext:value-type="float">
            <text:p>0.000547634313911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615384615385" calcext:value-type="float">
            <text:p>20.8615384615385</text:p>
          </table:table-cell>
          <table:table-cell office:value-type="float" office:value="156.668126191167" calcext:value-type="float">
            <text:p>156.668126191167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dgkin Lymphoma</text:p>
          </table:table-cell>
          <table:table-cell office:value-type="string" calcext:value-type="string">
            <text:p>4/110</text:p>
          </table:table-cell>
          <table:table-cell office:value-type="float" office:value="0.000538085756474798" calcext:value-type="float">
            <text:p>0.000538085756475</text:p>
          </table:table-cell>
          <table:table-cell office:value-type="float" office:value="0.00647680393490428" calcext:value-type="float">
            <text:p>0.00647680393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9858490566" calcext:value-type="float">
            <text:p>11.689858490566</text:p>
          </table:table-cell>
          <table:table-cell office:value-type="float" office:value="87.9953234213437" calcext:value-type="float">
            <text:p>87.9953234213437</text:p>
          </table:table-cell>
          <table:table-cell office:value-type="string" calcext:value-type="string">
            <text:p>LYN;SMAD2;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escence and autophagy</text:p>
          </table:table-cell>
          <table:table-cell office:value-type="string" calcext:value-type="string">
            <text:p>4/99</text:p>
          </table:table-cell>
          <table:table-cell office:value-type="float" office:value="0.000360820083725986" calcext:value-type="float">
            <text:p>0.000360820083726</text:p>
          </table:table-cell>
          <table:table-cell office:value-type="float" office:value="0.00671817741194878" calcext:value-type="float">
            <text:p>0.00671817741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506578947368" calcext:value-type="float">
            <text:p>13.0506578947368</text:p>
          </table:table-cell>
          <table:table-cell office:value-type="float" office:value="103.454276162826" calcext:value-type="float">
            <text:p>103.454276162826</text:p>
          </table:table-cell>
          <table:table-cell office:value-type="string" calcext:value-type="string">
            <text:p>CDKN1A;SPARC;TGFB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lated cardiomyopathy</text:p>
          </table:table-cell>
          <table:table-cell office:value-type="string" calcext:value-type="string">
            <text:p>4/100</text:p>
          </table:table-cell>
          <table:table-cell office:value-type="float" office:value="0.000374898293077499" calcext:value-type="float">
            <text:p>0.000374898293077</text:p>
          </table:table-cell>
          <table:table-cell office:value-type="float" office:value="0.00671817741194878" calcext:value-type="float">
            <text:p>0.00671817741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140625" calcext:value-type="float">
            <text:p>12.9140625</text:p>
          </table:table-cell>
          <table:table-cell office:value-type="float" office:value="101.877176689907" calcext:value-type="float">
            <text:p>101.877176689907</text:p>
          </table:table-cell>
          <table:table-cell office:value-type="string" calcext:value-type="string">
            <text:p>TGFB1;ITGB5;TPM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Vitiligo</text:p>
          </table:table-cell>
          <table:table-cell office:value-type="string" calcext:value-type="string">
            <text:p>3/50</text:p>
          </table:table-cell>
          <table:table-cell office:value-type="float" office:value="0.000657155534456632" calcext:value-type="float">
            <text:p>0.000657155534457</text:p>
          </table:table-cell>
          <table:table-cell office:value-type="float" office:value="0.00680625374972941" calcext:value-type="float">
            <text:p>0.00680625374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270049099836" calcext:value-type="float">
            <text:p>19.5270049099836</text:p>
          </table:table-cell>
          <table:table-cell office:value-type="float" office:value="143.08588265054" calcext:value-type="float">
            <text:p>143.08588265054</text:p>
          </table:table-cell>
          <table:table-cell office:value-type="string" calcext:value-type="string">
            <text:p>TGFB1;DKK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scular Endothelial Cell Activation by Growth Factors</text:p>
          </table:table-cell>
          <table:table-cell office:value-type="string" calcext:value-type="string">
            <text:p>3/51</text:p>
          </table:table-cell>
          <table:table-cell office:value-type="float" office:value="0.000696535896957325" calcext:value-type="float">
            <text:p>0.000696535896957</text:p>
          </table:table-cell>
          <table:table-cell office:value-type="float" office:value="0.00684730203788557" calcext:value-type="float">
            <text:p>0.00684730203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192307692308" calcext:value-type="float">
            <text:p>19.1192307692308</text:p>
          </table:table-cell>
          <table:table-cell office:value-type="float" office:value="138.985168421018" calcext:value-type="float">
            <text:p>138.985168421018</text:p>
          </table:table-cell>
          <table:table-cell office:value-type="string" calcext:value-type="string">
            <text:p>TGFB1;TFPI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shimoto's Thyroiditis</text:p>
          </table:table-cell>
          <table:table-cell office:value-type="string" calcext:value-type="string">
            <text:p>3/51</text:p>
          </table:table-cell>
          <table:table-cell office:value-type="float" office:value="0.000696535896957325" calcext:value-type="float">
            <text:p>0.000696535896957</text:p>
          </table:table-cell>
          <table:table-cell office:value-type="float" office:value="0.00684730203788557" calcext:value-type="float">
            <text:p>0.00684730203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192307692308" calcext:value-type="float">
            <text:p>19.1192307692308</text:p>
          </table:table-cell>
          <table:table-cell office:value-type="float" office:value="138.985168421018" calcext:value-type="float">
            <text:p>138.985168421018</text:p>
          </table:table-cell>
          <table:table-cell office:value-type="string" calcext:value-type="string">
            <text:p>LYN;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reatic Ductal Carcinoma</text:p>
          </table:table-cell>
          <table:table-cell office:value-type="string" calcext:value-type="string">
            <text:p>4/117</text:p>
          </table:table-cell>
          <table:table-cell office:value-type="float" office:value="0.000678792668290459" calcext:value-type="float">
            <text:p>0.00067879266829</text:p>
          </table:table-cell>
          <table:table-cell office:value-type="float" office:value="0.00684730203788557" calcext:value-type="float">
            <text:p>0.00684730203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18362831858" calcext:value-type="float">
            <text:p>10.9618362831858</text:p>
          </table:table-cell>
          <table:table-cell office:value-type="float" office:value="79.9687313327076" calcext:value-type="float">
            <text:p>79.9687313327076</text:p>
          </table:table-cell>
          <table:table-cell office:value-type="string" calcext:value-type="string">
            <text:p>SMAD2;CDKN1A;TGFB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ways Regulating Hippo Signaling WP4540</text:p>
          </table:table-cell>
          <table:table-cell office:value-type="string" calcext:value-type="string">
            <text:p>4/98</text:p>
          </table:table-cell>
          <table:table-cell office:value-type="float" office:value="0.000347124446104848" calcext:value-type="float">
            <text:p>0.000347124446105</text:p>
          </table:table-cell>
          <table:table-cell office:value-type="float" office:value="0.00697404568992467" calcext:value-type="float">
            <text:p>0.006974045689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901595744681" calcext:value-type="float">
            <text:p>13.1901595744681</text:p>
          </table:table-cell>
          <table:table-cell office:value-type="float" office:value="105.070532016205" calcext:value-type="float">
            <text:p>105.070532016205</text:p>
          </table:table-cell>
          <table:table-cell office:value-type="string" calcext:value-type="string">
            <text:p>SMAD2;PDGFRA;CDH3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L Expression Regulation by BMP4 and TGFB1</text:p>
          </table:table-cell>
          <table:table-cell table:style-name="ce1" office:value-type="string" calcext:value-type="string">
            <text:p>2/12</text:p>
          </table:table-cell>
          <table:table-cell office:value-type="float" office:value="0.000735398408705035" calcext:value-type="float">
            <text:p>0.000735398408705</text:p>
          </table:table-cell>
          <table:table-cell office:value-type="float" office:value="0.00699231273850689" calcext:value-type="float">
            <text:p>0.006992312738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69696969697" calcext:value-type="float">
            <text:p>60.369696969697</text:p>
          </table:table-cell>
          <table:table-cell office:value-type="float" office:value="435.573289100152" calcext:value-type="float">
            <text:p>435.573289100152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gradation of the extracellular matrix Homo sapiens R-HSA-1474228</text:p>
          </table:table-cell>
          <table:table-cell office:value-type="string" calcext:value-type="string">
            <text:p>4/106</text:p>
          </table:table-cell>
          <table:table-cell office:value-type="float" office:value="0.000467747869627406" calcext:value-type="float">
            <text:p>0.000467747869627</text:p>
          </table:table-cell>
          <table:table-cell office:value-type="float" office:value="0.00729261451282728" calcext:value-type="float">
            <text:p>0.00729261451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507352941176" calcext:value-type="float">
            <text:p>12.1507352941176</text:p>
          </table:table-cell>
          <table:table-cell office:value-type="float" office:value="93.1667488673932" calcext:value-type="float">
            <text:p>93.1667488673932</text:p>
          </table:table-cell>
          <table:table-cell office:value-type="string" calcext:value-type="string">
            <text:p>CDH1;ADAM9;FURIN;NI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 Response Up</text:p>
          </table:table-cell>
          <table:table-cell office:value-type="string" calcext:value-type="string">
            <text:p>4/158</text:p>
          </table:table-cell>
          <table:table-cell office:value-type="float" office:value="0.00206198258267594" calcext:value-type="float">
            <text:p>0.002061982582676</text:p>
          </table:table-cell>
          <table:table-cell office:value-type="float" office:value="0.0073106655203965" calcext:value-type="float">
            <text:p>0.00731066552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678571428571" calcext:value-type="float">
            <text:p>8.02678571428571</text:p>
          </table:table-cell>
          <table:table-cell office:value-type="float" office:value="49.6383439184849" calcext:value-type="float">
            <text:p>49.6383439184849</text:p>
          </table:table-cell>
          <table:table-cell office:value-type="string" calcext:value-type="string">
            <text:p>LYN;CA2;FURIN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U5F1 (OCT4) <text:s/>SOX2 <text:s/>NANOG repress genes related to differentiation Homo sapiens R-HSA-2892245</text:p>
          </table:table-cell>
          <table:table-cell table:style-name="ce1" office:value-type="string" calcext:value-type="string">
            <text:p>2/10</text:p>
          </table:table-cell>
          <table:table-cell office:value-type="float" office:value="0.000503615903747569" calcext:value-type="float">
            <text:p>0.000503615903748</text:p>
          </table:table-cell>
          <table:table-cell office:value-type="float" office:value="0.00751044586893113" calcext:value-type="float">
            <text:p>0.00751044586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69696969697" calcext:value-type="float">
            <text:p>75.469696969697</text:p>
          </table:table-cell>
          <table:table-cell office:value-type="float" office:value="573.09398703068" calcext:value-type="float">
            <text:p>573.09398703068</text:p>
          </table:table-cell>
          <table:table-cell office:value-type="string" calcext:value-type="string">
            <text:p>HHEX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Werner Syndrome (Adult Progeria)</text:p>
          </table:table-cell>
          <table:table-cell office:value-type="string" calcext:value-type="string">
            <text:p>2/13</text:p>
          </table:table-cell>
          <table:table-cell office:value-type="float" office:value="0.000867200498237092" calcext:value-type="float">
            <text:p>0.000867200498237</text:p>
          </table:table-cell>
          <table:table-cell office:value-type="float" office:value="0.00787543368568928" calcext:value-type="float">
            <text:p>0.00787543368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787878787879" calcext:value-type="float">
            <text:p>54.8787878787879</text:p>
          </table:table-cell>
          <table:table-cell office:value-type="float" office:value="386.90864481269" calcext:value-type="float">
            <text:p>386.90864481269</text:p>
          </table:table-cell>
          <table:table-cell office:value-type="string" calcext:value-type="string">
            <text:p>SERPINE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-linked kinase signaling</text:p>
          </table:table-cell>
          <table:table-cell office:value-type="string" calcext:value-type="string">
            <text:p>3/45</text:p>
          </table:table-cell>
          <table:table-cell office:value-type="float" office:value="0.000481575605645574" calcext:value-type="float">
            <text:p>0.000481575605646</text:p>
          </table:table-cell>
          <table:table-cell office:value-type="float" office:value="0.00829791812804681" calcext:value-type="float">
            <text:p>0.00829791812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71428571429" calcext:value-type="float">
            <text:p>21.8571428571429</text:p>
          </table:table-cell>
          <table:table-cell office:value-type="float" office:value="166.954634235889" calcext:value-type="float">
            <text:p>166.954634235889</text:p>
          </table:table-cell>
          <table:table-cell office:value-type="string" calcext:value-type="string">
            <text:p>ILK;MYL9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R/BMPR -&gt; SMAD2/3 Signaling</text:p>
          </table:table-cell>
          <table:table-cell office:value-type="string" calcext:value-type="string">
            <text:p>2/14</text:p>
          </table:table-cell>
          <table:table-cell office:value-type="float" office:value="0.00100951472140723" calcext:value-type="float">
            <text:p>0.001009514721407</text:p>
          </table:table-cell>
          <table:table-cell office:value-type="float" office:value="0.00852914477372678" calcext:value-type="float">
            <text:p>0.00852914477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030303030303" calcext:value-type="float">
            <text:p>50.3030303030303</text:p>
          </table:table-cell>
          <table:table-cell office:value-type="float" office:value="347.00466642919" calcext:value-type="float">
            <text:p>347.00466642919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F as a Regulator of Melanoma Cell Development</text:p>
          </table:table-cell>
          <table:table-cell office:value-type="string" calcext:value-type="string">
            <text:p>3/57</text:p>
          </table:table-cell>
          <table:table-cell office:value-type="float" office:value="0.000964526039967319" calcext:value-type="float">
            <text:p>0.000964526039967</text:p>
          </table:table-cell>
          <table:table-cell office:value-type="float" office:value="0.00852914477372678" calcext:value-type="float">
            <text:p>0.00852914477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897435897436" calcext:value-type="float">
            <text:p>16.9897435897436</text:p>
          </table:table-cell>
          <table:table-cell office:value-type="float" office:value="117.974634151006" calcext:value-type="float">
            <text:p>117.974634151006</text:p>
          </table:table-cell>
          <table:table-cell office:value-type="string" calcext:value-type="string">
            <text:p>CDKN1A;CDH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with Altered Expression in Cancer-Associated Evading of Growth Suppressors</text:p>
          </table:table-cell>
          <table:table-cell office:value-type="string" calcext:value-type="string">
            <text:p>3/58</text:p>
          </table:table-cell>
          <table:table-cell office:value-type="float" office:value="0.00101467411963301" calcext:value-type="float">
            <text:p>0.001014674119633</text:p>
          </table:table-cell>
          <table:table-cell office:value-type="float" office:value="0.00852914477372678" calcext:value-type="float">
            <text:p>0.00852914477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8" calcext:value-type="float">
            <text:p>16.68</text:p>
          </table:table-cell>
          <table:table-cell office:value-type="float" office:value="114.978372211125" calcext:value-type="float">
            <text:p>114.978372211125</text:p>
          </table:table-cell>
          <table:table-cell office:value-type="string" calcext:value-type="string">
            <text:p>SMAD2;CDH1;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Hepatocellular Carcinoma</text:p>
          </table:table-cell>
          <table:table-cell office:value-type="string" calcext:value-type="string">
            <text:p>4/130</text:p>
          </table:table-cell>
          <table:table-cell office:value-type="float" office:value="0.00100620046375921" calcext:value-type="float">
            <text:p>0.001006200463759</text:p>
          </table:table-cell>
          <table:table-cell office:value-type="float" office:value="0.00852914477372678" calcext:value-type="float">
            <text:p>0.00852914477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2440476190476" calcext:value-type="float">
            <text:p>9.82440476190476</text:p>
          </table:table-cell>
          <table:table-cell office:value-type="float" office:value="67.8038560674919" calcext:value-type="float">
            <text:p>67.8038560674919</text:p>
          </table:table-cell>
          <table:table-cell office:value-type="string" calcext:value-type="string">
            <text:p>PDGFRA;CDKN1A;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arian Cancer</text:p>
          </table:table-cell>
          <table:table-cell office:value-type="string" calcext:value-type="string">
            <text:p>4/130</text:p>
          </table:table-cell>
          <table:table-cell office:value-type="float" office:value="0.00100620046375921" calcext:value-type="float">
            <text:p>0.001006200463759</text:p>
          </table:table-cell>
          <table:table-cell office:value-type="float" office:value="0.00852914477372678" calcext:value-type="float">
            <text:p>0.00852914477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2440476190476" calcext:value-type="float">
            <text:p>9.82440476190476</text:p>
          </table:table-cell>
          <table:table-cell office:value-type="float" office:value="67.8038560674919" calcext:value-type="float">
            <text:p>67.8038560674919</text:p>
          </table:table-cell>
          <table:table-cell office:value-type="string" calcext:value-type="string">
            <text:p>SMAD2;PDGFRA;TGFB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F7 Secretory Unclassified 30609389</text:p>
          </table:table-cell>
          <table:table-cell office:value-type="string" calcext:value-type="string">
            <text:p>16/1808</text:p>
          </table:table-cell>
          <table:table-cell office:value-type="float" office:value="0.000292352147159462" calcext:value-type="float">
            <text:p>0.000292352147159</text:p>
          </table:table-cell>
          <table:table-cell office:value-type="float" office:value="0.00862438834120412" calcext:value-type="float">
            <text:p>0.00862438834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46978021978" calcext:value-type="float">
            <text:p>3.1146978021978</text:p>
          </table:table-cell>
          <table:table-cell office:value-type="float" office:value="25.3460137688549" calcext:value-type="float">
            <text:p>25.3460137688549</text:p>
          </table:table-cell>
          <table:table-cell office:value-type="string" calcext:value-type="string">
            <text:p>LYN;PHTF2;ABCC4;TGFB1;ITGB5;TMEM40;ACSL4;TFPI;STX11;ICAM1;CDH3;CDH1;SMPD1;ADAM9;ITGA5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-linked kinase signaling Homo sapiens 21738158-6194-11e5-8ac5-06603eb7f303</text:p>
          </table:table-cell>
          <table:table-cell office:value-type="string" calcext:value-type="string">
            <text:p>3/45</text:p>
          </table:table-cell>
          <table:table-cell office:value-type="float" office:value="0.000481575605645574" calcext:value-type="float">
            <text:p>0.000481575605646</text:p>
          </table:table-cell>
          <table:table-cell office:value-type="float" office:value="0.00876467602274944" calcext:value-type="float">
            <text:p>0.008764676022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71428571429" calcext:value-type="float">
            <text:p>21.8571428571429</text:p>
          </table:table-cell>
          <table:table-cell office:value-type="float" office:value="166.954634235889" calcext:value-type="float">
            <text:p>166.954634235889</text:p>
          </table:table-cell>
          <table:table-cell office:value-type="string" calcext:value-type="string">
            <text:p>ILK;MYL9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8/513</text:p>
          </table:table-cell>
          <table:table-cell office:value-type="float" office:value="0.000339751479588458" calcext:value-type="float">
            <text:p>0.000339751479588</text:p>
          </table:table-cell>
          <table:table-cell office:value-type="float" office:value="0.00878500254364442" calcext:value-type="float">
            <text:p>0.00878500254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924092409241" calcext:value-type="float">
            <text:p>5.12924092409241</text:p>
          </table:table-cell>
          <table:table-cell office:value-type="float" office:value="40.9687662854749" calcext:value-type="float">
            <text:p>40.9687662854749</text:p>
          </table:table-cell>
          <table:table-cell office:value-type="string" calcext:value-type="string">
            <text:p>LYN;PDGFRA;ITGB5;CDH1;PECAM1;TNS3;PAG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cal Adhesion WP306</text:p>
          </table:table-cell>
          <table:table-cell office:value-type="string" calcext:value-type="string">
            <text:p>5/198</text:p>
          </table:table-cell>
          <table:table-cell office:value-type="float" office:value="0.000568470902608396" calcext:value-type="float">
            <text:p>0.000568470902608</text:p>
          </table:table-cell>
          <table:table-cell office:value-type="float" office:value="0.00903962626255245" calcext:value-type="float">
            <text:p>0.00903962626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703265071141" calcext:value-type="float">
            <text:p>8.11703265071141</text:p>
          </table:table-cell>
          <table:table-cell office:value-type="float" office:value="60.6550169852308" calcext:value-type="float">
            <text:p>60.6550169852308</text:p>
          </table:table-cell>
          <table:table-cell office:value-type="string" calcext:value-type="string">
            <text:p>PDGFRA;ITGB5;ILK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cal Adhesion-PI3K-Akt-mTOR-signaling pathway WP3932</text:p>
          </table:table-cell>
          <table:table-cell office:value-type="string" calcext:value-type="string">
            <text:p>6/303</text:p>
          </table:table-cell>
          <table:table-cell office:value-type="float" office:value="0.000572646007582508" calcext:value-type="float">
            <text:p>0.000572646007583</text:p>
          </table:table-cell>
          <table:table-cell office:value-type="float" office:value="0.00903962626255245" calcext:value-type="float">
            <text:p>0.00903962626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784946236559" calcext:value-type="float">
            <text:p>6.39784946236559</text:p>
          </table:table-cell>
          <table:table-cell office:value-type="float" office:value="47.761499762194" calcext:value-type="float">
            <text:p>47.761499762194</text:p>
          </table:table-cell>
          <table:table-cell office:value-type="string" calcext:value-type="string">
            <text:p>PDGFRA;CDKN1A;ITGB5;SLC2A3;ITGA5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trin signaling pathway WP4659</text:p>
          </table:table-cell>
          <table:table-cell office:value-type="string" calcext:value-type="string">
            <text:p>4/114</text:p>
          </table:table-cell>
          <table:table-cell office:value-type="float" office:value="0.000615643158714063" calcext:value-type="float">
            <text:p>0.000615643158714</text:p>
          </table:table-cell>
          <table:table-cell office:value-type="float" office:value="0.00907047587172053" calcext:value-type="float">
            <text:p>0.00907047587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625" calcext:value-type="float">
            <text:p>11.2625</text:p>
          </table:table-cell>
          <table:table-cell office:value-type="float" office:value="83.2618948515779" calcext:value-type="float">
            <text:p>83.2618948515779</text:p>
          </table:table-cell>
          <table:table-cell office:value-type="string" calcext:value-type="string">
            <text:p>CDKN1A;CDH1;SERPINE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Multiple Myeloma</text:p>
          </table:table-cell>
          <table:table-cell office:value-type="string" calcext:value-type="string">
            <text:p>3/60</text:p>
          </table:table-cell>
          <table:table-cell office:value-type="float" office:value="0.00111985555442621" calcext:value-type="float">
            <text:p>0.001119855554426</text:p>
          </table:table-cell>
          <table:table-cell office:value-type="float" office:value="0.00914811579672115" calcext:value-type="float">
            <text:p>0.00914811579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931174089069" calcext:value-type="float">
            <text:p>16.0931174089069</text:p>
          </table:table-cell>
          <table:table-cell office:value-type="float" office:value="109.345580549544" calcext:value-type="float">
            <text:p>109.345580549544</text:p>
          </table:table-cell>
          <table:table-cell office:value-type="string" calcext:value-type="string">
            <text:p>TGFB1;DKK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Periodontitis</text:p>
          </table:table-cell>
          <table:table-cell office:value-type="string" calcext:value-type="string">
            <text:p>3/61</text:p>
          </table:table-cell>
          <table:table-cell office:value-type="float" office:value="0.00117492886629782" calcext:value-type="float">
            <text:p>0.001174928866298</text:p>
          </table:table-cell>
          <table:table-cell office:value-type="float" office:value="0.00946470475628803" calcext:value-type="float">
            <text:p>0.00946470475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48541114058" calcext:value-type="float">
            <text:p>15.8148541114058</text:p>
          </table:table-cell>
          <table:table-cell office:value-type="float" office:value="106.695667196858" calcext:value-type="float">
            <text:p>106.695667196858</text:p>
          </table:table-cell>
          <table:table-cell office:value-type="string" calcext:value-type="string">
            <text:p>TGFB1;SERPINE1;CTS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 in gastrointestinal stem cells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956598676988942" calcext:value-type="float">
            <text:p>0.00956598676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ocyte and its surface molecules</text:p>
          </table:table-cell>
          <table:table-cell table:style-name="ce1" office:value-type="string" calcext:value-type="string">
            <text:p>2/11</text:p>
          </table:table-cell>
          <table:table-cell office:value-type="float" office:value="0.000614179683482303" calcext:value-type="float">
            <text:p>0.000614179683482</text:p>
          </table:table-cell>
          <table:table-cell office:value-type="float" office:value="0.00956598676988942" calcext:value-type="float">
            <text:p>0.00956598676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08080808081" calcext:value-type="float">
            <text:p>67.0808080808081</text:p>
          </table:table-cell>
          <table:table-cell office:value-type="float" office:value="496.077536690995" calcext:value-type="float">
            <text:p>496.077536690995</text:p>
          </table:table-cell>
          <table:table-cell office:value-type="string" calcext:value-type="string">
            <text:p>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scle contraction</text:p>
          </table:table-cell>
          <table:table-cell office:value-type="string" calcext:value-type="string">
            <text:p>3/49</text:p>
          </table:table-cell>
          <table:table-cell office:value-type="float" office:value="0.000619226822158021" calcext:value-type="float">
            <text:p>0.000619226822158</text:p>
          </table:table-cell>
          <table:table-cell office:value-type="float" office:value="0.00956598676988942" calcext:value-type="float">
            <text:p>0.00956598676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2508361204" calcext:value-type="float">
            <text:p>19.952508361204</text:p>
          </table:table-cell>
          <table:table-cell office:value-type="float" office:value="147.389955799643" calcext:value-type="float">
            <text:p>147.389955799643</text:p>
          </table:table-cell>
          <table:table-cell office:value-type="string" calcext:value-type="string">
            <text:p>ITGB5;TPM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gulation of extracellular matrix</text:p>
          </table:table-cell>
          <table:table-cell office:value-type="string" calcext:value-type="string">
            <text:p>8/565</text:p>
          </table:table-cell>
          <table:table-cell office:value-type="float" office:value="0.000643126541223696" calcext:value-type="float">
            <text:p>0.000643126541224</text:p>
          </table:table-cell>
          <table:table-cell office:value-type="float" office:value="0.0096040230156072" calcext:value-type="float">
            <text:p>0.009604023015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794135248354" calcext:value-type="float">
            <text:p>4.63794135248354</text:p>
          </table:table-cell>
          <table:table-cell office:value-type="float" office:value="34.0850150661979" calcext:value-type="float">
            <text:p>34.0850150661979</text:p>
          </table:table-cell>
          <table:table-cell office:value-type="string" calcext:value-type="string">
            <text:p>PDGFRA;TGFB1;SERPINE1;LCN2;TGFBI;TFPI;DKK1;CTS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K2B</text:p>
          </table:table-cell>
          <table:table-cell table:style-name="ce1" office:value-type="string" calcext:value-type="string">
            <text:p>2/8</text:p>
          </table:table-cell>
          <table:table-cell office:value-type="float" office:value="0.000314741263666087" calcext:value-type="float">
            <text:p>0.000314741263666</text:p>
          </table:table-cell>
          <table:table-cell office:value-type="float" office:value="0.00971427938203167" calcext:value-type="float">
            <text:p>0.00971427938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36363636364" calcext:value-type="float">
            <text:p>100.636363636364</text:p>
          </table:table-cell>
          <table:table-cell office:value-type="float" office:value="811.50744759318" calcext:value-type="float">
            <text:p>811.50744759318</text:p>
          </table:table-cell>
          <table:table-cell office:value-type="string" calcext:value-type="string">
            <text:p>TGFB1I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N</text:p>
          </table:table-cell>
          <table:table-cell office:value-type="string" calcext:value-type="string">
            <text:p>4/82</text:p>
          </table:table-cell>
          <table:table-cell office:value-type="float" office:value="0.000175071938176284" calcext:value-type="float">
            <text:p>0.000175071938176</text:p>
          </table:table-cell>
          <table:table-cell office:value-type="float" office:value="0.00971427938203167" calcext:value-type="float">
            <text:p>0.00971427938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086538461538" calcext:value-type="float">
            <text:p>15.9086538461538</text:p>
          </table:table-cell>
          <table:table-cell office:value-type="float" office:value="137.614844615153" calcext:value-type="float">
            <text:p>137.614844615153</text:p>
          </table:table-cell>
          <table:table-cell office:value-type="string" calcext:value-type="string">
            <text:p>LYN;PECAM1;PAG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SNK2A1</text:p>
          </table:table-cell>
          <table:table-cell office:value-type="string" calcext:value-type="string">
            <text:p>6/286</text:p>
          </table:table-cell>
          <table:table-cell office:value-type="float" office:value="0.000422359973131812" calcext:value-type="float">
            <text:p>0.000422359973132</text:p>
          </table:table-cell>
          <table:table-cell office:value-type="float" office:value="0.00971427938203167" calcext:value-type="float">
            <text:p>0.00971427938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216589861751" calcext:value-type="float">
            <text:p>6.79216589861751</text:p>
          </table:table-cell>
          <table:table-cell office:value-type="float" office:value="52.7727693702528" calcext:value-type="float">
            <text:p>52.7727693702528</text:p>
          </table:table-cell>
          <table:table-cell office:value-type="string" calcext:value-type="string">
            <text:p>HHEX;CDH1;FURIN;TCF4;TFPI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elet endothelial cell adhesion molecule 1 (PECAM1) interactions</text:p>
          </table:table-cell>
          <table:table-cell table:style-name="ce1" office:value-type="string" calcext:value-type="string">
            <text:p>2/12</text:p>
          </table:table-cell>
          <table:table-cell office:value-type="float" office:value="0.000735398408705035" calcext:value-type="float">
            <text:p>0.000735398408705</text:p>
          </table:table-cell>
          <table:table-cell office:value-type="float" office:value="0.0102955777218705" calcext:value-type="float">
            <text:p>0.010295577721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69696969697" calcext:value-type="float">
            <text:p>60.369696969697</text:p>
          </table:table-cell>
          <table:table-cell office:value-type="float" office:value="435.573289100152" calcext:value-type="float">
            <text:p>435.573289100152</text:p>
          </table:table-cell>
          <table:table-cell office:value-type="string" calcext:value-type="string">
            <text:p>LYN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CAM1 interactions Homo sapiens R-HSA-210990</text:p>
          </table:table-cell>
          <table:table-cell table:style-name="ce1" office:value-type="string" calcext:value-type="string">
            <text:p>2/12</text:p>
          </table:table-cell>
          <table:table-cell office:value-type="float" office:value="0.000735398408705035" calcext:value-type="float">
            <text:p>0.000735398408705</text:p>
          </table:table-cell>
          <table:table-cell office:value-type="float" office:value="0.0105100689244095" calcext:value-type="float">
            <text:p>0.0105100689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69696969697" calcext:value-type="float">
            <text:p>60.369696969697</text:p>
          </table:table-cell>
          <table:table-cell office:value-type="float" office:value="435.573289100152" calcext:value-type="float">
            <text:p>435.573289100152</text:p>
          </table:table-cell>
          <table:table-cell office:value-type="string" calcext:value-type="string">
            <text:p>LYN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Androgenetic Alopecia</text:p>
          </table:table-cell>
          <table:table-cell office:value-type="string" calcext:value-type="string">
            <text:p>2/16</text:p>
          </table:table-cell>
          <table:table-cell office:value-type="float" office:value="0.00132539638750632" calcext:value-type="float">
            <text:p>0.001325396387506</text:p>
          </table:table-cell>
          <table:table-cell office:value-type="float" office:value="0.0105305466404611" calcext:value-type="float">
            <text:p>0.01053054664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25541125541" calcext:value-type="float">
            <text:p>43.1125541125541</text:p>
          </table:table-cell>
          <table:table-cell office:value-type="float" office:value="285.665667736596" calcext:value-type="float">
            <text:p>285.665667736596</text:p>
          </table:table-cell>
          <table:table-cell office:value-type="string" calcext:value-type="string">
            <text:p>TGFB1;TGFB1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Ulcerative Colitis</text:p>
          </table:table-cell>
          <table:table-cell office:value-type="string" calcext:value-type="string">
            <text:p>4/141</text:p>
          </table:table-cell>
          <table:table-cell office:value-type="float" office:value="0.00135908006250068" calcext:value-type="float">
            <text:p>0.001359080062501</text:p>
          </table:table-cell>
          <table:table-cell office:value-type="float" office:value="0.0106522491385188" calcext:value-type="float">
            <text:p>0.01065224913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056569343066" calcext:value-type="float">
            <text:p>9.03056569343066</text:p>
          </table:table-cell>
          <table:table-cell office:value-type="float" office:value="59.6102876241675" calcext:value-type="float">
            <text:p>59.6102876241675</text:p>
          </table:table-cell>
          <table:table-cell office:value-type="string" calcext:value-type="string">
            <text:p>TGFB1;CA2;CDH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mega-3/Omega-6 FA synthesis WP4723</text:p>
          </table:table-cell>
          <table:table-cell office:value-type="string" calcext:value-type="string">
            <text:p>2/14</text:p>
          </table:table-cell>
          <table:table-cell office:value-type="float" office:value="0.00100951472140723" calcext:value-type="float">
            <text:p>0.001009514721407</text:p>
          </table:table-cell>
          <table:table-cell office:value-type="float" office:value="0.0106782371637569" calcext:value-type="float">
            <text:p>0.01067823716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030303030303" calcext:value-type="float">
            <text:p>50.3030303030303</text:p>
          </table:table-cell>
          <table:table-cell office:value-type="float" office:value="347.00466642919" calcext:value-type="float">
            <text:p>347.00466642919</text:p>
          </table:table-cell>
          <table:table-cell office:value-type="string" calcext:value-type="string">
            <text:p>FADS2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mega-9 FA synthesis WP4724</text:p>
          </table:table-cell>
          <table:table-cell office:value-type="string" calcext:value-type="string">
            <text:p>2/14</text:p>
          </table:table-cell>
          <table:table-cell office:value-type="float" office:value="0.00100951472140723" calcext:value-type="float">
            <text:p>0.001009514721407</text:p>
          </table:table-cell>
          <table:table-cell office:value-type="float" office:value="0.0106782371637569" calcext:value-type="float">
            <text:p>0.01067823716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030303030303" calcext:value-type="float">
            <text:p>50.3030303030303</text:p>
          </table:table-cell>
          <table:table-cell office:value-type="float" office:value="347.00466642919" calcext:value-type="float">
            <text:p>347.00466642919</text:p>
          </table:table-cell>
          <table:table-cell office:value-type="string" calcext:value-type="string">
            <text:p>FADS2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diac Progenitor Differentiation WP2406</text:p>
          </table:table-cell>
          <table:table-cell office:value-type="string" calcext:value-type="string">
            <text:p>3/53</text:p>
          </table:table-cell>
          <table:table-cell office:value-type="float" office:value="0.000779740005095192" calcext:value-type="float">
            <text:p>0.000779740005095</text:p>
          </table:table-cell>
          <table:table-cell office:value-type="float" office:value="0.0106782371637569" calcext:value-type="float">
            <text:p>0.01067823716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526153846154" calcext:value-type="float">
            <text:p>18.3526153846154</text:p>
          </table:table-cell>
          <table:table-cell office:value-type="float" office:value="131.341410009703" calcext:value-type="float">
            <text:p>131.341410009703</text:p>
          </table:table-cell>
          <table:table-cell office:value-type="string" calcext:value-type="string">
            <text:p>PDGFRA;TGFB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verlap Between Signal Transduction Pathways that Contribute to a Range of LMNA Laminopathies WP4879</text:p>
          </table:table-cell>
          <table:table-cell office:value-type="string" calcext:value-type="string">
            <text:p>3/55</text:p>
          </table:table-cell>
          <table:table-cell office:value-type="float" office:value="0.00086901337221399" calcext:value-type="float">
            <text:p>0.000869013372214</text:p>
          </table:table-cell>
          <table:table-cell office:value-type="float" office:value="0.0106782371637569" calcext:value-type="float">
            <text:p>0.01067823716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449704142012" calcext:value-type="float">
            <text:p>17.6449704142012</text:p>
          </table:table-cell>
          <table:table-cell office:value-type="float" office:value="124.36443430474" calcext:value-type="float">
            <text:p>124.36443430474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ipogenesis WP236</text:p>
          </table:table-cell>
          <table:table-cell office:value-type="string" calcext:value-type="string">
            <text:p>4/130</text:p>
          </table:table-cell>
          <table:table-cell office:value-type="float" office:value="0.00100620046375921" calcext:value-type="float">
            <text:p>0.001006200463759</text:p>
          </table:table-cell>
          <table:table-cell office:value-type="float" office:value="0.0106782371637569" calcext:value-type="float">
            <text:p>0.01067823716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2440476190476" calcext:value-type="float">
            <text:p>9.82440476190476</text:p>
          </table:table-cell>
          <table:table-cell office:value-type="float" office:value="67.8038560674919" calcext:value-type="float">
            <text:p>67.8038560674919</text:p>
          </table:table-cell>
          <table:table-cell office:value-type="string" calcext:value-type="string">
            <text:p>CDKN1A;MBNL1;TGFB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rogens in Sebocyte Maturation</text:p>
          </table:table-cell>
          <table:table-cell office:value-type="string" calcext:value-type="string">
            <text:p>3/65</text:p>
          </table:table-cell>
          <table:table-cell office:value-type="float" office:value="0.00141222729324331" calcext:value-type="float">
            <text:p>0.001412227293243</text:p>
          </table:table-cell>
          <table:table-cell office:value-type="float" office:value="0.0107775240800147" calcext:value-type="float">
            <text:p>0.01077752408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915632754342" calcext:value-type="float">
            <text:p>14.7915632754342</text:p>
          </table:table-cell>
          <table:table-cell office:value-type="float" office:value="97.0709235281661" calcext:value-type="float">
            <text:p>97.0709235281661</text:p>
          </table:table-cell>
          <table:table-cell office:value-type="string" calcext:value-type="string">
            <text:p>FADS2;TGFB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PV Infection and Cancer</text:p>
          </table:table-cell>
          <table:table-cell office:value-type="string" calcext:value-type="string">
            <text:p>3/65</text:p>
          </table:table-cell>
          <table:table-cell office:value-type="float" office:value="0.00141222729324331" calcext:value-type="float">
            <text:p>0.001412227293243</text:p>
          </table:table-cell>
          <table:table-cell office:value-type="float" office:value="0.0107775240800147" calcext:value-type="float">
            <text:p>0.01077752408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915632754342" calcext:value-type="float">
            <text:p>14.7915632754342</text:p>
          </table:table-cell>
          <table:table-cell office:value-type="float" office:value="97.0709235281661" calcext:value-type="float">
            <text:p>97.0709235281661</text:p>
          </table:table-cell>
          <table:table-cell office:value-type="string" calcext:value-type="string">
            <text:p>CDKN1A;CDH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N</text:p>
          </table:table-cell>
          <table:table-cell office:value-type="string" calcext:value-type="string">
            <text:p>4/115</text:p>
          </table:table-cell>
          <table:table-cell office:value-type="float" office:value="0.000636207987822969" calcext:value-type="float">
            <text:p>0.000636207987823</text:p>
          </table:table-cell>
          <table:table-cell office:value-type="float" office:value="0.0109745877899462" calcext:value-type="float">
            <text:p>0.01097458778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60472972973" calcext:value-type="float">
            <text:p>11.160472972973</text:p>
          </table:table-cell>
          <table:table-cell office:value-type="float" office:value="82.1409139329792" calcext:value-type="float">
            <text:p>82.1409139329792</text:p>
          </table:table-cell>
          <table:table-cell office:value-type="string" calcext:value-type="string">
            <text:p>LDHB;TGFB1I1;PECAM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scularization in Hepatocellular Carcinoma</text:p>
          </table:table-cell>
          <table:table-cell office:value-type="string" calcext:value-type="string">
            <text:p>2/17</text:p>
          </table:table-cell>
          <table:table-cell office:value-type="float" office:value="0.00149882310777215" calcext:value-type="float">
            <text:p>0.001498823107772</text:p>
          </table:table-cell>
          <table:table-cell office:value-type="float" office:value="0.0111747484416867" calcext:value-type="float">
            <text:p>0.01117474844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363636363636" calcext:value-type="float">
            <text:p>40.2363636363636</text:p>
          </table:table-cell>
          <table:table-cell office:value-type="float" office:value="261.660093417879" calcext:value-type="float">
            <text:p>261.660093417879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16/CD14 Proinflammatory Monocyte Activation</text:p>
          </table:table-cell>
          <table:table-cell office:value-type="string" calcext:value-type="string">
            <text:p>3/67</text:p>
          </table:table-cell>
          <table:table-cell office:value-type="float" office:value="0.00154134461264645" calcext:value-type="float">
            <text:p>0.001541344612646</text:p>
          </table:table-cell>
          <table:table-cell office:value-type="float" office:value="0.0111747484416867" calcext:value-type="float">
            <text:p>0.01117474844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278846153846" calcext:value-type="float">
            <text:p>14.3278846153846</text:p>
          </table:table-cell>
          <table:table-cell office:value-type="float" office:value="92.7744873696917" calcext:value-type="float">
            <text:p>92.7744873696917</text:p>
          </table:table-cell>
          <table:table-cell office:value-type="string" calcext:value-type="string">
            <text:p>LYN;TGFB1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abolic Effects of Oncogenes and Tumor Suppressor in Cancer Cells</text:p>
          </table:table-cell>
          <table:table-cell office:value-type="string" calcext:value-type="string">
            <text:p>3/68</text:p>
          </table:table-cell>
          <table:table-cell office:value-type="float" office:value="0.00160858485426017" calcext:value-type="float">
            <text:p>0.00160858485426</text:p>
          </table:table-cell>
          <table:table-cell office:value-type="float" office:value="0.0115182619193938" calcext:value-type="float">
            <text:p>0.01151826191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067455621302" calcext:value-type="float">
            <text:p>14.1067455621302</text:p>
          </table:table-cell>
          <table:table-cell office:value-type="float" office:value="90.7402366290939" calcext:value-type="float">
            <text:p>90.7402366290939</text:p>
          </table:table-cell>
          <table:table-cell office:value-type="string" calcext:value-type="string">
            <text:p>FADS2;SLC2A3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ioblastoma</text:p>
          </table:table-cell>
          <table:table-cell office:value-type="string" calcext:value-type="string">
            <text:p><text:s/>Primary</text:p>
          </table:table-cell>
          <table:table-cell office:value-type="string" calcext:value-type="string">
            <text:p>2/48</text:p>
          </table:table-cell>
          <table:table-cell office:value-type="float" office:value="0.0116167597830402" calcext:value-type="float">
            <text:p>0.01161675978304</text:p>
          </table:table-cell>
          <table:table-cell office:value-type="float" office:value="0.0418491967339335" calcext:value-type="float">
            <text:p>0.04184919673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01317523057" calcext:value-type="float">
            <text:p>13.1001317523057</text:p>
          </table:table-cell>
          <table:table-cell office:value-type="float" office:value="58.3651010297135" calcext:value-type="float">
            <text:p>58.3651010297135</text:p>
          </table:table-cell>
          <table:table-cell office:value-type="string" calcext:value-type="string">
            <text:p>PDGFRA;CDKN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eins Involved in Cryptorchidism</text:p>
          </table:table-cell>
          <table:table-cell office:value-type="string" calcext:value-type="string">
            <text:p>2/18</text:p>
          </table:table-cell>
          <table:table-cell office:value-type="float" office:value="0.00168248051321256" calcext:value-type="float">
            <text:p>0.001682480513213</text:p>
          </table:table-cell>
          <table:table-cell office:value-type="float" office:value="0.0116171273531343" calcext:value-type="float">
            <text:p>0.01161712735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9696969697" calcext:value-type="float">
            <text:p>37.719696969697</text:p>
          </table:table-cell>
          <table:table-cell office:value-type="float" office:value="240.934039281272" calcext:value-type="float">
            <text:p>240.934039281272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phage Survival through CCR5 and CXCR4 Mediated Signaling</text:p>
          </table:table-cell>
          <table:table-cell office:value-type="string" calcext:value-type="string">
            <text:p>2/18</text:p>
          </table:table-cell>
          <table:table-cell office:value-type="float" office:value="0.00168248051321256" calcext:value-type="float">
            <text:p>0.001682480513213</text:p>
          </table:table-cell>
          <table:table-cell office:value-type="float" office:value="0.0116171273531343" calcext:value-type="float">
            <text:p>0.01161712735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9696969697" calcext:value-type="float">
            <text:p>37.719696969697</text:p>
          </table:table-cell>
          <table:table-cell office:value-type="float" office:value="240.934039281272" calcext:value-type="float">
            <text:p>240.934039281272</text:p>
          </table:table-cell>
          <table:table-cell office:value-type="string" calcext:value-type="string">
            <text:p>LYN;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ronic Myeloid Leukemia</text:p>
          </table:table-cell>
          <table:table-cell office:value-type="string" calcext:value-type="string">
            <text:p>3/70</text:p>
          </table:table-cell>
          <table:table-cell office:value-type="float" office:value="0.00174851803898486" calcext:value-type="float">
            <text:p>0.001748518038985</text:p>
          </table:table-cell>
          <table:table-cell office:value-type="float" office:value="0.0117923309605956" calcext:value-type="float">
            <text:p>0.011792330960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842709529277" calcext:value-type="float">
            <text:p>13.6842709529277</text:p>
          </table:table-cell>
          <table:table-cell office:value-type="float" office:value="86.8812540696871" calcext:value-type="float">
            <text:p>86.8812540696871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lated Cardiomyopathy</text:p>
          </table:table-cell>
          <table:table-cell office:value-type="string" calcext:value-type="string">
            <text:p>3/70</text:p>
          </table:table-cell>
          <table:table-cell office:value-type="float" office:value="0.00174851803898486" calcext:value-type="float">
            <text:p>0.001748518038985</text:p>
          </table:table-cell>
          <table:table-cell office:value-type="float" office:value="0.0117923309605956" calcext:value-type="float">
            <text:p>0.011792330960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842709529277" calcext:value-type="float">
            <text:p>13.6842709529277</text:p>
          </table:table-cell>
          <table:table-cell office:value-type="float" office:value="86.8812540696871" calcext:value-type="float">
            <text:p>86.8812540696871</text:p>
          </table:table-cell>
          <table:table-cell office:value-type="string" calcext:value-type="string">
            <text:p>SMAD2;TGFB1;TP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reatic Neuroendocrine Tumors</text:p>
          </table:table-cell>
          <table:table-cell office:value-type="string" calcext:value-type="string">
            <text:p>3/71</text:p>
          </table:table-cell>
          <table:table-cell office:value-type="float" office:value="0.00182124609051164" calcext:value-type="float">
            <text:p>0.001821246090512</text:p>
          </table:table-cell>
          <table:table-cell office:value-type="float" office:value="0.0120036674147358" calcext:value-type="float">
            <text:p>0.01200366741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823529411765" calcext:value-type="float">
            <text:p>13.4823529411765</text:p>
          </table:table-cell>
          <table:table-cell office:value-type="float" office:value="85.0498419026256" calcext:value-type="float">
            <text:p>85.0498419026256</text:p>
          </table:table-cell>
          <table:table-cell office:value-type="string" calcext:value-type="string">
            <text:p>SMAD2;TGFB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ioblastoma</text:p>
          </table:table-cell>
          <table:table-cell office:value-type="string" calcext:value-type="string">
            <text:p><text:s/>Secondary</text:p>
          </table:table-cell>
          <table:table-cell office:value-type="string" calcext:value-type="string">
            <text:p>2/50</text:p>
          </table:table-cell>
          <table:table-cell office:value-type="float" office:value="0.0125608922452036" calcext:value-type="float">
            <text:p>0.012560892245204</text:p>
          </table:table-cell>
          <table:table-cell office:value-type="float" office:value="0.0433649851322504" calcext:value-type="float">
            <text:p>0.0433649851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30303030303" calcext:value-type="float">
            <text:p>12.5530303030303</text:p>
          </table:table-cell>
          <table:table-cell office:value-type="float" office:value="54.9467110196934" calcext:value-type="float">
            <text:p>54.9467110196934</text:p>
          </table:table-cell>
          <table:table-cell office:value-type="string" calcext:value-type="string">
            <text:p>PDGFRA;CDKN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YN</text:p>
          </table:table-cell>
          <table:table-cell office:value-type="string" calcext:value-type="string">
            <text:p>5/197</text:p>
          </table:table-cell>
          <table:table-cell office:value-type="float" office:value="0.000555563667082738" calcext:value-type="float">
            <text:p>0.000555563667083</text:p>
          </table:table-cell>
          <table:table-cell office:value-type="float" office:value="0.0125696279677469" calcext:value-type="float">
            <text:p>0.012569627967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972222222222" calcext:value-type="float">
            <text:p>8.15972222222222</text:p>
          </table:table-cell>
          <table:table-cell office:value-type="float" office:value="61.1614210299254" calcext:value-type="float">
            <text:p>61.1614210299254</text:p>
          </table:table-cell>
          <table:table-cell office:value-type="string" calcext:value-type="string">
            <text:p>LYN;SERPINE1;PECAM1;PAG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SNK2A1</text:p>
          </table:table-cell>
          <table:table-cell office:value-type="string" calcext:value-type="string">
            <text:p>8/564</text:p>
          </table:table-cell>
          <table:table-cell office:value-type="float" office:value="0.0006357215401951" calcext:value-type="float">
            <text:p>0.000635721540195</text:p>
          </table:table-cell>
          <table:table-cell office:value-type="float" office:value="0.0127850665305903" calcext:value-type="float">
            <text:p>0.01278506653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652278177458" calcext:value-type="float">
            <text:p>4.64652278177458</text:p>
          </table:table-cell>
          <table:table-cell office:value-type="float" office:value="34.2018921959983" calcext:value-type="float">
            <text:p>34.2018921959983</text:p>
          </table:table-cell>
          <table:table-cell office:value-type="string" calcext:value-type="string">
            <text:p>LYN;CDKN1A;HHEX;CDH1;FURIN;TCF4;TFPI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to Cell Adhesion Signaling Homo sapiens h cell2cellPathway</text:p>
          </table:table-cell>
          <table:table-cell table:style-name="ce1" office:value-type="string" calcext:value-type="string">
            <text:p>2/12</text:p>
          </table:table-cell>
          <table:table-cell office:value-type="float" office:value="0.000735398408705035" calcext:value-type="float">
            <text:p>0.000735398408705</text:p>
          </table:table-cell>
          <table:table-cell office:value-type="float" office:value="0.0128694721523381" calcext:value-type="float">
            <text:p>0.012869472152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69696969697" calcext:value-type="float">
            <text:p>60.369696969697</text:p>
          </table:table-cell>
          <table:table-cell office:value-type="float" office:value="435.573289100152" calcext:value-type="float">
            <text:p>435.573289100152</text:p>
          </table:table-cell>
          <table:table-cell office:value-type="string" calcext:value-type="string">
            <text:p>CDH1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metrial cancer WP4155</text:p>
          </table:table-cell>
          <table:table-cell office:value-type="string" calcext:value-type="string">
            <text:p>3/63</text:p>
          </table:table-cell>
          <table:table-cell office:value-type="float" office:value="0.00129013869956159" calcext:value-type="float">
            <text:p>0.001290138699562</text:p>
          </table:table-cell>
          <table:table-cell office:value-type="float" office:value="0.0129600296637778" calcext:value-type="float">
            <text:p>0.012960029663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861538461538" calcext:value-type="float">
            <text:p>15.2861538461538</text:p>
          </table:table-cell>
          <table:table-cell office:value-type="float" office:value="101.698866336081" calcext:value-type="float">
            <text:p>101.698866336081</text:p>
          </table:table-cell>
          <table:table-cell office:value-type="string" calcext:value-type="string">
            <text:p>CDKN1A;CDH1;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hesion and diapedesis of lymphocytes</text:p>
          </table:table-cell>
          <table:table-cell office:value-type="string" calcext:value-type="string">
            <text:p>2/14</text:p>
          </table:table-cell>
          <table:table-cell office:value-type="float" office:value="0.00100951472140723" calcext:value-type="float">
            <text:p>0.001009514721407</text:p>
          </table:table-cell>
          <table:table-cell office:value-type="float" office:value="0.0129615331236944" calcext:value-type="float">
            <text:p>0.01296153312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030303030303" calcext:value-type="float">
            <text:p>50.3030303030303</text:p>
          </table:table-cell>
          <table:table-cell office:value-type="float" office:value="347.00466642919" calcext:value-type="float">
            <text:p>347.00466642919</text:p>
          </table:table-cell>
          <table:table-cell office:value-type="string" calcext:value-type="string">
            <text:p>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-cell communication</text:p>
          </table:table-cell>
          <table:table-cell office:value-type="string" calcext:value-type="string">
            <text:p>4/129</text:p>
          </table:table-cell>
          <table:table-cell office:value-type="float" office:value="0.000977721747353195" calcext:value-type="float">
            <text:p>0.000977721747353</text:p>
          </table:table-cell>
          <table:table-cell office:value-type="float" office:value="0.0129615331236944" calcext:value-type="float">
            <text:p>0.01296153312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035" calcext:value-type="float">
            <text:p>9.9035</text:p>
          </table:table-cell>
          <table:table-cell office:value-type="float" office:value="68.6340818582036" calcext:value-type="float">
            <text:p>68.6340818582036</text:p>
          </table:table-cell>
          <table:table-cell office:value-type="string" calcext:value-type="string">
            <text:p>CDH3;CDH1;ILK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ptive immune system</text:p>
          </table:table-cell>
          <table:table-cell office:value-type="string" calcext:value-type="string">
            <text:p>8/606</text:p>
          </table:table-cell>
          <table:table-cell office:value-type="float" office:value="0.00101261977528863" calcext:value-type="float">
            <text:p>0.001012619775289</text:p>
          </table:table-cell>
          <table:table-cell office:value-type="float" office:value="0.0129615331236944" calcext:value-type="float">
            <text:p>0.01296153312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08138238573" calcext:value-type="float">
            <text:p>4.3108138238573</text:p>
          </table:table-cell>
          <table:table-cell office:value-type="float" office:value="29.7239858531448" calcext:value-type="float">
            <text:p>29.7239858531448</text:p>
          </table:table-cell>
          <table:table-cell office:value-type="string" calcext:value-type="string">
            <text:p>LYN;CDKN1A;ITGB5;CDH1;AP1S2;CTSC;PAG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scular Smooth Muscle Cell/Pericyte Differentiation and Proliferation</text:p>
          </table:table-cell>
          <table:table-cell office:value-type="string" calcext:value-type="string">
            <text:p>2/20</text:p>
          </table:table-cell>
          <table:table-cell office:value-type="float" office:value="0.00208020971960893" calcext:value-type="float">
            <text:p>0.002080209719609</text:p>
          </table:table-cell>
          <table:table-cell office:value-type="float" office:value="0.0129733509394966" calcext:value-type="float">
            <text:p>0.01297335093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52525252525" calcext:value-type="float">
            <text:p>33.5252525252525</text:p>
          </table:table-cell>
          <table:table-cell office:value-type="float" office:value="207.028041461043" calcext:value-type="float">
            <text:p>207.028041461043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roRNAs in Epithelial to Mesenchymal Transition in Cancer</text:p>
          </table:table-cell>
          <table:table-cell office:value-type="string" calcext:value-type="string">
            <text:p>2/20</text:p>
          </table:table-cell>
          <table:table-cell office:value-type="float" office:value="0.00208020971960893" calcext:value-type="float">
            <text:p>0.002080209719609</text:p>
          </table:table-cell>
          <table:table-cell office:value-type="float" office:value="0.0129733509394966" calcext:value-type="float">
            <text:p>0.01297335093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52525252525" calcext:value-type="float">
            <text:p>33.5252525252525</text:p>
          </table:table-cell>
          <table:table-cell office:value-type="float" office:value="207.028041461043" calcext:value-type="float">
            <text:p>207.028041461043</text:p>
          </table:table-cell>
          <table:table-cell office:value-type="string" calcext:value-type="string">
            <text:p>ZEB2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P2 and WNT Signaling in Pulmonary Artery Smooth Muscle Cells</text:p>
          </table:table-cell>
          <table:table-cell office:value-type="string" calcext:value-type="string">
            <text:p>2/20</text:p>
          </table:table-cell>
          <table:table-cell office:value-type="float" office:value="0.00208020971960893" calcext:value-type="float">
            <text:p>0.002080209719609</text:p>
          </table:table-cell>
          <table:table-cell office:value-type="float" office:value="0.0129733509394966" calcext:value-type="float">
            <text:p>0.01297335093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52525252525" calcext:value-type="float">
            <text:p>33.5252525252525</text:p>
          </table:table-cell>
          <table:table-cell office:value-type="float" office:value="207.028041461043" calcext:value-type="float">
            <text:p>207.028041461043</text:p>
          </table:table-cell>
          <table:table-cell office:value-type="string" calcext:value-type="string">
            <text:p>ILK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PV E1 and E2 Expression in Early Phase of Cancer</text:p>
          </table:table-cell>
          <table:table-cell office:value-type="string" calcext:value-type="string">
            <text:p>2/20</text:p>
          </table:table-cell>
          <table:table-cell office:value-type="float" office:value="0.00208020971960893" calcext:value-type="float">
            <text:p>0.002080209719609</text:p>
          </table:table-cell>
          <table:table-cell office:value-type="float" office:value="0.0129733509394966" calcext:value-type="float">
            <text:p>0.01297335093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52525252525" calcext:value-type="float">
            <text:p>33.5252525252525</text:p>
          </table:table-cell>
          <table:table-cell office:value-type="float" office:value="207.028041461043" calcext:value-type="float">
            <text:p>207.028041461043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onical and non-canonical TGF-B signaling WP3874</text:p>
          </table:table-cell>
          <table:table-cell office:value-type="string" calcext:value-type="string">
            <text:p>2/17</text:p>
          </table:table-cell>
          <table:table-cell office:value-type="float" office:value="0.00149882310777215" calcext:value-type="float">
            <text:p>0.001498823107772</text:p>
          </table:table-cell>
          <table:table-cell office:value-type="float" office:value="0.0131014292074948" calcext:value-type="float">
            <text:p>0.013101429207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363636363636" calcext:value-type="float">
            <text:p>40.2363636363636</text:p>
          </table:table-cell>
          <table:table-cell office:value-type="float" office:value="261.660093417879" calcext:value-type="float">
            <text:p>261.660093417879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PAR signaling pathway WP3942</text:p>
          </table:table-cell>
          <table:table-cell office:value-type="string" calcext:value-type="string">
            <text:p>3/67</text:p>
          </table:table-cell>
          <table:table-cell office:value-type="float" office:value="0.00154134461264645" calcext:value-type="float">
            <text:p>0.001541344612646</text:p>
          </table:table-cell>
          <table:table-cell office:value-type="float" office:value="0.0131014292074948" calcext:value-type="float">
            <text:p>0.013101429207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278846153846" calcext:value-type="float">
            <text:p>14.3278846153846</text:p>
          </table:table-cell>
          <table:table-cell office:value-type="float" office:value="92.7744873696917" calcext:value-type="float">
            <text:p>92.7744873696917</text:p>
          </table:table-cell>
          <table:table-cell office:value-type="string" calcext:value-type="string">
            <text:p>FADS2;ILK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hesion and diapedesis of granulocytes</text:p>
          </table:table-cell>
          <table:table-cell office:value-type="string" calcext:value-type="string">
            <text:p>2/15</text:p>
          </table:table-cell>
          <table:table-cell office:value-type="float" office:value="0.00116227019592486" calcext:value-type="float">
            <text:p>0.001162270195925</text:p>
          </table:table-cell>
          <table:table-cell office:value-type="float" office:value="0.0132154269891018" calcext:value-type="float">
            <text:p>0.01321542698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312354312354" calcext:value-type="float">
            <text:p>46.4312354312354</text:p>
          </table:table-cell>
          <table:table-cell office:value-type="float" office:value="313.753507295065" calcext:value-type="float">
            <text:p>313.753507295065</text:p>
          </table:table-cell>
          <table:table-cell office:value-type="string" calcext:value-type="string">
            <text:p>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ycosaminoglycan biosynthesis: keratan sulfate</text:p>
          </table:table-cell>
          <table:table-cell office:value-type="string" calcext:value-type="string">
            <text:p>2/15</text:p>
          </table:table-cell>
          <table:table-cell office:value-type="float" office:value="0.00116227019592486" calcext:value-type="float">
            <text:p>0.001162270195925</text:p>
          </table:table-cell>
          <table:table-cell office:value-type="float" office:value="0.0132154269891018" calcext:value-type="float">
            <text:p>0.01321542698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312354312354" calcext:value-type="float">
            <text:p>46.4312354312354</text:p>
          </table:table-cell>
          <table:table-cell office:value-type="float" office:value="313.753507295065" calcext:value-type="float">
            <text:p>313.753507295065</text:p>
          </table:table-cell>
          <table:table-cell office:value-type="string" calcext:value-type="string">
            <text:p>FUT8;CHS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ipogenesis</text:p>
          </table:table-cell>
          <table:table-cell office:value-type="string" calcext:value-type="string">
            <text:p>4/133</text:p>
          </table:table-cell>
          <table:table-cell office:value-type="float" office:value="0.00109513528319007" calcext:value-type="float">
            <text:p>0.00109513528319</text:p>
          </table:table-cell>
          <table:table-cell office:value-type="float" office:value="0.0132154269891018" calcext:value-type="float">
            <text:p>0.01321542698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447674418605" calcext:value-type="float">
            <text:p>9.59447674418605</text:p>
          </table:table-cell>
          <table:table-cell office:value-type="float" office:value="65.404371462099" calcext:value-type="float">
            <text:p>65.404371462099</text:p>
          </table:table-cell>
          <table:table-cell office:value-type="string" calcext:value-type="string">
            <text:p>CDKN1A;MBNL1;TGFB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adhesion molecules (CAMs)</text:p>
          </table:table-cell>
          <table:table-cell office:value-type="string" calcext:value-type="string">
            <text:p>4/133</text:p>
          </table:table-cell>
          <table:table-cell office:value-type="float" office:value="0.00109513528319007" calcext:value-type="float">
            <text:p>0.00109513528319</text:p>
          </table:table-cell>
          <table:table-cell office:value-type="float" office:value="0.0132154269891018" calcext:value-type="float">
            <text:p>0.01321542698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447674418605" calcext:value-type="float">
            <text:p>9.59447674418605</text:p>
          </table:table-cell>
          <table:table-cell office:value-type="float" office:value="65.404371462099" calcext:value-type="float">
            <text:p>65.404371462099</text:p>
          </table:table-cell>
          <table:table-cell office:value-type="string" calcext:value-type="string">
            <text:p>CDH3;CDH1;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cal adhesion</text:p>
          </table:table-cell>
          <table:table-cell office:value-type="string" calcext:value-type="string">
            <text:p>5/233</text:p>
          </table:table-cell>
          <table:table-cell office:value-type="float" office:value="0.00117994883831266" calcext:value-type="float">
            <text:p>0.001179948838313</text:p>
          </table:table-cell>
          <table:table-cell office:value-type="float" office:value="0.0132154269891018" calcext:value-type="float">
            <text:p>0.01321542698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5881370091896" calcext:value-type="float">
            <text:p>6.85881370091896</text:p>
          </table:table-cell>
          <table:table-cell office:value-type="float" office:value="46.2440712382647" calcext:value-type="float">
            <text:p>46.2440712382647</text:p>
          </table:table-cell>
          <table:table-cell office:value-type="string" calcext:value-type="string">
            <text:p>PDGFRA;ITGB5;ILK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PK3</text:p>
          </table:table-cell>
          <table:table-cell office:value-type="string" calcext:value-type="string">
            <text:p>2/14</text:p>
          </table:table-cell>
          <table:table-cell office:value-type="float" office:value="0.00100951472140723" calcext:value-type="float">
            <text:p>0.001009514721407</text:p>
          </table:table-cell>
          <table:table-cell office:value-type="float" office:value="0.0133661072531359" calcext:value-type="float">
            <text:p>0.01336610725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030303030303" calcext:value-type="float">
            <text:p>50.3030303030303</text:p>
          </table:table-cell>
          <table:table-cell office:value-type="float" office:value="347.00466642919" calcext:value-type="float">
            <text:p>347.00466642919</text:p>
          </table:table-cell>
          <table:table-cell office:value-type="string" calcext:value-type="string">
            <text:p>CDKN1A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2/15</text:p>
          </table:table-cell>
          <table:table-cell office:value-type="float" office:value="0.00116227019592486" calcext:value-type="float">
            <text:p>0.001162270195925</text:p>
          </table:table-cell>
          <table:table-cell office:value-type="float" office:value="0.0133661072531359" calcext:value-type="float">
            <text:p>0.01336610725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312354312354" calcext:value-type="float">
            <text:p>46.4312354312354</text:p>
          </table:table-cell>
          <table:table-cell office:value-type="float" office:value="313.753507295065" calcext:value-type="float">
            <text:p>313.753507295065</text:p>
          </table:table-cell>
          <table:table-cell office:value-type="string" calcext:value-type="string">
            <text:p>LYN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TORC1 Signaling</text:p>
          </table:table-cell>
          <table:table-cell office:value-type="string" calcext:value-type="string">
            <text:p>4/200</text:p>
          </table:table-cell>
          <table:table-cell office:value-type="float" office:value="0.00479860511898462" calcext:value-type="float">
            <text:p>0.004798605118985</text:p>
          </table:table-cell>
          <table:table-cell office:value-type="float" office:value="0.0133675428314572" calcext:value-type="float">
            <text:p>0.013367542831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9336734693878" calcext:value-type="float">
            <text:p>6.29336734693878</text:p>
          </table:table-cell>
          <table:table-cell office:value-type="float" office:value="33.6029944353692" calcext:value-type="float">
            <text:p>33.6029944353692</text:p>
          </table:table-cell>
          <table:table-cell office:value-type="string" calcext:value-type="string">
            <text:p>FADS2;CDKN1A;SLC2A3;CTS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events mediated by focal adhesion kinase</text:p>
          </table:table-cell>
          <table:table-cell office:value-type="string" calcext:value-type="string">
            <text:p>3/62</text:p>
          </table:table-cell>
          <table:table-cell office:value-type="float" office:value="0.00123168346263976" calcext:value-type="float">
            <text:p>0.00123168346264</text:p>
          </table:table-cell>
          <table:table-cell office:value-type="float" office:value="0.0134583949088442" calcext:value-type="float">
            <text:p>0.013458394908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460234680574" calcext:value-type="float">
            <text:p>15.5460234680574</text:p>
          </table:table-cell>
          <table:table-cell office:value-type="float" office:value="104.148615733256" calcext:value-type="float">
            <text:p>104.148615733256</text:p>
          </table:table-cell>
          <table:table-cell office:value-type="string" calcext:value-type="string">
            <text:p>ITGB5;ELMO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1(ras)GAP-Fyn-Lyn-Yes complex <text:s/>thrombin stimulated (human)</text:p>
          </table:table-cell>
          <table:table-cell/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LY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D20-LCK-LYN-FYN-p75/80 complex <text:s/>(Raji human B cell line) (human)</text:p>
          </table:table-cell>
          <table:table-cell/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LY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5/211</text:p>
          </table:table-cell>
          <table:table-cell office:value-type="float" office:value="0.000757592017967769" calcext:value-type="float">
            <text:p>0.000757592017968</text:p>
          </table:table-cell>
          <table:table-cell office:value-type="float" office:value="0.0137124155252166" calcext:value-type="float">
            <text:p>0.013712415525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9978425026969" calcext:value-type="float">
            <text:p>7.59978425026969</text:p>
          </table:table-cell>
          <table:table-cell office:value-type="float" office:value="54.607227955229" calcext:value-type="float">
            <text:p>54.607227955229</text:p>
          </table:table-cell>
          <table:table-cell office:value-type="string" calcext:value-type="string">
            <text:p>SMAD2;CDKN1A;HHEX;TPM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-Cell communication Homo sapiens R-HSA-1500931</text:p>
          </table:table-cell>
          <table:table-cell office:value-type="string" calcext:value-type="string">
            <text:p>4/131</text:p>
          </table:table-cell>
          <table:table-cell office:value-type="float" office:value="0.00103525801548408" calcext:value-type="float">
            <text:p>0.001035258015484</text:p>
          </table:table-cell>
          <table:table-cell office:value-type="float" office:value="0.014024439461898" calcext:value-type="float">
            <text:p>0.014024439461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655511811024" calcext:value-type="float">
            <text:p>9.74655511811024</text:p>
          </table:table-cell>
          <table:table-cell office:value-type="float" office:value="66.9890927483056" calcext:value-type="float">
            <text:p>66.9890927483056</text:p>
          </table:table-cell>
          <table:table-cell office:value-type="string" calcext:value-type="string">
            <text:p>CDH3;CDH1;ILK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ptive Immune System Homo sapiens R-HSA-1280218</text:p>
          </table:table-cell>
          <table:table-cell office:value-type="string" calcext:value-type="string">
            <text:p>9/762</text:p>
          </table:table-cell>
          <table:table-cell office:value-type="float" office:value="0.00106307704375903" calcext:value-type="float">
            <text:p>0.001063077043759</text:p>
          </table:table-cell>
          <table:table-cell office:value-type="float" office:value="0.014024439461898" calcext:value-type="float">
            <text:p>0.014024439461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527246944426" calcext:value-type="float">
            <text:p>3.88527246944426</text:p>
          </table:table-cell>
          <table:table-cell office:value-type="float" office:value="26.6008587182505" calcext:value-type="float">
            <text:p>26.6008587182505</text:p>
          </table:table-cell>
          <table:table-cell office:value-type="string" calcext:value-type="string">
            <text:p>LYN;PDGFRA;CDKN1A;ITGB5;CDH1;AP1S2;CTSC;PAG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-extracellular matrix interactions</text:p>
          </table:table-cell>
          <table:table-cell office:value-type="string" calcext:value-type="string">
            <text:p>2/16</text:p>
          </table:table-cell>
          <table:table-cell office:value-type="float" office:value="0.00132539638750632" calcext:value-type="float">
            <text:p>0.001325396387506</text:p>
          </table:table-cell>
          <table:table-cell office:value-type="float" office:value="0.014137561466734" calcext:value-type="float">
            <text:p>0.01413756146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25541125541" calcext:value-type="float">
            <text:p>43.1125541125541</text:p>
          </table:table-cell>
          <table:table-cell office:value-type="float" office:value="285.665667736596" calcext:value-type="float">
            <text:p>285.665667736596</text:p>
          </table:table-cell>
          <table:table-cell office:value-type="string" calcext:value-type="string">
            <text:p>ILK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xamethasone Induced Osteoporosis</text:p>
          </table:table-cell>
          <table:table-cell office:value-type="string" calcext:value-type="string">
            <text:p>2/21</text:p>
          </table:table-cell>
          <table:table-cell office:value-type="float" office:value="0.00229414354492569" calcext:value-type="float">
            <text:p>0.002294143544926</text:p>
          </table:table-cell>
          <table:table-cell office:value-type="float" office:value="0.0141553537878394" calcext:value-type="float">
            <text:p>0.01415535378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591706539075" calcext:value-type="float">
            <text:p>31.7591706539075</text:p>
          </table:table-cell>
          <table:table-cell office:value-type="float" office:value="193.013046791553" calcext:value-type="float">
            <text:p>193.013046791553</text:p>
          </table:table-cell>
          <table:table-cell office:value-type="string" calcext:value-type="string">
            <text:p>SMAD2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7R</text:p>
          </table:table-cell>
          <table:table-cell office:value-type="string" calcext:value-type="string">
            <text:p>4/127</text:p>
          </table:table-cell>
          <table:table-cell office:value-type="float" office:value="0.000922475160809122" calcext:value-type="float">
            <text:p>0.000922475160809</text:p>
          </table:table-cell>
          <table:table-cell office:value-type="float" office:value="0.0142996674217767" calcext:value-type="float">
            <text:p>0.01429966742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55487804878" calcext:value-type="float">
            <text:p>10.0655487804878</text:p>
          </table:table-cell>
          <table:table-cell office:value-type="float" office:value="70.3425854657459" calcext:value-type="float">
            <text:p>70.3425854657459</text:p>
          </table:table-cell>
          <table:table-cell office:value-type="string" calcext:value-type="string">
            <text:p>SOCS2;LYN;LDHB;COTL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1</text:p>
          </table:table-cell>
          <table:table-cell office:value-type="string" calcext:value-type="string">
            <text:p>4/128</text:p>
          </table:table-cell>
          <table:table-cell office:value-type="float" office:value="0.000949815451211713" calcext:value-type="float">
            <text:p>0.000949815451212</text:p>
          </table:table-cell>
          <table:table-cell office:value-type="float" office:value="0.0142996674217767" calcext:value-type="float">
            <text:p>0.01429966742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387096774194" calcext:value-type="float">
            <text:p>9.98387096774194</text:p>
          </table:table-cell>
          <table:table-cell office:value-type="float" office:value="69.4801826887479" calcext:value-type="float">
            <text:p>69.4801826887479</text:p>
          </table:table-cell>
          <table:table-cell office:value-type="string" calcext:value-type="string">
            <text:p>SPARC;TGFB1;SERPINE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GFR</text:p>
          </table:table-cell>
          <table:table-cell office:value-type="string" calcext:value-type="string">
            <text:p>7/467</text:p>
          </table:table-cell>
          <table:table-cell office:value-type="float" office:value="0.0010270479363707" calcext:value-type="float">
            <text:p>0.001027047936371</text:p>
          </table:table-cell>
          <table:table-cell office:value-type="float" office:value="0.0142996674217767" calcext:value-type="float">
            <text:p>0.01429966742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75908766928" calcext:value-type="float">
            <text:p>4.8575908766928</text:p>
          </table:table-cell>
          <table:table-cell office:value-type="float" office:value="33.4254066927255" calcext:value-type="float">
            <text:p>33.4254066927255</text:p>
          </table:table-cell>
          <table:table-cell office:value-type="string" calcext:value-type="string">
            <text:p>LYN;CDH1;TPM1;ITGA5;MYL9;PAG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MT and MBD Families Activation in DNA Methylation in Cancer</text:p>
          </table:table-cell>
          <table:table-cell office:value-type="string" calcext:value-type="string">
            <text:p>2/22</text:p>
          </table:table-cell>
          <table:table-cell office:value-type="float" office:value="0.00251803209945536" calcext:value-type="float">
            <text:p>0.002518032099455</text:p>
          </table:table-cell>
          <table:table-cell office:value-type="float" office:value="0.0150562744091145" calcext:value-type="float">
            <text:p>0.01505627440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69696969697" calcext:value-type="float">
            <text:p>30.169696969697</text:p>
          </table:table-cell>
          <table:table-cell office:value-type="float" office:value="180.543841637112" calcext:value-type="float">
            <text:p>180.543841637112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1/S Damage Checkpoint</text:p>
          </table:table-cell>
          <table:table-cell office:value-type="string" calcext:value-type="string">
            <text:p>2/22</text:p>
          </table:table-cell>
          <table:table-cell office:value-type="float" office:value="0.00251803209945536" calcext:value-type="float">
            <text:p>0.002518032099455</text:p>
          </table:table-cell>
          <table:table-cell office:value-type="float" office:value="0.0150562744091145" calcext:value-type="float">
            <text:p>0.01505627440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69696969697" calcext:value-type="float">
            <text:p>30.169696969697</text:p>
          </table:table-cell>
          <table:table-cell office:value-type="float" office:value="180.543841637112" calcext:value-type="float">
            <text:p>180.543841637112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terial invasion of epithelial cells</text:p>
          </table:table-cell>
          <table:table-cell office:value-type="string" calcext:value-type="string">
            <text:p>4/77</text:p>
          </table:table-cell>
          <table:table-cell office:value-type="float" office:value="0.000137194185684152" calcext:value-type="float">
            <text:p>0.000137194185684</text:p>
          </table:table-cell>
          <table:table-cell office:value-type="float" office:value="0.0150896562963693" calcext:value-type="float">
            <text:p>0.015089656296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025684931507" calcext:value-type="float">
            <text:p>17.0025684931507</text:p>
          </table:table-cell>
          <table:table-cell office:value-type="float" office:value="151.222769242312" calcext:value-type="float">
            <text:p>151.222769242312</text:p>
          </table:table-cell>
          <table:table-cell office:value-type="string" calcext:value-type="string">
            <text:p>CDH1;ELMO1;ILK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pertrophic cardiomyopathy</text:p>
          </table:table-cell>
          <table:table-cell office:value-type="string" calcext:value-type="string">
            <text:p>4/90</text:p>
          </table:table-cell>
          <table:table-cell office:value-type="float" office:value="0.000250598529313239" calcext:value-type="float">
            <text:p>0.000250598529313</text:p>
          </table:table-cell>
          <table:table-cell office:value-type="float" office:value="0.0150896562963693" calcext:value-type="float">
            <text:p>0.015089656296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229651162791" calcext:value-type="float">
            <text:p>14.4229651162791</text:p>
          </table:table-cell>
          <table:table-cell office:value-type="float" office:value="119.590299631157" calcext:value-type="float">
            <text:p>119.590299631157</text:p>
          </table:table-cell>
          <table:table-cell office:value-type="string" calcext:value-type="string">
            <text:p>TGFB1;ITGB5;TPM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lated cardiomyopathy</text:p>
          </table:table-cell>
          <table:table-cell office:value-type="string" calcext:value-type="string">
            <text:p>4/96</text:p>
          </table:table-cell>
          <table:table-cell office:value-type="float" office:value="0.000320856322451499" calcext:value-type="float">
            <text:p>0.000320856322451</text:p>
          </table:table-cell>
          <table:table-cell office:value-type="float" office:value="0.0150896562963693" calcext:value-type="float">
            <text:p>0.015089656296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108.426100429539" calcext:value-type="float">
            <text:p>108.426100429539</text:p>
          </table:table-cell>
          <table:table-cell office:value-type="string" calcext:value-type="string">
            <text:p>TGFB1;ITGB5;TPM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K9 knockdown 71 GSE21751</text:p>
          </table:table-cell>
          <table:table-cell office:value-type="string" calcext:value-type="string">
            <text:p>7/300</text:p>
          </table:table-cell>
          <table:table-cell office:value-type="float" office:value="0.0000706059444041477" calcext:value-type="float">
            <text:p>7.06059444041477E-05</text:p>
          </table:table-cell>
          <table:table-cell office:value-type="float" office:value="0.0152508839912959" calcext:value-type="float">
            <text:p>0.015250883991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165780786661" calcext:value-type="float">
            <text:p>7.69165780786661</text:p>
          </table:table-cell>
          <table:table-cell office:value-type="float" office:value="73.5199129058661" calcext:value-type="float">
            <text:p>73.5199129058661</text:p>
          </table:table-cell>
          <table:table-cell office:value-type="string" calcext:value-type="string">
            <text:p>SOCS2;SERPINE1;ALDH1A1;FURIN;ITGA5;DKK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to cell adhesion signaling</text:p>
          </table:table-cell>
          <table:table-cell office:value-type="string" calcext:value-type="string">
            <text:p>2/17</text:p>
          </table:table-cell>
          <table:table-cell office:value-type="float" office:value="0.00149882310777215" calcext:value-type="float">
            <text:p>0.001498823107772</text:p>
          </table:table-cell>
          <table:table-cell office:value-type="float" office:value="0.0152607443700437" calcext:value-type="float">
            <text:p>0.01526074437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363636363636" calcext:value-type="float">
            <text:p>40.2363636363636</text:p>
          </table:table-cell>
          <table:table-cell office:value-type="float" office:value="261.660093417879" calcext:value-type="float">
            <text:p>261.660093417879</text:p>
          </table:table-cell>
          <table:table-cell office:value-type="string" calcext:value-type="string">
            <text:p>CDH1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cal adhesion</text:p>
          </table:table-cell>
          <table:table-cell office:value-type="string" calcext:value-type="string">
            <text:p>5/201</text:p>
          </table:table-cell>
          <table:table-cell office:value-type="float" office:value="0.000608547970523006" calcext:value-type="float">
            <text:p>0.000608547970523</text:p>
          </table:table-cell>
          <table:table-cell office:value-type="float" office:value="0.0153005404064371" calcext:value-type="float">
            <text:p>0.015300540406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157758341432" calcext:value-type="float">
            <text:p>7.99157758341432</text:p>
          </table:table-cell>
          <table:table-cell office:value-type="float" office:value="59.1731152821144" calcext:value-type="float">
            <text:p>59.1731152821144</text:p>
          </table:table-cell>
          <table:table-cell office:value-type="string" calcext:value-type="string">
            <text:p>PDGFRA;ITGB5;ILK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5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-cell junction complex (CDH1-CTNNB1)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H1-CKS1B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NA-p21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H1-SKP2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4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MO1-DOCK1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MO1-DOCK2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<text:s/>PK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GFRA-SHP-2 complex <text:s/>PDGF stimulated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PDGF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HL4/STX11-ACT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-SKI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-FAST1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J-1-SNCA complex <text:s/>high molecular weight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-Smad4 complex (mouse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BBP-SMAD2 hexameric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F4-CTNNB1 complex (human)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5-SPP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5-CYR6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C-gamma-2-Lyn-FcR-gamma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LY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XN-ITGB5-PTK2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 complex (mouse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ARE complex (STX11 <text:s/>VAMP2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BP-Jkappa-RING1-KyoT2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FHL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P90-CIP1-FKBPL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1-ADAM15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-Itgb1-Ppap2b complex (mouse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MO1-DOCK1-RAC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MO1-DOCK1-CRKII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4-ITGB1-EMILIN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EMILIN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9-ITGB1-ADAM9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ADAM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ceptor II-TGF-beta receptor I-TGF-beta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-SKI-NCOR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K1-SRF-ELK3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ELK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1G1-PACS1-FURIN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-SMAD4-FAST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F1gamma-SMAD2-SMAD3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4-SMAD2-SMAD3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msb4x-Lims1-Ilk complex (mouse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1-CAL4A3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K-PARVB-ARHGEF6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-SMAD2-SMAD4 <text:s/>pentameric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3-COL6A3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BBP-SMAD2-SMAD4 pentameric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F4-CTNNB1-EP300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1-SPP1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F4-CTNNB1-CREBBP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5-PLAUR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B5-ITGAV-VTN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5-ICAM4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ycystin-1-E-cadherin-beta-catenin complex (human)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ycystin-1-E-cadherin-beta-catenin-Flotillin-2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 kinase complex CDK2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 kinase complex CDK4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F-FVIIa-FXa-TFPI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TF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1-FN1-TGM2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clinD3-CDK4-CDK6-p21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3-HEF1-APC10-CDH1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ML-SMAD2/3-SARA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C-gamma-2-SLP-76-Lyn-Grb2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LY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1-E-cadherin-catenin complex <text:s/>brain (mouse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FR2-c-Cbl-Lyn-Fyn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LY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clin D1-associated protein complex (mouse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5-ITGB1-FN-1-NOV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GAV-ITGB8-MMP14-TGFB1 complex (human)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events mediated by focal adhesion kinase Homo sapiens 8fb80085-6195-11e5-8ac5-06603eb7f303</text:p>
          </table:table-cell>
          <table:table-cell office:value-type="string" calcext:value-type="string">
            <text:p>3/58</text:p>
          </table:table-cell>
          <table:table-cell office:value-type="float" office:value="0.00101467411963301" calcext:value-type="float">
            <text:p>0.001014674119633</text:p>
          </table:table-cell>
          <table:table-cell office:value-type="float" office:value="0.0153892241477674" calcext:value-type="float">
            <text:p>0.01538922414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8" calcext:value-type="float">
            <text:p>16.68</text:p>
          </table:table-cell>
          <table:table-cell office:value-type="float" office:value="114.978372211125" calcext:value-type="float">
            <text:p>114.978372211125</text:p>
          </table:table-cell>
          <table:table-cell office:value-type="string" calcext:value-type="string">
            <text:p>ITGB5;ELMO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HR Signaling in Treg and Dendritic Cells Function</text:p>
          </table:table-cell>
          <table:table-cell office:value-type="string" calcext:value-type="string">
            <text:p>2/23</text:p>
          </table:table-cell>
          <table:table-cell office:value-type="float" office:value="0.00275180724272761" calcext:value-type="float">
            <text:p>0.002751807242728</text:p>
          </table:table-cell>
          <table:table-cell office:value-type="float" office:value="0.0159604820078201" calcext:value-type="float">
            <text:p>0.0159604820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16017316017" calcext:value-type="float">
            <text:p>28.7316017316017</text:p>
          </table:table-cell>
          <table:table-cell office:value-type="float" office:value="169.387083420778" calcext:value-type="float">
            <text:p>169.387083420778</text:p>
          </table:table-cell>
          <table:table-cell office:value-type="string" calcext:value-type="string">
            <text:p>TGFB1;ALDH1A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Chronic Myeloid Leukemia</text:p>
          </table:table-cell>
          <table:table-cell office:value-type="string" calcext:value-type="string">
            <text:p>2/23</text:p>
          </table:table-cell>
          <table:table-cell office:value-type="float" office:value="0.00275180724272761" calcext:value-type="float">
            <text:p>0.002751807242728</text:p>
          </table:table-cell>
          <table:table-cell office:value-type="float" office:value="0.0159604820078201" calcext:value-type="float">
            <text:p>0.0159604820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16017316017" calcext:value-type="float">
            <text:p>28.7316017316017</text:p>
          </table:table-cell>
          <table:table-cell office:value-type="float" office:value="169.387083420778" calcext:value-type="float">
            <text:p>169.387083420778</text:p>
          </table:table-cell>
          <table:table-cell office:value-type="string" calcext:value-type="string">
            <text:p>LYN;LCN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a-Catenin/Androgen Receptor Signaling in Prostate Cancer</text:p>
          </table:table-cell>
          <table:table-cell office:value-type="string" calcext:value-type="string">
            <text:p>2/23</text:p>
          </table:table-cell>
          <table:table-cell office:value-type="float" office:value="0.00275180724272761" calcext:value-type="float">
            <text:p>0.002751807242728</text:p>
          </table:table-cell>
          <table:table-cell office:value-type="float" office:value="0.0159604820078201" calcext:value-type="float">
            <text:p>0.0159604820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16017316017" calcext:value-type="float">
            <text:p>28.7316017316017</text:p>
          </table:table-cell>
          <table:table-cell office:value-type="float" office:value="169.387083420778" calcext:value-type="float">
            <text:p>169.387083420778</text:p>
          </table:table-cell>
          <table:table-cell office:value-type="string" calcext:value-type="string">
            <text:p>CDH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romosomal and microsatellite instability in colorectal cancer <text:s/>WP4216</text:p>
          </table:table-cell>
          <table:table-cell office:value-type="string" calcext:value-type="string">
            <text:p>3/73</text:p>
          </table:table-cell>
          <table:table-cell office:value-type="float" office:value="0.0019723111385219" calcext:value-type="float">
            <text:p>0.001972311138522</text:p>
          </table:table-cell>
          <table:table-cell office:value-type="float" office:value="0.0161437319116052" calcext:value-type="float">
            <text:p>0.01614373191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958241758242" calcext:value-type="float">
            <text:p>13.0958241758242</text:p>
          </table:table-cell>
          <table:table-cell office:value-type="float" office:value="81.5679859413402" calcext:value-type="float">
            <text:p>81.5679859413402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-NOTCH processing in Golgi</text:p>
          </table:table-cell>
          <table:table-cell office:value-type="string" calcext:value-type="string">
            <text:p>2/18</text:p>
          </table:table-cell>
          <table:table-cell office:value-type="float" office:value="0.00168248051321256" calcext:value-type="float">
            <text:p>0.001682480513213</text:p>
          </table:table-cell>
          <table:table-cell office:value-type="float" office:value="0.0163858971721571" calcext:value-type="float">
            <text:p>0.01638589717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9696969697" calcext:value-type="float">
            <text:p>37.719696969697</text:p>
          </table:table-cell>
          <table:table-cell office:value-type="float" office:value="240.934039281272" calcext:value-type="float">
            <text:p>240.934039281272</text:p>
          </table:table-cell>
          <table:table-cell office:value-type="string" calcext:value-type="string">
            <text:p>FURIN;ST3GAL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PAR signaling pathway</text:p>
          </table:table-cell>
          <table:table-cell office:value-type="string" calcext:value-type="string">
            <text:p>3/69</text:p>
          </table:table-cell>
          <table:table-cell office:value-type="float" office:value="0.00167763677273377" calcext:value-type="float">
            <text:p>0.001677636772734</text:p>
          </table:table-cell>
          <table:table-cell office:value-type="float" office:value="0.0163858971721571" calcext:value-type="float">
            <text:p>0.01638589717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923076923077" calcext:value-type="float">
            <text:p>13.8923076923077</text:p>
          </table:table-cell>
          <table:table-cell office:value-type="float" office:value="88.7769746210764" calcext:value-type="float">
            <text:p>88.7769746210764</text:p>
          </table:table-cell>
          <table:table-cell office:value-type="string" calcext:value-type="string">
            <text:p>FADS2;ILK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Autistic Disorder</text:p>
          </table:table-cell>
          <table:table-cell office:value-type="string" calcext:value-type="string">
            <text:p>2/24</text:p>
          </table:table-cell>
          <table:table-cell office:value-type="float" office:value="0.00299540116935464" calcext:value-type="float">
            <text:p>0.002995401169355</text:p>
          </table:table-cell>
          <table:table-cell office:value-type="float" office:value="0.0165460255069113" calcext:value-type="float">
            <text:p>0.01654602550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42424242424" calcext:value-type="float">
            <text:p>27.4242424242424</text:p>
          </table:table-cell>
          <table:table-cell office:value-type="float" office:value="159.353417714256" calcext:value-type="float">
            <text:p>159.353417714256</text:p>
          </table:table-cell>
          <table:table-cell office:value-type="string" calcext:value-type="string">
            <text:p>TGFB1;AP1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NT Signaling in Melanoma</text:p>
          </table:table-cell>
          <table:table-cell office:value-type="string" calcext:value-type="string">
            <text:p>2/24</text:p>
          </table:table-cell>
          <table:table-cell office:value-type="float" office:value="0.00299540116935464" calcext:value-type="float">
            <text:p>0.002995401169355</text:p>
          </table:table-cell>
          <table:table-cell office:value-type="float" office:value="0.0165460255069113" calcext:value-type="float">
            <text:p>0.01654602550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42424242424" calcext:value-type="float">
            <text:p>27.4242424242424</text:p>
          </table:table-cell>
          <table:table-cell office:value-type="float" office:value="159.353417714256" calcext:value-type="float">
            <text:p>159.353417714256</text:p>
          </table:table-cell>
          <table:table-cell office:value-type="string" calcext:value-type="string">
            <text:p>CDH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ctate as a Signaling Molecule in Cancer Cells</text:p>
          </table:table-cell>
          <table:table-cell office:value-type="string" calcext:value-type="string">
            <text:p>2/24</text:p>
          </table:table-cell>
          <table:table-cell office:value-type="float" office:value="0.00299540116935464" calcext:value-type="float">
            <text:p>0.002995401169355</text:p>
          </table:table-cell>
          <table:table-cell office:value-type="float" office:value="0.0165460255069113" calcext:value-type="float">
            <text:p>0.01654602550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42424242424" calcext:value-type="float">
            <text:p>27.4242424242424</text:p>
          </table:table-cell>
          <table:table-cell office:value-type="float" office:value="159.353417714256" calcext:value-type="float">
            <text:p>159.353417714256</text:p>
          </table:table-cell>
          <table:table-cell office:value-type="string" calcext:value-type="string">
            <text:p>LDHB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CH Signaling in Hepatocellular Carcinoma</text:p>
          </table:table-cell>
          <table:table-cell office:value-type="string" calcext:value-type="string">
            <text:p>2/24</text:p>
          </table:table-cell>
          <table:table-cell office:value-type="float" office:value="0.00299540116935464" calcext:value-type="float">
            <text:p>0.002995401169355</text:p>
          </table:table-cell>
          <table:table-cell office:value-type="float" office:value="0.0165460255069113" calcext:value-type="float">
            <text:p>0.01654602550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42424242424" calcext:value-type="float">
            <text:p>27.4242424242424</text:p>
          </table:table-cell>
          <table:table-cell office:value-type="float" office:value="159.353417714256" calcext:value-type="float">
            <text:p>159.353417714256</text:p>
          </table:table-cell>
          <table:table-cell office:value-type="string" calcext:value-type="string">
            <text:p>SMAD2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-extracellular matrix interactions Homo sapiens R-HSA-446353</text:p>
          </table:table-cell>
          <table:table-cell office:value-type="string" calcext:value-type="string">
            <text:p>2/16</text:p>
          </table:table-cell>
          <table:table-cell office:value-type="float" office:value="0.00132539638750632" calcext:value-type="float">
            <text:p>0.001325396387506</text:p>
          </table:table-cell>
          <table:table-cell office:value-type="float" office:value="0.0168374429968395" calcext:value-type="float">
            <text:p>0.0168374429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25541125541" calcext:value-type="float">
            <text:p>43.1125541125541</text:p>
          </table:table-cell>
          <table:table-cell office:value-type="float" office:value="285.665667736596" calcext:value-type="float">
            <text:p>285.665667736596</text:p>
          </table:table-cell>
          <table:table-cell office:value-type="string" calcext:value-type="string">
            <text:p>ILK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Chronic Bronchitis</text:p>
          </table:table-cell>
          <table:table-cell office:value-type="string" calcext:value-type="string">
            <text:p>2/25</text:p>
          </table:table-cell>
          <table:table-cell office:value-type="float" office:value="0.00324874640989989" calcext:value-type="float">
            <text:p>0.0032487464099</text:p>
          </table:table-cell>
          <table:table-cell office:value-type="float" office:value="0.0174505055978951" calcext:value-type="float">
            <text:p>0.017450505597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05665349144" calcext:value-type="float">
            <text:p>26.2305665349144</text:p>
          </table:table-cell>
          <table:table-cell office:value-type="float" office:value="150.287665755723" calcext:value-type="float">
            <text:p>150.287665755723</text:p>
          </table:table-cell>
          <table:table-cell office:value-type="string" calcext:value-type="string">
            <text:p>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reditary Hemorrhagic Telangiectasia</text:p>
          </table:table-cell>
          <table:table-cell office:value-type="string" calcext:value-type="string">
            <text:p>2/25</text:p>
          </table:table-cell>
          <table:table-cell office:value-type="float" office:value="0.00324874640989989" calcext:value-type="float">
            <text:p>0.0032487464099</text:p>
          </table:table-cell>
          <table:table-cell office:value-type="float" office:value="0.0174505055978951" calcext:value-type="float">
            <text:p>0.017450505597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05665349144" calcext:value-type="float">
            <text:p>26.2305665349144</text:p>
          </table:table-cell>
          <table:table-cell office:value-type="float" office:value="150.287665755723" calcext:value-type="float">
            <text:p>150.287665755723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osinophil Activation</text:p>
          </table:table-cell>
          <table:table-cell office:value-type="string" calcext:value-type="string">
            <text:p>3/87</text:p>
          </table:table-cell>
          <table:table-cell office:value-type="float" office:value="0.00324940449064254" calcext:value-type="float">
            <text:p>0.003249404490643</text:p>
          </table:table-cell>
          <table:table-cell office:value-type="float" office:value="0.0174505055978951" calcext:value-type="float">
            <text:p>0.017450505597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054945054945" calcext:value-type="float">
            <text:p>10.9054945054945</text:p>
          </table:table-cell>
          <table:table-cell office:value-type="float" office:value="62.4806700904053" calcext:value-type="float">
            <text:p>62.4806700904053</text:p>
          </table:table-cell>
          <table:table-cell office:value-type="string" calcext:value-type="string">
            <text:p>LYN;TGFB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by NODAL</text:p>
          </table:table-cell>
          <table:table-cell office:value-type="string" calcext:value-type="string">
            <text:p>2/19</text:p>
          </table:table-cell>
          <table:table-cell office:value-type="float" office:value="0.00187629910317299" calcext:value-type="float">
            <text:p>0.001876299103173</text:p>
          </table:table-cell>
          <table:table-cell office:value-type="float" office:value="0.0175121249629479" calcext:value-type="float">
            <text:p>0.01751212496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991087344029" calcext:value-type="float">
            <text:p>35.4991087344029</text:p>
          </table:table-cell>
          <table:table-cell office:value-type="float" office:value="222.879521387825" calcext:value-type="float">
            <text:p>222.879521387825</text:p>
          </table:table-cell>
          <table:table-cell office:value-type="string" calcext:value-type="string">
            <text:p>SMAD2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RCC6</text:p>
          </table:table-cell>
          <table:table-cell office:value-type="string" calcext:value-type="string">
            <text:p>4/141</text:p>
          </table:table-cell>
          <table:table-cell office:value-type="float" office:value="0.00135908006250068" calcext:value-type="float">
            <text:p>0.001359080062501</text:p>
          </table:table-cell>
          <table:table-cell office:value-type="float" office:value="0.0175709636651874" calcext:value-type="float">
            <text:p>0.017570963665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056569343066" calcext:value-type="float">
            <text:p>9.03056569343066</text:p>
          </table:table-cell>
          <table:table-cell office:value-type="float" office:value="59.6102876241675" calcext:value-type="float">
            <text:p>59.6102876241675</text:p>
          </table:table-cell>
          <table:table-cell office:value-type="string" calcext:value-type="string">
            <text:p>CDKN1A;PECAM1;TCF4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23A and IL17A Provoke Cancer-Associated Inflammation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181859819581006" calcext:value-type="float">
            <text:p>0.01818598195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 and RNS in Vasoconstriction and Vasodilation Regulation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181859819581006" calcext:value-type="float">
            <text:p>0.01818598195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SMPD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thelial Cell Dysfunction in Progressive Diabetic Nephropathy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181859819581006" calcext:value-type="float">
            <text:p>0.01818598195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pertrophic Cardiomyopathy</text:p>
          </table:table-cell>
          <table:table-cell office:value-type="string" calcext:value-type="string">
            <text:p>3/89</text:p>
          </table:table-cell>
          <table:table-cell office:value-type="float" office:value="0.00346467159944783" calcext:value-type="float">
            <text:p>0.003464671599448</text:p>
          </table:table-cell>
          <table:table-cell office:value-type="float" office:value="0.0181859819581006" calcext:value-type="float">
            <text:p>0.01818598195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508050089445" calcext:value-type="float">
            <text:p>10.6508050089445</text:p>
          </table:table-cell>
          <table:table-cell office:value-type="float" office:value="60.3382740873227" calcext:value-type="float">
            <text:p>60.3382740873227</text:p>
          </table:table-cell>
          <table:table-cell office:value-type="string" calcext:value-type="string">
            <text:p>SMAD2;TGFB1;TP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 regulation of gene expression</text:p>
          </table:table-cell>
          <table:table-cell office:value-type="string" calcext:value-type="string">
            <text:p>2/20</text:p>
          </table:table-cell>
          <table:table-cell office:value-type="float" office:value="0.00208020971960893" calcext:value-type="float">
            <text:p>0.002080209719609</text:p>
          </table:table-cell>
          <table:table-cell office:value-type="float" office:value="0.0182732147918589" calcext:value-type="float">
            <text:p>0.01827321479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52525252525" calcext:value-type="float">
            <text:p>33.5252525252525</text:p>
          </table:table-cell>
          <table:table-cell office:value-type="float" office:value="207.028041461043" calcext:value-type="float">
            <text:p>207.028041461043</text:p>
          </table:table-cell>
          <table:table-cell office:value-type="string" calcext:value-type="string">
            <text:p>CDKN1A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SH regulation of apoptosis</text:p>
          </table:table-cell>
          <table:table-cell office:value-type="string" calcext:value-type="string">
            <text:p>5/263</text:p>
          </table:table-cell>
          <table:table-cell office:value-type="float" office:value="0.0020094957775701" calcext:value-type="float">
            <text:p>0.00200949577757</text:p>
          </table:table-cell>
          <table:table-cell office:value-type="float" office:value="0.0182732147918589" calcext:value-type="float">
            <text:p>0.01827321479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5204872646733" calcext:value-type="float">
            <text:p>6.05204872646733</text:p>
          </table:table-cell>
          <table:table-cell office:value-type="float" office:value="37.5824445721222" calcext:value-type="float">
            <text:p>37.5824445721222</text:p>
          </table:table-cell>
          <table:table-cell office:value-type="string" calcext:value-type="string">
            <text:p>ITGB5;TPM1;ILK;CLU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5/247</text:p>
          </table:table-cell>
          <table:table-cell office:value-type="float" office:value="0.0015268609585078" calcext:value-type="float">
            <text:p>0.001526860958508</text:p>
          </table:table-cell>
          <table:table-cell office:value-type="float" office:value="0.0184241222326608" calcext:value-type="float">
            <text:p>0.018424122232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743145743146" calcext:value-type="float">
            <text:p>6.45743145743146</text:p>
          </table:table-cell>
          <table:table-cell office:value-type="float" office:value="41.8734810565664" calcext:value-type="float">
            <text:p>41.8734810565664</text:p>
          </table:table-cell>
          <table:table-cell office:value-type="string" calcext:value-type="string">
            <text:p>TGFB1;SERPINE1;NID1;CLU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 kinase complex CDK5 (human)</text:p>
          </table:table-cell>
          <table:table-cell table:style-name="ce1" office:value-type="string" calcext:value-type="string">
            <text:p>1/5</text:p>
          </table:table-cell>
          <table:table-cell office:value-type="float" office:value="0.016886331477543" calcext:value-type="float">
            <text:p>0.016886331477543</text:p>
          </table:table-cell>
          <table:table-cell office:value-type="float" office:value="0.0185749646252973" calcext:value-type="float">
            <text:p>0.01857496462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582089552239" calcext:value-type="float">
            <text:p>74.3582089552239</text:p>
          </table:table-cell>
          <table:table-cell office:value-type="float" office:value="303.474497748396" calcext:value-type="float">
            <text:p>303.474497748396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F4-CTNNB1-SUMO1-EP300-HADAC6 complex (human)</text:p>
          </table:table-cell>
          <table:table-cell table:style-name="ce1" office:value-type="string" calcext:value-type="string">
            <text:p>1/5</text:p>
          </table:table-cell>
          <table:table-cell office:value-type="float" office:value="0.016886331477543" calcext:value-type="float">
            <text:p>0.016886331477543</text:p>
          </table:table-cell>
          <table:table-cell office:value-type="float" office:value="0.0185749646252973" calcext:value-type="float">
            <text:p>0.01857496462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582089552239" calcext:value-type="float">
            <text:p>74.3582089552239</text:p>
          </table:table-cell>
          <table:table-cell office:value-type="float" office:value="303.474497748396" calcext:value-type="float">
            <text:p>303.474497748396</text:p>
          </table:table-cell>
          <table:table-cell office:value-type="string" calcext:value-type="string">
            <text:p>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K3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ELMO1;LYST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K38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TGFB1;COTL1;ARHGAP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M1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FURIN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M3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FURIN;STX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RK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PECAM1;LYST;ARHGAP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K6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HHEX;MBNL1;SERPINB1;ELMO1;ELK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K14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4K2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TGFB1;ELMO1;ARHGAP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K10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COTL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K4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ADB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LYST;ARHGAP25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K1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TGFB1;ITGB5;FURIN;TGFBI;TNS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PK2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SRGN;LYN;SERPINB1;STX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PK3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COTL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COTL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T4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PECAM1;FURIN;ITGA5;LRRC32;NI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CK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TGFB1;COTL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K2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LYST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K7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ITGB5;EMILIN1;NID1;MYL9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P2K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ABCC4;MBNL1;LYST;LIM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N1 human kinase ARCHS4 coexpression</text:p>
          </table:table-cell>
          <table:table-cell office:value-type="string" calcext:value-type="string">
            <text:p>5/299</text:p>
          </table:table-cell>
          <table:table-cell office:value-type="float" office:value="0.00349160335736487" calcext:value-type="float">
            <text:p>0.003491603357365</text:p>
          </table:table-cell>
          <table:table-cell office:value-type="float" office:value="0.0191436184076212" calcext:value-type="float">
            <text:p>0.01914361840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126336248785" calcext:value-type="float">
            <text:p>5.30126336248785</text:p>
          </table:table-cell>
          <table:table-cell office:value-type="float" office:value="29.9913367774618" calcext:value-type="float">
            <text:p>29.9913367774618</text:p>
          </table:table-cell>
          <table:table-cell office:value-type="string" calcext:value-type="string">
            <text:p>LYN;MBNL1;TGFB1;ARHGAP25;STX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BR -&gt; MEF/MYOD/MYOG Signaling</text:p>
          </table:table-cell>
          <table:table-cell office:value-type="string" calcext:value-type="string">
            <text:p>2/27</text:p>
          </table:table-cell>
          <table:table-cell office:value-type="float" office:value="0.00378442261491546" calcext:value-type="float">
            <text:p>0.003784422614915</text:p>
          </table:table-cell>
          <table:table-cell office:value-type="float" office:value="0.0194244700588581" calcext:value-type="float">
            <text:p>0.019424470058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9696969697" calcext:value-type="float">
            <text:p>24.129696969697</text:p>
          </table:table-cell>
          <table:table-cell office:value-type="float" office:value="134.567988879069" calcext:value-type="float">
            <text:p>134.567988879069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yloid fiber formation Homo sapiens R-HSA-977225</text:p>
          </table:table-cell>
          <table:table-cell office:value-type="string" calcext:value-type="string">
            <text:p>3/68</text:p>
          </table:table-cell>
          <table:table-cell office:value-type="float" office:value="0.00160858485426017" calcext:value-type="float">
            <text:p>0.00160858485426</text:p>
          </table:table-cell>
          <table:table-cell office:value-type="float" office:value="0.019705164464687" calcext:value-type="float">
            <text:p>0.01970516446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067455621302" calcext:value-type="float">
            <text:p>14.1067455621302</text:p>
          </table:table-cell>
          <table:table-cell office:value-type="float" office:value="90.7402366290939" calcext:value-type="float">
            <text:p>90.7402366290939</text:p>
          </table:table-cell>
          <table:table-cell office:value-type="string" calcext:value-type="string">
            <text:p>FURIN;TGFBI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-NOTCH Processing in Golgi Homo sapiens R-HSA-1912420</text:p>
          </table:table-cell>
          <table:table-cell office:value-type="string" calcext:value-type="string">
            <text:p>2/18</text:p>
          </table:table-cell>
          <table:table-cell office:value-type="float" office:value="0.00168248051321256" calcext:value-type="float">
            <text:p>0.001682480513213</text:p>
          </table:table-cell>
          <table:table-cell office:value-type="float" office:value="0.0198996833114451" calcext:value-type="float">
            <text:p>0.019899683311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9696969697" calcext:value-type="float">
            <text:p>37.719696969697</text:p>
          </table:table-cell>
          <table:table-cell office:value-type="float" office:value="240.934039281272" calcext:value-type="float">
            <text:p>240.934039281272</text:p>
          </table:table-cell>
          <table:table-cell office:value-type="string" calcext:value-type="string">
            <text:p>FURIN;ST3GAL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with Altered Expression in Ovarian Cancer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199884726674695" calcext:value-type="float">
            <text:p>0.0199884726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PDGFR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with Altered Expression in Prostate Cancer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199884726674695" calcext:value-type="float">
            <text:p>0.0199884726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CDH1;ADAM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ZH2 Methyltransferase Role in Cancer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199884726674695" calcext:value-type="float">
            <text:p>0.0199884726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rogen Receptor non-Genomic Signaling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199884726674695" calcext:value-type="float">
            <text:p>0.0199884726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TGFB1I1;TC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P/TGF-beta Signaling Impairment in Pulmonary Hypertension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199884726674695" calcext:value-type="float">
            <text:p>0.0199884726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metrial cancer</text:p>
          </table:table-cell>
          <table:table-cell office:value-type="string" calcext:value-type="string">
            <text:p>3/58</text:p>
          </table:table-cell>
          <table:table-cell office:value-type="float" office:value="0.00101467411963301" calcext:value-type="float">
            <text:p>0.001014674119633</text:p>
          </table:table-cell>
          <table:table-cell office:value-type="float" office:value="0.0204203166576144" calcext:value-type="float">
            <text:p>0.020420316657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8" calcext:value-type="float">
            <text:p>16.68</text:p>
          </table:table-cell>
          <table:table-cell office:value-type="float" office:value="114.978372211125" calcext:value-type="float">
            <text:p>114.978372211125</text:p>
          </table:table-cell>
          <table:table-cell office:value-type="string" calcext:value-type="string">
            <text:p>CDKN1A;CDH1;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munoglobulin Class-Switch Recombination Activation</text:p>
          </table:table-cell>
          <table:table-cell office:value-type="string" calcext:value-type="string">
            <text:p>2/29</text:p>
          </table:table-cell>
          <table:table-cell office:value-type="float" office:value="0.00435830273978445" calcext:value-type="float">
            <text:p>0.004358302739784</text:p>
          </table:table-cell>
          <table:table-cell office:value-type="float" office:value="0.0210651299089582" calcext:value-type="float">
            <text:p>0.02106512990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00673400673" calcext:value-type="float">
            <text:p>22.3400673400673</text:p>
          </table:table-cell>
          <table:table-cell office:value-type="float" office:value="121.433291414908" calcext:value-type="float">
            <text:p>121.433291414908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CH Receptors Signaling</text:p>
          </table:table-cell>
          <table:table-cell office:value-type="string" calcext:value-type="string">
            <text:p>2/29</text:p>
          </table:table-cell>
          <table:table-cell office:value-type="float" office:value="0.00435830273978445" calcext:value-type="float">
            <text:p>0.004358302739784</text:p>
          </table:table-cell>
          <table:table-cell office:value-type="float" office:value="0.0210651299089582" calcext:value-type="float">
            <text:p>0.02106512990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00673400673" calcext:value-type="float">
            <text:p>22.3400673400673</text:p>
          </table:table-cell>
          <table:table-cell office:value-type="float" office:value="121.433291414908" calcext:value-type="float">
            <text:p>121.433291414908</text:p>
          </table:table-cell>
          <table:table-cell office:value-type="string" calcext:value-type="string">
            <text:p>CDKN1A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by NODAL Homo sapiens R-HSA-1181150</text:p>
          </table:table-cell>
          <table:table-cell office:value-type="string" calcext:value-type="string">
            <text:p>2/19</text:p>
          </table:table-cell>
          <table:table-cell office:value-type="float" office:value="0.00187629910317299" calcext:value-type="float">
            <text:p>0.001876299103173</text:p>
          </table:table-cell>
          <table:table-cell office:value-type="float" office:value="0.0214523530796111" calcext:value-type="float">
            <text:p>0.02145235307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991087344029" calcext:value-type="float">
            <text:p>35.4991087344029</text:p>
          </table:table-cell>
          <table:table-cell office:value-type="float" office:value="222.879521387825" calcext:value-type="float">
            <text:p>222.879521387825</text:p>
          </table:table-cell>
          <table:table-cell office:value-type="string" calcext:value-type="string">
            <text:p>SMAD2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RKA druginhibition 196 GSE57810</text:p>
          </table:table-cell>
          <table:table-cell office:value-type="string" calcext:value-type="string">
            <text:p>6/300</text:p>
          </table:table-cell>
          <table:table-cell office:value-type="float" office:value="0.000543487820899723" calcext:value-type="float">
            <text:p>0.0005434878209</text:p>
          </table:table-cell>
          <table:table-cell office:value-type="float" office:value="0.021630815271809" calcext:value-type="float">
            <text:p>0.021630815271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41211323239" calcext:value-type="float">
            <text:p>6.4641211323239</text:p>
          </table:table-cell>
          <table:table-cell office:value-type="float" office:value="48.5940516872336" calcext:value-type="float">
            <text:p>48.5940516872336</text:p>
          </table:table-cell>
          <table:table-cell office:value-type="string" calcext:value-type="string">
            <text:p>CDKN1A;HHEX;SPARC;COTL1;ITGA5;FAM214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elin signaling pathway</text:p>
          </table:table-cell>
          <table:table-cell office:value-type="string" calcext:value-type="string">
            <text:p>4/137</text:p>
          </table:table-cell>
          <table:table-cell office:value-type="float" office:value="0.00122211802707293" calcext:value-type="float">
            <text:p>0.001222118027073</text:p>
          </table:table-cell>
          <table:table-cell office:value-type="float" office:value="0.0218623335954158" calcext:value-type="float">
            <text:p>0.02186233359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0404135338346" calcext:value-type="float">
            <text:p>9.30404135338346</text:p>
          </table:table-cell>
          <table:table-cell office:value-type="float" office:value="62.4037855344128" calcext:value-type="float">
            <text:p>62.4037855344128</text:p>
          </table:table-cell>
          <table:table-cell office:value-type="string" calcext:value-type="string">
            <text:p>SMAD2;CDH1;SERPINE1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PAR signaling pathway</text:p>
          </table:table-cell>
          <table:table-cell office:value-type="string" calcext:value-type="string">
            <text:p>3/74</text:p>
          </table:table-cell>
          <table:table-cell office:value-type="float" office:value="0.00205068185407242" calcext:value-type="float">
            <text:p>0.002050681854072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107258938245" calcext:value-type="float">
            <text:p>12.9107258938245</text:p>
          </table:table-cell>
          <table:table-cell office:value-type="float" office:value="79.9120085984779" calcext:value-type="float">
            <text:p>79.9120085984779</text:p>
          </table:table-cell>
          <table:table-cell office:value-type="string" calcext:value-type="string">
            <text:p>FADS2;ILK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reatic cancer</text:p>
          </table:table-cell>
          <table:table-cell office:value-type="string" calcext:value-type="string">
            <text:p>3/76</text:p>
          </table:table-cell>
          <table:table-cell office:value-type="float" office:value="0.00221318225808506" calcext:value-type="float">
            <text:p>0.002213182258085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57428872497" calcext:value-type="float">
            <text:p>12.5557428872497</text:p>
          </table:table-cell>
          <table:table-cell office:value-type="float" office:value="76.7573226150974" calcext:value-type="float">
            <text:p>76.7573226150974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adhesion molecules</text:p>
          </table:table-cell>
          <table:table-cell office:value-type="string" calcext:value-type="string">
            <text:p>4/148</text:p>
          </table:table-cell>
          <table:table-cell office:value-type="float" office:value="0.00162400640247257" calcext:value-type="float">
            <text:p>0.001624006402473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854166666667" calcext:value-type="float">
            <text:p>8.58854166666667</text:p>
          </table:table-cell>
          <table:table-cell office:value-type="float" office:value="55.1629929551726" calcext:value-type="float">
            <text:p>55.1629929551726</text:p>
          </table:table-cell>
          <table:table-cell office:value-type="string" calcext:value-type="string">
            <text:p>CDH3;CDH1;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tric cancer</text:p>
          </table:table-cell>
          <table:table-cell office:value-type="string" calcext:value-type="string">
            <text:p>4/149</text:p>
          </table:table-cell>
          <table:table-cell office:value-type="float" office:value="0.00166457754412721" calcext:value-type="float">
            <text:p>0.001664577544127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887931034483" calcext:value-type="float">
            <text:p>8.52887931034483</text:p>
          </table:table-cell>
          <table:table-cell office:value-type="float" office:value="54.5693384163807" calcext:value-type="float">
            <text:p>54.5693384163807</text:p>
          </table:table-cell>
          <table:table-cell office:value-type="string" calcext:value-type="string">
            <text:p>SMAD2;CDKN1A;TGFB1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ular senescence</text:p>
          </table:table-cell>
          <table:table-cell office:value-type="string" calcext:value-type="string">
            <text:p>4/156</text:p>
          </table:table-cell>
          <table:table-cell office:value-type="float" office:value="0.00196853387995931" calcext:value-type="float">
            <text:p>0.001968533879959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322368421053" calcext:value-type="float">
            <text:p>8.13322368421053</text:p>
          </table:table-cell>
          <table:table-cell office:value-type="float" office:value="50.6737755597978" calcext:value-type="float">
            <text:p>50.6737755597978</text:p>
          </table:table-cell>
          <table:table-cell office:value-type="string" calcext:value-type="string">
            <text:p>SMAD2;CDKN1A;TGFB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K-STAT signaling pathway</text:p>
          </table:table-cell>
          <table:table-cell office:value-type="string" calcext:value-type="string">
            <text:p>4/162</text:p>
          </table:table-cell>
          <table:table-cell office:value-type="float" office:value="0.00225801077712532" calcext:value-type="float">
            <text:p>0.002258010777125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199367088608" calcext:value-type="float">
            <text:p>7.82199367088608</text:p>
          </table:table-cell>
          <table:table-cell office:value-type="float" office:value="47.6615275130238" calcext:value-type="float">
            <text:p>47.6615275130238</text:p>
          </table:table-cell>
          <table:table-cell office:value-type="string" calcext:value-type="string">
            <text:p>SOCS2;PDGFRA;CDKN1A;FHL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ppo signaling pathway</text:p>
          </table:table-cell>
          <table:table-cell office:value-type="string" calcext:value-type="string">
            <text:p>4/163</text:p>
          </table:table-cell>
          <table:table-cell office:value-type="float" office:value="0.00230895633828191" calcext:value-type="float">
            <text:p>0.002308956338282</text:p>
          </table:table-cell>
          <table:table-cell office:value-type="float" office:value="0.0218671747331404" calcext:value-type="float">
            <text:p>0.0218671747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240566037736" calcext:value-type="float">
            <text:p>7.77240566037736</text:p>
          </table:table-cell>
          <table:table-cell office:value-type="float" office:value="47.1859612109362" calcext:value-type="float">
            <text:p>47.1859612109362</text:p>
          </table:table-cell>
          <table:table-cell office:value-type="string" calcext:value-type="string">
            <text:p>SMAD2;TGFB1;CDH1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 kinase complex CDC2 (human)</text:p>
          </table:table-cell>
          <table:table-cell table:style-name="ce1" office:value-type="string" calcext:value-type="string">
            <text:p>1/6</text:p>
          </table:table-cell>
          <table:table-cell office:value-type="float" office:value="0.020229739174506" calcext:value-type="float">
            <text:p>0.020229739174506</text:p>
          </table:table-cell>
          <table:table-cell office:value-type="float" office:value="0.0219392945977037" calcext:value-type="float">
            <text:p>0.021939294597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835820895522" calcext:value-type="float">
            <text:p>59.4835820895522</text:p>
          </table:table-cell>
          <table:table-cell office:value-type="float" office:value="232.021750766537" calcext:value-type="float">
            <text:p>232.021750766537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herens Junction Assembly (Cadherins)</text:p>
          </table:table-cell>
          <table:table-cell office:value-type="string" calcext:value-type="string">
            <text:p>2/30</text:p>
          </table:table-cell>
          <table:table-cell office:value-type="float" office:value="0.00465940411292557" calcext:value-type="float">
            <text:p>0.004659404112926</text:p>
          </table:table-cell>
          <table:table-cell office:value-type="float" office:value="0.0219711738658279" calcext:value-type="float">
            <text:p>0.021971173865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11255411255" calcext:value-type="float">
            <text:p>21.5411255411255</text:p>
          </table:table-cell>
          <table:table-cell office:value-type="float" office:value="115.651453393229" calcext:value-type="float">
            <text:p>115.651453393229</text:p>
          </table:table-cell>
          <table:table-cell office:value-type="string" calcext:value-type="string">
            <text:p>CDH3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NT Canonical Signaling</text:p>
          </table:table-cell>
          <table:table-cell office:value-type="string" calcext:value-type="string">
            <text:p>2/30</text:p>
          </table:table-cell>
          <table:table-cell office:value-type="float" office:value="0.00465940411292557" calcext:value-type="float">
            <text:p>0.004659404112926</text:p>
          </table:table-cell>
          <table:table-cell office:value-type="float" office:value="0.0219711738658279" calcext:value-type="float">
            <text:p>0.021971173865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11255411255" calcext:value-type="float">
            <text:p>21.5411255411255</text:p>
          </table:table-cell>
          <table:table-cell office:value-type="float" office:value="115.651453393229" calcext:value-type="float">
            <text:p>115.651453393229</text:p>
          </table:table-cell>
          <table:table-cell office:value-type="string" calcext:value-type="string">
            <text:p>TCF4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clear beta-catenin signaling and target gene transcription regulation</text:p>
          </table:table-cell>
          <table:table-cell office:value-type="string" calcext:value-type="string">
            <text:p>3/80</text:p>
          </table:table-cell>
          <table:table-cell office:value-type="float" office:value="0.00256166729834767" calcext:value-type="float">
            <text:p>0.002561667298348</text:p>
          </table:table-cell>
          <table:table-cell office:value-type="float" office:value="0.0220697490319183" calcext:value-type="float">
            <text:p>0.02206974903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010989010989" calcext:value-type="float">
            <text:p>11.9010989010989</text:p>
          </table:table-cell>
          <table:table-cell office:value-type="float" office:value="71.0150108838205" calcext:value-type="float">
            <text:p>71.0150108838205</text:p>
          </table:table-cell>
          <table:table-cell office:value-type="string" calcext:value-type="string">
            <text:p>CDH1;TCF4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Osteoporosis</text:p>
          </table:table-cell>
          <table:table-cell office:value-type="string" calcext:value-type="string">
            <text:p>3/100</text:p>
          </table:table-cell>
          <table:table-cell office:value-type="float" office:value="0.00480405471030925" calcext:value-type="float">
            <text:p>0.004804054710309</text:p>
          </table:table-cell>
          <table:table-cell office:value-type="float" office:value="0.0222908138558349" calcext:value-type="float">
            <text:p>0.02229081385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774781919112" calcext:value-type="float">
            <text:p>9.43774781919112</text:p>
          </table:table-cell>
          <table:table-cell office:value-type="float" office:value="50.3814818655157" calcext:value-type="float">
            <text:p>50.3814818655157</text:p>
          </table:table-cell>
          <table:table-cell office:value-type="string" calcext:value-type="string">
            <text:p>TGFB1;DKK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Breast Cancer Related to NOTCH Signaling Pathway</text:p>
          </table:table-cell>
          <table:table-cell office:value-type="string" calcext:value-type="string">
            <text:p>2/31</text:p>
          </table:table-cell>
          <table:table-cell office:value-type="float" office:value="0.00496985892934845" calcext:value-type="float">
            <text:p>0.004969858929348</text:p>
          </table:table-cell>
          <table:table-cell office:value-type="float" office:value="0.0225196732736102" calcext:value-type="float">
            <text:p>0.02251967327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72831765935" calcext:value-type="float">
            <text:p>20.7972831765935</text:p>
          </table:table-cell>
          <table:table-cell office:value-type="float" office:value="110.316356513446" calcext:value-type="float">
            <text:p>110.316356513446</text:p>
          </table:table-cell>
          <table:table-cell office:value-type="string" calcext:value-type="string">
            <text:p>SMAD2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ukocyte Adhesion to Endothelial Cell</text:p>
          </table:table-cell>
          <table:table-cell office:value-type="string" calcext:value-type="string">
            <text:p>2/31</text:p>
          </table:table-cell>
          <table:table-cell office:value-type="float" office:value="0.00496985892934845" calcext:value-type="float">
            <text:p>0.004969858929348</text:p>
          </table:table-cell>
          <table:table-cell office:value-type="float" office:value="0.0225196732736102" calcext:value-type="float">
            <text:p>0.02251967327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72831765935" calcext:value-type="float">
            <text:p>20.7972831765935</text:p>
          </table:table-cell>
          <table:table-cell office:value-type="float" office:value="110.316356513446" calcext:value-type="float">
            <text:p>110.316356513446</text:p>
          </table:table-cell>
          <table:table-cell office:value-type="string" calcext:value-type="string">
            <text:p>PECAM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decan interactions Homo sapiens R-HSA-3000170</text:p>
          </table:table-cell>
          <table:table-cell office:value-type="string" calcext:value-type="string">
            <text:p>2/20</text:p>
          </table:table-cell>
          <table:table-cell office:value-type="float" office:value="0.00208020971960893" calcext:value-type="float">
            <text:p>0.002080209719609</text:p>
          </table:table-cell>
          <table:table-cell office:value-type="float" office:value="0.0230165139943827" calcext:value-type="float">
            <text:p>0.023016513994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52525252525" calcext:value-type="float">
            <text:p>33.5252525252525</text:p>
          </table:table-cell>
          <table:table-cell office:value-type="float" office:value="207.028041461043" calcext:value-type="float">
            <text:p>207.028041461043</text:p>
          </table:table-cell>
          <table:table-cell office:value-type="string" calcext:value-type="string">
            <text:p>TGFB1;ITG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A Damage Checkpoint Impairment in Cancer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234196120184315" calcext:value-type="float">
            <text:p>0.02341961201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ostatin-IGF1 Crosstalk in Skeletal Muscles in Muscular Dystrophies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234196120184315" calcext:value-type="float">
            <text:p>0.02341961201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SMAD2;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LK4</text:p>
          </table:table-cell>
          <table:table-cell table:style-name="ce1" office:value-type="string" calcext:value-type="string">
            <text:p>1/1</text:p>
          </table:table-cell>
          <table:table-cell office:value-type="float" office:value="0.00339994762161893" calcext:value-type="float">
            <text:p>0.003399947621619</text:p>
          </table:table-cell>
          <table:table-cell office:value-type="float" office:value="0.0234596385891706" calcext:value-type="float">
            <text:p>0.02345963858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2" calcext:value-type="float">
            <text:p>19932</text:p>
          </table:table-cell>
          <table:table-cell office:value-type="float" office:value="113293.393380501" calcext:value-type="float">
            <text:p>113293.393380501</text:p>
          </table:table-cell>
          <table:table-cell office:value-type="string" calcext:value-type="string">
            <text:p>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LK3</text:p>
          </table:table-cell>
          <table:table-cell table:style-name="ce1" office:value-type="string" calcext:value-type="string">
            <text:p>1/1</text:p>
          </table:table-cell>
          <table:table-cell office:value-type="float" office:value="0.00339994762161893" calcext:value-type="float">
            <text:p>0.003399947621619</text:p>
          </table:table-cell>
          <table:table-cell office:value-type="float" office:value="0.0234596385891706" calcext:value-type="float">
            <text:p>0.02345963858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2" calcext:value-type="float">
            <text:p>19932</text:p>
          </table:table-cell>
          <table:table-cell office:value-type="float" office:value="113293.393380501" calcext:value-type="float">
            <text:p>113293.393380501</text:p>
          </table:table-cell>
          <table:table-cell office:value-type="string" calcext:value-type="string">
            <text:p>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</text:p>
          </table:table-cell>
          <table:table-cell table:style-name="ce1" office:value-type="string" calcext:value-type="string">
            <text:p>1/1</text:p>
          </table:table-cell>
          <table:table-cell office:value-type="float" office:value="0.00339994762161893" calcext:value-type="float">
            <text:p>0.003399947621619</text:p>
          </table:table-cell>
          <table:table-cell office:value-type="float" office:value="0.0234596385891706" calcext:value-type="float">
            <text:p>0.02345963858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2" calcext:value-type="float">
            <text:p>19932</text:p>
          </table:table-cell>
          <table:table-cell office:value-type="float" office:value="113293.393380501" calcext:value-type="float">
            <text:p>113293.393380501</text:p>
          </table:table-cell>
          <table:table-cell office:value-type="string" calcext:value-type="string">
            <text:p>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RBK1</text:p>
          </table:table-cell>
          <table:table-cell office:value-type="string" calcext:value-type="string">
            <text:p>2/25</text:p>
          </table:table-cell>
          <table:table-cell office:value-type="float" office:value="0.00324874640989989" calcext:value-type="float">
            <text:p>0.0032487464099</text:p>
          </table:table-cell>
          <table:table-cell office:value-type="float" office:value="0.0234596385891706" calcext:value-type="float">
            <text:p>0.02345963858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05665349144" calcext:value-type="float">
            <text:p>26.2305665349144</text:p>
          </table:table-cell>
          <table:table-cell office:value-type="float" office:value="150.287665755723" calcext:value-type="float">
            <text:p>150.287665755723</text:p>
          </table:table-cell>
          <table:table-cell office:value-type="string" calcext:value-type="string">
            <text:p>SMAD2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ways in clear cell renal cell carcinoma WP4018</text:p>
          </table:table-cell>
          <table:table-cell office:value-type="string" calcext:value-type="string">
            <text:p>3/85</text:p>
          </table:table-cell>
          <table:table-cell office:value-type="float" office:value="0.00304257303094431" calcext:value-type="float">
            <text:p>0.003042573030944</text:p>
          </table:table-cell>
          <table:table-cell office:value-type="float" office:value="0.0240145942799533" calcext:value-type="float">
            <text:p>0.02401459427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2607879925" calcext:value-type="float">
            <text:p>11.172607879925</text:p>
          </table:table-cell>
          <table:table-cell office:value-type="float" office:value="64.7458406208639" calcext:value-type="float">
            <text:p>64.7458406208639</text:p>
          </table:table-cell>
          <table:table-cell office:value-type="string" calcext:value-type="string">
            <text:p>PDGFRA;LDHB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 Overiew</text:p>
          </table:table-cell>
          <table:table-cell office:value-type="string" calcext:value-type="string">
            <text:p>3/107</text:p>
          </table:table-cell>
          <table:table-cell office:value-type="float" office:value="0.00579830974551231" calcext:value-type="float">
            <text:p>0.005798309745512</text:p>
          </table:table-cell>
          <table:table-cell office:value-type="float" office:value="0.0250971615850533" calcext:value-type="float">
            <text:p>0.025097161585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940828402367" calcext:value-type="float">
            <text:p>8.79940828402367</text:p>
          </table:table-cell>
          <table:table-cell office:value-type="float" office:value="45.3186142293756" calcext:value-type="float">
            <text:p>45.3186142293756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regulation of skeletal system development</text:p>
          </table:table-cell>
          <table:table-cell office:value-type="string" calcext:value-type="string">
            <text:p>3/85</text:p>
          </table:table-cell>
          <table:table-cell office:value-type="float" office:value="0.00304257303094431" calcext:value-type="float">
            <text:p>0.003042573030944</text:p>
          </table:table-cell>
          <table:table-cell office:value-type="float" office:value="0.0252420873678342" calcext:value-type="float">
            <text:p>0.025242087367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2607879925" calcext:value-type="float">
            <text:p>11.172607879925</text:p>
          </table:table-cell>
          <table:table-cell office:value-type="float" office:value="64.7458406208639" calcext:value-type="float">
            <text:p>64.7458406208639</text:p>
          </table:table-cell>
          <table:table-cell office:value-type="string" calcext:value-type="string">
            <text:p>SMAD2;TGFB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velopmental biology</text:p>
          </table:table-cell>
          <table:table-cell office:value-type="string" calcext:value-type="string">
            <text:p>6/420</text:p>
          </table:table-cell>
          <table:table-cell office:value-type="float" office:value="0.00302311838492379" calcext:value-type="float">
            <text:p>0.003023118384924</text:p>
          </table:table-cell>
          <table:table-cell office:value-type="float" office:value="0.0252420873678342" calcext:value-type="float">
            <text:p>0.025242087367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241234221599" calcext:value-type="float">
            <text:p>4.56241234221599</text:p>
          </table:table-cell>
          <table:table-cell office:value-type="float" office:value="26.4686819179353" calcext:value-type="float">
            <text:p>26.4686819179353</text:p>
          </table:table-cell>
          <table:table-cell office:value-type="string" calcext:value-type="string">
            <text:p>SMAD2;TGFB1;FURIN;TCF4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reatic adenocarcinoma pathway WP4263</text:p>
          </table:table-cell>
          <table:table-cell office:value-type="string" calcext:value-type="string">
            <text:p>3/89</text:p>
          </table:table-cell>
          <table:table-cell office:value-type="float" office:value="0.00346467159944783" calcext:value-type="float">
            <text:p>0.003464671599448</text:p>
          </table:table-cell>
          <table:table-cell office:value-type="float" office:value="0.025523080782599" calcext:value-type="float">
            <text:p>0.02552308078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508050089445" calcext:value-type="float">
            <text:p>10.6508050089445</text:p>
          </table:table-cell>
          <table:table-cell office:value-type="float" office:value="60.3382740873227" calcext:value-type="float">
            <text:p>60.3382740873227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orectal cancer</text:p>
          </table:table-cell>
          <table:table-cell office:value-type="string" calcext:value-type="string">
            <text:p>3/86</text:p>
          </table:table-cell>
          <table:table-cell office:value-type="float" office:value="0.00314494112981143" calcext:value-type="float">
            <text:p>0.003144941129811</text:p>
          </table:table-cell>
          <table:table-cell office:value-type="float" office:value="0.0266492379947179" calcext:value-type="float">
            <text:p>0.02664923799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374420759963" calcext:value-type="float">
            <text:p>11.0374420759963</text:p>
          </table:table-cell>
          <table:table-cell office:value-type="float" office:value="63.5973009325631" calcext:value-type="float">
            <text:p>63.5973009325631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322 Unclassified Unclassified 30609389</text:p>
          </table:table-cell>
          <table:table-cell office:value-type="string" calcext:value-type="string">
            <text:p>8/635</text:p>
          </table:table-cell>
          <table:table-cell office:value-type="float" office:value="0.00136468995592534" calcext:value-type="float">
            <text:p>0.001364689955925</text:p>
          </table:table-cell>
          <table:table-cell office:value-type="float" office:value="0.0268389024665317" calcext:value-type="float">
            <text:p>0.02683890246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526315789474" calcext:value-type="float">
            <text:p>4.10526315789474</text:p>
          </table:table-cell>
          <table:table-cell office:value-type="float" office:value="27.081715007557" calcext:value-type="float">
            <text:p>27.081715007557</text:p>
          </table:table-cell>
          <table:table-cell office:value-type="string" calcext:value-type="string">
            <text:p>ABCC4;TGFB1I1;SERPINE1;PECAM1;EMILIN1;TGFBI;NID1;C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CH1 Signaling in Breast Cancer</text:p>
          </table:table-cell>
          <table:table-cell office:value-type="string" calcext:value-type="string">
            <text:p>2/35</text:p>
          </table:table-cell>
          <table:table-cell office:value-type="float" office:value="0.00630391415851973" calcext:value-type="float">
            <text:p>0.00630391415852</text:p>
          </table:table-cell>
          <table:table-cell office:value-type="float" office:value="0.0268843397936871" calcext:value-type="float">
            <text:p>0.026884339793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27272727273" calcext:value-type="float">
            <text:p>18.2727272727273</text:p>
          </table:table-cell>
          <table:table-cell office:value-type="float" office:value="92.5803175676888" calcext:value-type="float">
            <text:p>92.5803175676888</text:p>
          </table:table-cell>
          <table:table-cell office:value-type="string" calcext:value-type="string">
            <text:p>SMAD2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 in development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276013257933956" calcext:value-type="float">
            <text:p>0.02760132579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 family cell surface interactions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276013257933956" calcext:value-type="float">
            <text:p>0.02760132579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ITGB5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CAM in Cancer Cell Motility and Proliferation</text:p>
          </table:table-cell>
          <table:table-cell office:value-type="string" calcext:value-type="string">
            <text:p>2/36</text:p>
          </table:table-cell>
          <table:table-cell office:value-type="float" office:value="0.00666016515354542" calcext:value-type="float">
            <text:p>0.006660165153545</text:p>
          </table:table-cell>
          <table:table-cell office:value-type="float" office:value="0.0277906171874557" calcext:value-type="float">
            <text:p>0.02779061718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44028520499" calcext:value-type="float">
            <text:p>17.7344028520499</text:p>
          </table:table-cell>
          <table:table-cell office:value-type="float" office:value="88.8779283569239" calcext:value-type="float">
            <text:p>88.8779283569239</text:p>
          </table:table-cell>
          <table:table-cell office:value-type="string" calcext:value-type="string">
            <text:p>CDH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mune Sustem Activation in Hashimoto's Thyroiditis</text:p>
          </table:table-cell>
          <table:table-cell office:value-type="string" calcext:value-type="string">
            <text:p>2/36</text:p>
          </table:table-cell>
          <table:table-cell office:value-type="float" office:value="0.00666016515354542" calcext:value-type="float">
            <text:p>0.006660165153545</text:p>
          </table:table-cell>
          <table:table-cell office:value-type="float" office:value="0.0277906171874557" calcext:value-type="float">
            <text:p>0.02779061718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44028520499" calcext:value-type="float">
            <text:p>17.7344028520499</text:p>
          </table:table-cell>
          <table:table-cell office:value-type="float" office:value="88.8779283569239" calcext:value-type="float">
            <text:p>88.8779283569239</text:p>
          </table:table-cell>
          <table:table-cell office:value-type="string" calcext:value-type="string">
            <text:p>LYN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s with Mutations in Cancer-Associated Sustaining of Proliferative Signaling</text:p>
          </table:table-cell>
          <table:table-cell office:value-type="string" calcext:value-type="string">
            <text:p>3/112</text:p>
          </table:table-cell>
          <table:table-cell office:value-type="float" office:value="0.00657853001108299" calcext:value-type="float">
            <text:p>0.006578530011083</text:p>
          </table:table-cell>
          <table:table-cell office:value-type="float" office:value="0.0277906171874557" calcext:value-type="float">
            <text:p>0.02779061718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9364855328158" calcext:value-type="float">
            <text:p>8.39364855328158</text:p>
          </table:table-cell>
          <table:table-cell office:value-type="float" office:value="42.1692199614755" calcext:value-type="float">
            <text:p>42.1692199614755</text:p>
          </table:table-cell>
          <table:table-cell office:value-type="string" calcext:value-type="string">
            <text:p>LYN;PDGFRA;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ulation of nuclear beta catenin signaling and target gene transcription Homo sapiens 1590a3b3-6195-11e5-8ac5-06603eb7f303</text:p>
          </table:table-cell>
          <table:table-cell office:value-type="string" calcext:value-type="string">
            <text:p>3/79</text:p>
          </table:table-cell>
          <table:table-cell office:value-type="float" office:value="0.00247157131170839" calcext:value-type="float">
            <text:p>0.002471571311708</text:p>
          </table:table-cell>
          <table:table-cell office:value-type="float" office:value="0.0281141236706829" calcext:value-type="float">
            <text:p>0.028114123670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582995951417" calcext:value-type="float">
            <text:p>12.0582995951417</text:p>
          </table:table-cell>
          <table:table-cell office:value-type="float" office:value="72.3847807722318" calcext:value-type="float">
            <text:p>72.3847807722318</text:p>
          </table:table-cell>
          <table:table-cell office:value-type="string" calcext:value-type="string">
            <text:p>CDH1;TCF4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P-SMAD complex (human)</text:p>
          </table:table-cell>
          <table:table-cell table:style-name="ce1" office:value-type="string" calcext:value-type="string">
            <text:p>1/8</text:p>
          </table:table-cell>
          <table:table-cell office:value-type="float" office:value="0.0268829840764005" calcext:value-type="float">
            <text:p>0.026882984076401</text:p>
          </table:table-cell>
          <table:table-cell office:value-type="float" office:value="0.0287498579705949" calcext:value-type="float">
            <text:p>0.028749857970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0085287846" calcext:value-type="float">
            <text:p>42.4840085287846</text:p>
          </table:table-cell>
          <table:table-cell office:value-type="float" office:value="153.63329523077" calcext:value-type="float">
            <text:p>153.63329523077</text:p>
          </table:table-cell>
          <table:table-cell office:value-type="string" calcext:value-type="string">
            <text:p>TGFB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PN11</text:p>
          </table:table-cell>
          <table:table-cell office:value-type="string" calcext:value-type="string">
            <text:p>4/168</text:p>
          </table:table-cell>
          <table:table-cell office:value-type="float" office:value="0.00257562410103434" calcext:value-type="float">
            <text:p>0.002575624101034</text:p>
          </table:table-cell>
          <table:table-cell office:value-type="float" office:value="0.0291367476429509" calcext:value-type="float">
            <text:p>0.02913674764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3353658536585" calcext:value-type="float">
            <text:p>7.53353658536585</text:p>
          </table:table-cell>
          <table:table-cell office:value-type="float" office:value="44.9124093704465" calcext:value-type="float">
            <text:p>44.9124093704465</text:p>
          </table:table-cell>
          <table:table-cell office:value-type="string" calcext:value-type="string">
            <text:p>LYN;PDGFRA;PECAM1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: G1/S checkpoint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298663261473462" calcext:value-type="float">
            <text:p>0.02986632614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f in HIV-1 replication and disease pathogenesis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298663261473462" calcext:value-type="float">
            <text:p>0.02986632614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AP1S2;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surface interactions at the vascular wall</text:p>
          </table:table-cell>
          <table:table-cell office:value-type="string" calcext:value-type="string">
            <text:p>3/94</text:p>
          </table:table-cell>
          <table:table-cell office:value-type="float" office:value="0.00404044054992489" calcext:value-type="float">
            <text:p>0.004040440549925</text:p>
          </table:table-cell>
          <table:table-cell office:value-type="float" office:value="0.0298663261473462" calcext:value-type="float">
            <text:p>0.02986632614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0600169062" calcext:value-type="float">
            <text:p>10.0630600169062</text:p>
          </table:table-cell>
          <table:table-cell office:value-type="float" office:value="55.4615645340955" calcext:value-type="float">
            <text:p>55.4615645340955</text:p>
          </table:table-cell>
          <table:table-cell office:value-type="string" calcext:value-type="string">
            <text:p>LYN;PECAM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KCD</text:p>
          </table:table-cell>
          <table:table-cell office:value-type="string" calcext:value-type="string">
            <text:p>4/173</text:p>
          </table:table-cell>
          <table:table-cell office:value-type="float" office:value="0.00286275319276323" calcext:value-type="float">
            <text:p>0.002862753192763</text:p>
          </table:table-cell>
          <table:table-cell office:value-type="float" office:value="0.0300007911651856" calcext:value-type="float">
            <text:p>0.030000791165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0880177514793" calcext:value-type="float">
            <text:p>7.30880177514793</text:p>
          </table:table-cell>
          <table:table-cell office:value-type="float" office:value="42.8001346195539" calcext:value-type="float">
            <text:p>42.8001346195539</text:p>
          </table:table-cell>
          <table:table-cell office:value-type="string" calcext:value-type="string">
            <text:p>LYN;PDGFRA;SMPD1;ADAM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BB2</text:p>
          </table:table-cell>
          <table:table-cell office:value-type="string" calcext:value-type="string">
            <text:p>4/175</text:p>
          </table:table-cell>
          <table:table-cell office:value-type="float" office:value="0.00298350409377537" calcext:value-type="float">
            <text:p>0.002983504093775</text:p>
          </table:table-cell>
          <table:table-cell office:value-type="float" office:value="0.0300007911651856" calcext:value-type="float">
            <text:p>0.030000791165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258771929825" calcext:value-type="float">
            <text:p>7.22258771929825</text:p>
          </table:table-cell>
          <table:table-cell office:value-type="float" office:value="41.996868787413" calcext:value-type="float">
            <text:p>41.996868787413</text:p>
          </table:table-cell>
          <table:table-cell office:value-type="string" calcext:value-type="string">
            <text:p>LYN;CDH1;ITGA5;TNS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wth hormone receptor signaling Homo sapiens R-HSA-982772</text:p>
          </table:table-cell>
          <table:table-cell office:value-type="string" calcext:value-type="string">
            <text:p>2/24</text:p>
          </table:table-cell>
          <table:table-cell office:value-type="float" office:value="0.00299540116935464" calcext:value-type="float">
            <text:p>0.002995401169355</text:p>
          </table:table-cell>
          <table:table-cell office:value-type="float" office:value="0.0305116972553698" calcext:value-type="float">
            <text:p>0.0305116972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242424242424" calcext:value-type="float">
            <text:p>27.4242424242424</text:p>
          </table:table-cell>
          <table:table-cell office:value-type="float" office:value="159.353417714256" calcext:value-type="float">
            <text:p>159.353417714256</text:p>
          </table:table-cell>
          <table:table-cell office:value-type="string" calcext:value-type="string">
            <text:p>LYN;SOC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eases of signal transduction Homo sapiens R-HSA-5663202</text:p>
          </table:table-cell>
          <table:table-cell office:value-type="string" calcext:value-type="string">
            <text:p>5/288</text:p>
          </table:table-cell>
          <table:table-cell office:value-type="float" office:value="0.00297497889613947" calcext:value-type="float">
            <text:p>0.002974978896139</text:p>
          </table:table-cell>
          <table:table-cell office:value-type="float" office:value="0.0305116972553698" calcext:value-type="float">
            <text:p>0.0305116972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040439733019" calcext:value-type="float">
            <text:p>5.51040439733019</text:p>
          </table:table-cell>
          <table:table-cell office:value-type="float" office:value="32.0568786078138" calcext:value-type="float">
            <text:p>32.0568786078138</text:p>
          </table:table-cell>
          <table:table-cell office:value-type="string" calcext:value-type="string">
            <text:p>SMAD2;PDGFRA;CDKN1A;TGFB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ease Homo sapiens R-HSA-1643685</text:p>
          </table:table-cell>
          <table:table-cell office:value-type="string" calcext:value-type="string">
            <text:p>8/725</text:p>
          </table:table-cell>
          <table:table-cell office:value-type="float" office:value="0.00311343849544589" calcext:value-type="float">
            <text:p>0.003113438495446</text:p>
          </table:table-cell>
          <table:table-cell office:value-type="float" office:value="0.0305116972553698" calcext:value-type="float">
            <text:p>0.0305116972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322175732218" calcext:value-type="float">
            <text:p>3.57322175732218</text:p>
          </table:table-cell>
          <table:table-cell office:value-type="float" office:value="20.6247343826425" calcext:value-type="float">
            <text:p>20.6247343826425</text:p>
          </table:table-cell>
          <table:table-cell office:value-type="string" calcext:value-type="string">
            <text:p>SMAD2;PDGFRA;CDKN1A;TGFB1;AP1S2;ELMO1;FURIN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Transduction Homo sapiens R-HSA-162582</text:p>
          </table:table-cell>
          <table:table-cell office:value-type="string" calcext:value-type="string">
            <text:p>17/2465</text:p>
          </table:table-cell>
          <table:table-cell office:value-type="float" office:value="0.00305460403913215" calcext:value-type="float">
            <text:p>0.003054604039132</text:p>
          </table:table-cell>
          <table:table-cell office:value-type="float" office:value="0.0305116972553698" calcext:value-type="float">
            <text:p>0.0305116972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071895424837" calcext:value-type="float">
            <text:p>2.38071895424837</text:p>
          </table:table-cell>
          <table:table-cell office:value-type="float" office:value="13.7869941668938" calcext:value-type="float">
            <text:p>13.7869941668938</text:p>
          </table:table-cell>
          <table:table-cell office:value-type="string" calcext:value-type="string">
            <text:p>LYN;SMAD2;PDGFRA;CDKN1A;TGFB1;SERPINE1;FURIN;DKK1;ARHGAP25;GNG11;CDH1;ALDH1A1;ELMO1;ST3GAL6;TCF4;MYL9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herens junction actin cytoskeletal organization</text:p>
          </table:table-cell>
          <table:table-cell office:value-type="string" calcext:value-type="string">
            <text:p>2/29</text:p>
          </table:table-cell>
          <table:table-cell office:value-type="float" office:value="0.00435830273978445" calcext:value-type="float">
            <text:p>0.004358302739784</text:p>
          </table:table-cell>
          <table:table-cell office:value-type="float" office:value="0.0308853381130779" calcext:value-type="float">
            <text:p>0.03088533811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00673400673" calcext:value-type="float">
            <text:p>22.3400673400673</text:p>
          </table:table-cell>
          <table:table-cell office:value-type="float" office:value="121.433291414908" calcext:value-type="float">
            <text:p>121.433291414908</text:p>
          </table:table-cell>
          <table:table-cell office:value-type="string" calcext:value-type="string">
            <text:p>CDH3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GF-beta signaling pathway</text:p>
          </table:table-cell>
          <table:table-cell office:value-type="string" calcext:value-type="string">
            <text:p>3/94</text:p>
          </table:table-cell>
          <table:table-cell office:value-type="float" office:value="0.00404044054992489" calcext:value-type="float">
            <text:p>0.004040440549925</text:p>
          </table:table-cell>
          <table:table-cell office:value-type="float" office:value="0.0309623269868304" calcext:value-type="float">
            <text:p>0.0309623269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0600169062" calcext:value-type="float">
            <text:p>10.0630600169062</text:p>
          </table:table-cell>
          <table:table-cell office:value-type="float" office:value="55.4615645340955" calcext:value-type="float">
            <text:p>55.4615645340955</text:p>
          </table:table-cell>
          <table:table-cell office:value-type="string" calcext:value-type="string">
            <text:p>SMAD2;TGFB1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osi sarcoma-associated herpesvirus infection</text:p>
          </table:table-cell>
          <table:table-cell office:value-type="string" calcext:value-type="string">
            <text:p>4/193</text:p>
          </table:table-cell>
          <table:table-cell office:value-type="float" office:value="0.00423087697956689" calcext:value-type="float">
            <text:p>0.004230876979567</text:p>
          </table:table-cell>
          <table:table-cell office:value-type="float" office:value="0.0309623269868304" calcext:value-type="float">
            <text:p>0.0309623269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876984126984" calcext:value-type="float">
            <text:p>6.52876984126984</text:p>
          </table:table-cell>
          <table:table-cell office:value-type="float" office:value="35.6819860300802" calcext:value-type="float">
            <text:p>35.6819860300802</text:p>
          </table:table-cell>
          <table:table-cell office:value-type="string" calcext:value-type="string">
            <text:p>LYN;CDKN1A;GNG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K1</text:p>
          </table:table-cell>
          <table:table-cell office:value-type="string" calcext:value-type="string">
            <text:p>5/326</text:p>
          </table:table-cell>
          <table:table-cell office:value-type="float" office:value="0.00502958852292714" calcext:value-type="float">
            <text:p>0.005029588522927</text:p>
          </table:table-cell>
          <table:table-cell office:value-type="float" office:value="0.0315492370983612" calcext:value-type="float">
            <text:p>0.03154923709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868713840676" calcext:value-type="float">
            <text:p>4.84868713840676</text:p>
          </table:table-cell>
          <table:table-cell office:value-type="float" office:value="25.6612747374484" calcext:value-type="float">
            <text:p>25.6612747374484</text:p>
          </table:table-cell>
          <table:table-cell office:value-type="string" calcext:value-type="string">
            <text:p>SMAD2;CDKN1A;TGFB1I1;NID1;TF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Stem Cell Exhaustion in Aging</text:p>
          </table:table-cell>
          <table:table-cell office:value-type="string" calcext:value-type="string">
            <text:p>2/39</text:p>
          </table:table-cell>
          <table:table-cell office:value-type="float" office:value="0.00778246910308211" calcext:value-type="float">
            <text:p>0.007782469103082</text:p>
          </table:table-cell>
          <table:table-cell office:value-type="float" office:value="0.0317875498576593" calcext:value-type="float">
            <text:p>0.03178754985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40212940213" calcext:value-type="float">
            <text:p>16.2940212940213</text:p>
          </table:table-cell>
          <table:table-cell office:value-type="float" office:value="79.1218386105146" calcext:value-type="float">
            <text:p>79.1218386105146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ir Follicle Keratinocyte Apoptosis</text:p>
          </table:table-cell>
          <table:table-cell office:value-type="string" calcext:value-type="string">
            <text:p>2/39</text:p>
          </table:table-cell>
          <table:table-cell office:value-type="float" office:value="0.00778246910308211" calcext:value-type="float">
            <text:p>0.007782469103082</text:p>
          </table:table-cell>
          <table:table-cell office:value-type="float" office:value="0.0317875498576593" calcext:value-type="float">
            <text:p>0.03178754985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40212940213" calcext:value-type="float">
            <text:p>16.2940212940213</text:p>
          </table:table-cell>
          <table:table-cell office:value-type="float" office:value="79.1218386105146" calcext:value-type="float">
            <text:p>79.1218386105146</text:p>
          </table:table-cell>
          <table:table-cell office:value-type="string" calcext:value-type="string">
            <text:p>TGFB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paminergic Neurogenesis WP2855</text:p>
          </table:table-cell>
          <table:table-cell office:value-type="string" calcext:value-type="string">
            <text:p>2/30</text:p>
          </table:table-cell>
          <table:table-cell office:value-type="float" office:value="0.00465940411292557" calcext:value-type="float">
            <text:p>0.004659404112926</text:p>
          </table:table-cell>
          <table:table-cell office:value-type="float" office:value="0.0321790096548922" calcext:value-type="float">
            <text:p>0.03217900965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11255411255" calcext:value-type="float">
            <text:p>21.5411255411255</text:p>
          </table:table-cell>
          <table:table-cell office:value-type="float" office:value="115.651453393229" calcext:value-type="float">
            <text:p>115.651453393229</text:p>
          </table:table-cell>
          <table:table-cell office:value-type="string" calcext:value-type="string">
            <text:p>TGFB1;ALDH1A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acellular vesicle-mediated signaling in recipient cells WP2870</text:p>
          </table:table-cell>
          <table:table-cell office:value-type="string" calcext:value-type="string">
            <text:p>2/30</text:p>
          </table:table-cell>
          <table:table-cell office:value-type="float" office:value="0.00465940411292557" calcext:value-type="float">
            <text:p>0.004659404112926</text:p>
          </table:table-cell>
          <table:table-cell office:value-type="float" office:value="0.0321790096548922" calcext:value-type="float">
            <text:p>0.03217900965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11255411255" calcext:value-type="float">
            <text:p>21.5411255411255</text:p>
          </table:table-cell>
          <table:table-cell office:value-type="float" office:value="115.651453393229" calcext:value-type="float">
            <text:p>115.651453393229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RT1 Signaling in Aging</text:p>
          </table:table-cell>
          <table:table-cell office:value-type="string" calcext:value-type="string">
            <text:p>2/40</text:p>
          </table:table-cell>
          <table:table-cell office:value-type="float" office:value="0.00817421097250093" calcext:value-type="float">
            <text:p>0.008174210972501</text:p>
          </table:table-cell>
          <table:table-cell office:value-type="float" office:value="0.0329239053059065" calcext:value-type="float">
            <text:p>0.03292390530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44338118022" calcext:value-type="float">
            <text:p>15.8644338118022</text:p>
          </table:table-cell>
          <table:table-cell office:value-type="float" office:value="76.2567017103199" calcext:value-type="float">
            <text:p>76.2567017103199</text:p>
          </table:table-cell>
          <table:table-cell office:value-type="string" calcext:value-type="string">
            <text:p>CDKN1A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ple Myeloma</text:p>
          </table:table-cell>
          <table:table-cell office:value-type="string" calcext:value-type="string">
            <text:p>3/121</text:p>
          </table:table-cell>
          <table:table-cell office:value-type="float" office:value="0.00813408429067988" calcext:value-type="float">
            <text:p>0.00813408429068</text:p>
          </table:table-cell>
          <table:table-cell office:value-type="float" office:value="0.0329239053059065" calcext:value-type="float">
            <text:p>0.03292390530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4993481095176" calcext:value-type="float">
            <text:p>7.74993481095176</text:p>
          </table:table-cell>
          <table:table-cell office:value-type="float" office:value="37.2903001735092" calcext:value-type="float">
            <text:p>37.2903001735092</text:p>
          </table:table-cell>
          <table:table-cell office:value-type="string" calcext:value-type="string">
            <text:p>CDKN1A;DKK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-mediated Cell Adhesion WP185</text:p>
          </table:table-cell>
          <table:table-cell office:value-type="string" calcext:value-type="string">
            <text:p>3/101</text:p>
          </table:table-cell>
          <table:table-cell office:value-type="float" office:value="0.00493919874181774" calcext:value-type="float">
            <text:p>0.004939198741818</text:p>
          </table:table-cell>
          <table:table-cell office:value-type="float" office:value="0.0330776643012642" calcext:value-type="float">
            <text:p>0.03307766430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4097331240188" calcext:value-type="float">
            <text:p>9.34097331240188</text:p>
          </table:table-cell>
          <table:table-cell office:value-type="float" office:value="49.6057259908742" calcext:value-type="float">
            <text:p>49.6057259908742</text:p>
          </table:table-cell>
          <table:table-cell office:value-type="string" calcext:value-type="string">
            <text:p>ITGB5;ILK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-mediated cell adhesion</text:p>
          </table:table-cell>
          <table:table-cell office:value-type="string" calcext:value-type="string">
            <text:p>3/100</text:p>
          </table:table-cell>
          <table:table-cell office:value-type="float" office:value="0.00480405471030925" calcext:value-type="float">
            <text:p>0.004804054710309</text:p>
          </table:table-cell>
          <table:table-cell office:value-type="float" office:value="0.0331110232341314" calcext:value-type="float">
            <text:p>0.033111023234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774781919112" calcext:value-type="float">
            <text:p>9.43774781919112</text:p>
          </table:table-cell>
          <table:table-cell office:value-type="float" office:value="50.3814818655157" calcext:value-type="float">
            <text:p>50.3814818655157</text:p>
          </table:table-cell>
          <table:table-cell office:value-type="string" calcext:value-type="string">
            <text:p>ITGB5;ILK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ratan sulfate/keratin metabolism</text:p>
          </table:table-cell>
          <table:table-cell office:value-type="string" calcext:value-type="string">
            <text:p>2/31</text:p>
          </table:table-cell>
          <table:table-cell office:value-type="float" office:value="0.00496985892934845" calcext:value-type="float">
            <text:p>0.004969858929348</text:p>
          </table:table-cell>
          <table:table-cell office:value-type="float" office:value="0.0332312955275837" calcext:value-type="float">
            <text:p>0.03323129552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72831765935" calcext:value-type="float">
            <text:p>20.7972831765935</text:p>
          </table:table-cell>
          <table:table-cell office:value-type="float" office:value="110.316356513446" calcext:value-type="float">
            <text:p>110.316356513446</text:p>
          </table:table-cell>
          <table:table-cell office:value-type="string" calcext:value-type="string">
            <text:p>ST3GAL6;CHS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ways in cancer</text:p>
          </table:table-cell>
          <table:table-cell office:value-type="string" calcext:value-type="string">
            <text:p>5/325</text:p>
          </table:table-cell>
          <table:table-cell office:value-type="float" office:value="0.00496531169993374" calcext:value-type="float">
            <text:p>0.004965311699934</text:p>
          </table:table-cell>
          <table:table-cell office:value-type="float" office:value="0.0332312955275837" calcext:value-type="float">
            <text:p>0.03323129552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40873015873" calcext:value-type="float">
            <text:p>4.8640873015873</text:p>
          </table:table-cell>
          <table:table-cell office:value-type="float" office:value="25.8053412076134" calcext:value-type="float">
            <text:p>25.8053412076134</text:p>
          </table:table-cell>
          <table:table-cell office:value-type="string" calcext:value-type="string">
            <text:p>SMAD2;PDGFRA;CDKN1A;TGFB1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wnregulation of TGF-beta receptor signaling Homo sapiens R-HSA-2173788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334594196792334" calcext:value-type="float">
            <text:p>0.033459419679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Thrombophilia</text:p>
          </table:table-cell>
          <table:table-cell office:value-type="string" calcext:value-type="string">
            <text:p>2/41</text:p>
          </table:table-cell>
          <table:table-cell office:value-type="float" office:value="0.00857466901915427" calcext:value-type="float">
            <text:p>0.008574669019154</text:p>
          </table:table-cell>
          <table:table-cell office:value-type="float" office:value="0.0338320274225135" calcext:value-type="float">
            <text:p>0.03383202742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68764568765" calcext:value-type="float">
            <text:p>15.4568764568765</text:p>
          </table:table-cell>
          <table:table-cell office:value-type="float" office:value="73.5583922391537" calcext:value-type="float">
            <text:p>73.5583922391537</text:p>
          </table:table-cell>
          <table:table-cell office:value-type="string" calcext:value-type="string">
            <text:p>SERPINE1;TF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rocytoma</text:p>
          </table:table-cell>
          <table:table-cell office:value-type="string" calcext:value-type="string">
            <text:p>2/41</text:p>
          </table:table-cell>
          <table:table-cell office:value-type="float" office:value="0.00857466901915427" calcext:value-type="float">
            <text:p>0.008574669019154</text:p>
          </table:table-cell>
          <table:table-cell office:value-type="float" office:value="0.0338320274225135" calcext:value-type="float">
            <text:p>0.03383202742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68764568765" calcext:value-type="float">
            <text:p>15.4568764568765</text:p>
          </table:table-cell>
          <table:table-cell office:value-type="float" office:value="73.5583922391537" calcext:value-type="float">
            <text:p>73.5583922391537</text:p>
          </table:table-cell>
          <table:table-cell office:value-type="string" calcext:value-type="string">
            <text:p>PDGFRA;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sangial Cell Dysfunction in Glomerulonephritis</text:p>
          </table:table-cell>
          <table:table-cell office:value-type="string" calcext:value-type="string">
            <text:p>2/41</text:p>
          </table:table-cell>
          <table:table-cell office:value-type="float" office:value="0.00857466901915427" calcext:value-type="float">
            <text:p>0.008574669019154</text:p>
          </table:table-cell>
          <table:table-cell office:value-type="float" office:value="0.0338320274225135" calcext:value-type="float">
            <text:p>0.03383202742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68764568765" calcext:value-type="float">
            <text:p>15.4568764568765</text:p>
          </table:table-cell>
          <table:table-cell office:value-type="float" office:value="73.5583922391537" calcext:value-type="float">
            <text:p>73.5583922391537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 Response Dn</text:p>
          </table:table-cell>
          <table:table-cell office:value-type="string" calcext:value-type="string">
            <text:p>3/144</text:p>
          </table:table-cell>
          <table:table-cell office:value-type="float" office:value="0.0130260588410749" calcext:value-type="float">
            <text:p>0.013026058841075</text:p>
          </table:table-cell>
          <table:table-cell office:value-type="float" office:value="0.0338677529867946" calcext:value-type="float">
            <text:p>0.03386775298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823240589198" calcext:value-type="float">
            <text:p>6.47823240589198</text:p>
          </table:table-cell>
          <table:table-cell office:value-type="float" office:value="28.1207332642789" calcext:value-type="float">
            <text:p>28.1207332642789</text:p>
          </table:table-cell>
          <table:table-cell office:value-type="string" calcext:value-type="string">
            <text:p>SERPINE1;TFPI;LTBP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pha-synuclein signaling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342934573060943" calcext:value-type="float">
            <text:p>0.03429345730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LYN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decan 4 pathway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342934573060943" calcext:value-type="float">
            <text:p>0.03429345730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ITGA5;TF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ir Follicle Development: Organogenesis - Part 2 of 3 WP2839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343824131615421" calcext:value-type="float">
            <text:p>0.03438241316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PDGFR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Migraine</text:p>
          </table:table-cell>
          <table:table-cell office:value-type="string" calcext:value-type="string">
            <text:p>2/42</text:p>
          </table:table-cell>
          <table:table-cell office:value-type="float" office:value="0.00898378124785379" calcext:value-type="float">
            <text:p>0.008983781247854</text:p>
          </table:table-cell>
          <table:table-cell office:value-type="float" office:value="0.0347372874917013" calcext:value-type="float">
            <text:p>0.03473728749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69696969697" calcext:value-type="float">
            <text:p>15.069696969697</text:p>
          </table:table-cell>
          <table:table-cell office:value-type="float" office:value="71.0134515924959" calcext:value-type="float">
            <text:p>71.0134515924959</text:p>
          </table:table-cell>
          <table:table-cell office:value-type="string" calcext:value-type="string">
            <text:p>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ratan sulfate biosynthesis Homo sapiens R-HSA-2022854</text:p>
          </table:table-cell>
          <table:table-cell office:value-type="string" calcext:value-type="string">
            <text:p>2/27</text:p>
          </table:table-cell>
          <table:table-cell office:value-type="float" office:value="0.00378442261491546" calcext:value-type="float">
            <text:p>0.003784422614915</text:p>
          </table:table-cell>
          <table:table-cell office:value-type="float" office:value="0.0350826204571893" calcext:value-type="float">
            <text:p>0.035082620457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9696969697" calcext:value-type="float">
            <text:p>24.129696969697</text:p>
          </table:table-cell>
          <table:table-cell office:value-type="float" office:value="134.567988879069" calcext:value-type="float">
            <text:p>134.567988879069</text:p>
          </table:table-cell>
          <table:table-cell office:value-type="string" calcext:value-type="string">
            <text:p>ST3GAL6;CHS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mad complex (human)</text:p>
          </table:table-cell>
          <table:table-cell table:style-name="ce1" office:value-type="string" calcext:value-type="string">
            <text:p>1/10</text:p>
          </table:table-cell>
          <table:table-cell office:value-type="float" office:value="0.0334917127632155" calcext:value-type="float">
            <text:p>0.033491712763216</text:p>
          </table:table-cell>
          <table:table-cell office:value-type="float" office:value="0.0353268751064054" calcext:value-type="float">
            <text:p>0.03532687510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398009950249" calcext:value-type="float">
            <text:p>33.0398009950249</text:p>
          </table:table-cell>
          <table:table-cell office:value-type="float" office:value="112.218271659734" calcext:value-type="float">
            <text:p>112.218271659734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decan 2 pathway</text:p>
          </table:table-cell>
          <table:table-cell office:value-type="string" calcext:value-type="string">
            <text:p>2/33</text:p>
          </table:table-cell>
          <table:table-cell office:value-type="float" office:value="0.00561856855441298" calcext:value-type="float">
            <text:p>0.005618568554413</text:p>
          </table:table-cell>
          <table:table-cell office:value-type="float" office:value="0.0354523762306622" calcext:value-type="float">
            <text:p>0.03545237623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35679374389" calcext:value-type="float">
            <text:p>19.4535679374389</text:p>
          </table:table-cell>
          <table:table-cell office:value-type="float" office:value="100.802131872765" calcext:value-type="float">
            <text:p>100.802131872765</text:p>
          </table:table-cell>
          <table:table-cell office:value-type="string" calcext:value-type="string">
            <text:p>TGFB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ucalcin in proximal tubule epithelial kidney cells WP4838</text:p>
          </table:table-cell>
          <table:table-cell office:value-type="string" calcext:value-type="string">
            <text:p>2/33</text:p>
          </table:table-cell>
          <table:table-cell office:value-type="float" office:value="0.00561856855441298" calcext:value-type="float">
            <text:p>0.005618568554413</text:p>
          </table:table-cell>
          <table:table-cell office:value-type="float" office:value="0.0354772471578648" calcext:value-type="float">
            <text:p>0.03547724715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35679374389" calcext:value-type="float">
            <text:p>19.4535679374389</text:p>
          </table:table-cell>
          <table:table-cell office:value-type="float" office:value="100.802131872765" calcext:value-type="float">
            <text:p>100.802131872765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in family cell surface interactions Homo sapiens 1ca2bf67-6194-11e5-8ac5-06603eb7f303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35507955577962" calcext:value-type="float">
            <text:p>0.03550795557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ITGB5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2 papillary renal cell carcinoma WP4241</text:p>
          </table:table-cell>
          <table:table-cell office:value-type="string" calcext:value-type="string">
            <text:p>2/34</text:p>
          </table:table-cell>
          <table:table-cell office:value-type="float" office:value="0.00595669399977466" calcext:value-type="float">
            <text:p>0.005956693999775</text:p>
          </table:table-cell>
          <table:table-cell office:value-type="float" office:value="0.0357945164306588" calcext:value-type="float">
            <text:p>0.03579451643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4696969697" calcext:value-type="float">
            <text:p>18.844696969697</text:p>
          </table:table-cell>
          <table:table-cell office:value-type="float" office:value="96.5458987042041" calcext:value-type="float">
            <text:p>96.5458987042041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K-Akt signaling pathway WP4172</text:p>
          </table:table-cell>
          <table:table-cell office:value-type="string" calcext:value-type="string">
            <text:p>5/340</text:p>
          </table:table-cell>
          <table:table-cell office:value-type="float" office:value="0.00599274709472569" calcext:value-type="float">
            <text:p>0.005992747094726</text:p>
          </table:table-cell>
          <table:table-cell office:value-type="float" office:value="0.0357945164306588" calcext:value-type="float">
            <text:p>0.03579451643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273868751481" calcext:value-type="float">
            <text:p>4.64273868751481</text:p>
          </table:table-cell>
          <table:table-cell office:value-type="float" office:value="23.7578472899081" calcext:value-type="float">
            <text:p>23.7578472899081</text:p>
          </table:table-cell>
          <table:table-cell office:value-type="string" calcext:value-type="string">
            <text:p>PDGFRA;CDKN1A;ITGB5;ITGA5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ves Ophthalmopathy</text:p>
          </table:table-cell>
          <table:table-cell office:value-type="string" calcext:value-type="string">
            <text:p>2/43</text:p>
          </table:table-cell>
          <table:table-cell office:value-type="float" office:value="0.00940148598037318" calcext:value-type="float">
            <text:p>0.009401485980373</text:p>
          </table:table-cell>
          <table:table-cell office:value-type="float" office:value="0.0358740912408977" calcext:value-type="float">
            <text:p>0.03587409124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014042867701" calcext:value-type="float">
            <text:p>14.7014042867701</text:p>
          </table:table-cell>
          <table:table-cell office:value-type="float" office:value="68.6098001803698" calcext:value-type="float">
            <text:p>68.6098001803698</text:p>
          </table:table-cell>
          <table:table-cell office:value-type="string" calcext:value-type="string">
            <text:p>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gE Induces Airway Smooth Muscle Cell Proliferation</text:p>
          </table:table-cell>
          <table:table-cell office:value-type="string" calcext:value-type="string">
            <text:p>2/43</text:p>
          </table:table-cell>
          <table:table-cell office:value-type="float" office:value="0.00940148598037318" calcext:value-type="float">
            <text:p>0.009401485980373</text:p>
          </table:table-cell>
          <table:table-cell office:value-type="float" office:value="0.0358740912408977" calcext:value-type="float">
            <text:p>0.03587409124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014042867701" calcext:value-type="float">
            <text:p>14.7014042867701</text:p>
          </table:table-cell>
          <table:table-cell office:value-type="float" office:value="68.6098001803698" calcext:value-type="float">
            <text:p>68.6098001803698</text:p>
          </table:table-cell>
          <table:table-cell office:value-type="string" calcext:value-type="string">
            <text:p>LYN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decan-4-mediated signaling events Homo sapiens 076bc549-6196-11e5-8ac5-06603eb7f303</text:p>
          </table:table-cell>
          <table:table-cell office:value-type="string" calcext:value-type="string">
            <text:p>2/31</text:p>
          </table:table-cell>
          <table:table-cell office:value-type="float" office:value="0.00496985892934845" calcext:value-type="float">
            <text:p>0.004969858929348</text:p>
          </table:table-cell>
          <table:table-cell office:value-type="float" office:value="0.0361372769319662" calcext:value-type="float">
            <text:p>0.03613727693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72831765935" calcext:value-type="float">
            <text:p>20.7972831765935</text:p>
          </table:table-cell>
          <table:table-cell office:value-type="float" office:value="110.316356513446" calcext:value-type="float">
            <text:p>110.316356513446</text:p>
          </table:table-cell>
          <table:table-cell office:value-type="string" calcext:value-type="string">
            <text:p>ITGA5;TF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pha-synuclein signaling Homo sapiens 588134bc-6187-11e5-8ac5-06603eb7f303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361372769319662" calcext:value-type="float">
            <text:p>0.03613727693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LYN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decan-2-mediated signaling events Homo sapiens fe05ead7-6195-11e5-8ac5-06603eb7f303</text:p>
          </table:table-cell>
          <table:table-cell office:value-type="string" calcext:value-type="string">
            <text:p>2/33</text:p>
          </table:table-cell>
          <table:table-cell office:value-type="float" office:value="0.00561856855441298" calcext:value-type="float">
            <text:p>0.005618568554413</text:p>
          </table:table-cell>
          <table:table-cell office:value-type="float" office:value="0.0361372769319662" calcext:value-type="float">
            <text:p>0.03613727693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35679374389" calcext:value-type="float">
            <text:p>19.4535679374389</text:p>
          </table:table-cell>
          <table:table-cell office:value-type="float" office:value="100.802131872765" calcext:value-type="float">
            <text:p>100.802131872765</text:p>
          </table:table-cell>
          <table:table-cell office:value-type="string" calcext:value-type="string">
            <text:p>TGFB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8- and CXCR2-mediated signaling events Homo sapiens fe78e284-6193-11e5-8ac5-06603eb7f303</text:p>
          </table:table-cell>
          <table:table-cell office:value-type="string" calcext:value-type="string">
            <text:p>2/34</text:p>
          </table:table-cell>
          <table:table-cell office:value-type="float" office:value="0.00595669399977466" calcext:value-type="float">
            <text:p>0.005956693999775</text:p>
          </table:table-cell>
          <table:table-cell office:value-type="float" office:value="0.0361372769319662" calcext:value-type="float">
            <text:p>0.03613727693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4696969697" calcext:value-type="float">
            <text:p>18.844696969697</text:p>
          </table:table-cell>
          <table:table-cell office:value-type="float" office:value="96.5458987042041" calcext:value-type="float">
            <text:p>96.5458987042041</text:p>
          </table:table-cell>
          <table:table-cell office:value-type="string" calcext:value-type="string">
            <text:p>LYN;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XCR4-mediated signaling events Homo sapiens 46a5529b-6191-11e5-8ac5-06603eb7f303</text:p>
          </table:table-cell>
          <table:table-cell office:value-type="string" calcext:value-type="string">
            <text:p>3/100</text:p>
          </table:table-cell>
          <table:table-cell office:value-type="float" office:value="0.00480405471030925" calcext:value-type="float">
            <text:p>0.004804054710309</text:p>
          </table:table-cell>
          <table:table-cell office:value-type="float" office:value="0.0361372769319662" calcext:value-type="float">
            <text:p>0.03613727693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774781919112" calcext:value-type="float">
            <text:p>9.43774781919112</text:p>
          </table:table-cell>
          <table:table-cell office:value-type="float" office:value="50.3814818655157" calcext:value-type="float">
            <text:p>50.3814818655157</text:p>
          </table:table-cell>
          <table:table-cell office:value-type="string" calcext:value-type="string">
            <text:p>LYN;ITGA5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role of Nef in HIV-1 replication and disease pathogenesis Homo sapiens R-HSA-164952</text:p>
          </table:table-cell>
          <table:table-cell office:value-type="string" calcext:value-type="string">
            <text:p>2/28</text:p>
          </table:table-cell>
          <table:table-cell office:value-type="float" office:value="0.00406662030131277" calcext:value-type="float">
            <text:p>0.004066620301313</text:p>
          </table:table-cell>
          <table:table-cell office:value-type="float" office:value="0.0367065990355337" calcext:value-type="float">
            <text:p>0.036706599035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4662004662" calcext:value-type="float">
            <text:p>23.2004662004662</text:p>
          </table:table-cell>
          <table:table-cell office:value-type="float" office:value="127.717244408189" calcext:value-type="float">
            <text:p>127.717244408189</text:p>
          </table:table-cell>
          <table:table-cell office:value-type="string" calcext:value-type="string">
            <text:p>AP1S2;ELM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gA Phosphorylation Independent Signaling</text:p>
          </table:table-cell>
          <table:table-cell office:value-type="string" calcext:value-type="string">
            <text:p>2/44</text:p>
          </table:table-cell>
          <table:table-cell office:value-type="float" office:value="0.0098277218378831" calcext:value-type="float">
            <text:p>0.009827721837883</text:p>
          </table:table-cell>
          <table:table-cell office:value-type="float" office:value="0.0372440616595275" calcext:value-type="float">
            <text:p>0.03724406165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506493506494" calcext:value-type="float">
            <text:p>14.3506493506494</text:p>
          </table:table-cell>
          <table:table-cell office:value-type="float" office:value="66.3365672878042" calcext:value-type="float">
            <text:p>66.3365672878042</text:p>
          </table:table-cell>
          <table:table-cell office:value-type="string" calcext:value-type="string">
            <text:p>CDH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tors and pathways affecting insulin-like growth factor (IGF1)-Akt signaling WP3850</text:p>
          </table:table-cell>
          <table:table-cell office:value-type="string" calcext:value-type="string">
            <text:p>2/37</text:p>
          </table:table-cell>
          <table:table-cell office:value-type="float" office:value="0.00702538341963556" calcext:value-type="float">
            <text:p>0.007025383419636</text:p>
          </table:table-cell>
          <table:table-cell office:value-type="float" office:value="0.0378685301399868" calcext:value-type="float">
            <text:p>0.03786853013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68398268398" calcext:value-type="float">
            <text:p>17.2268398268398</text:p>
          </table:table-cell>
          <table:table-cell office:value-type="float" office:value="85.4145562717153" calcext:value-type="float">
            <text:p>85.4145562717153</text:p>
          </table:table-cell>
          <table:table-cell office:value-type="string" calcext:value-type="string">
            <text:p>SMAD2;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RNAs involvement in the immune response in sepsis WP4329</text:p>
          </table:table-cell>
          <table:table-cell office:value-type="string" calcext:value-type="string">
            <text:p>2/37</text:p>
          </table:table-cell>
          <table:table-cell office:value-type="float" office:value="0.00702538341963556" calcext:value-type="float">
            <text:p>0.007025383419636</text:p>
          </table:table-cell>
          <table:table-cell office:value-type="float" office:value="0.0378685301399868" calcext:value-type="float">
            <text:p>0.03786853013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68398268398" calcext:value-type="float">
            <text:p>17.2268398268398</text:p>
          </table:table-cell>
          <table:table-cell office:value-type="float" office:value="85.4145562717153" calcext:value-type="float">
            <text:p>85.4145562717153</text:p>
          </table:table-cell>
          <table:table-cell office:value-type="string" calcext:value-type="string">
            <text:p>LCN2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ovascularisation processes WP4331</text:p>
          </table:table-cell>
          <table:table-cell office:value-type="string" calcext:value-type="string">
            <text:p>2/37</text:p>
          </table:table-cell>
          <table:table-cell office:value-type="float" office:value="0.00702538341963556" calcext:value-type="float">
            <text:p>0.007025383419636</text:p>
          </table:table-cell>
          <table:table-cell office:value-type="float" office:value="0.0378685301399868" calcext:value-type="float">
            <text:p>0.03786853013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68398268398" calcext:value-type="float">
            <text:p>17.2268398268398</text:p>
          </table:table-cell>
          <table:table-cell office:value-type="float" office:value="85.4145562717153" calcext:value-type="float">
            <text:p>85.4145562717153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todynamic therapy-induced HIF-1 survival signaling WP3614</text:p>
          </table:table-cell>
          <table:table-cell office:value-type="string" calcext:value-type="string">
            <text:p>2/37</text:p>
          </table:table-cell>
          <table:table-cell office:value-type="float" office:value="0.00702538341963556" calcext:value-type="float">
            <text:p>0.007025383419636</text:p>
          </table:table-cell>
          <table:table-cell office:value-type="float" office:value="0.0378685301399868" calcext:value-type="float">
            <text:p>0.03786853013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68398268398" calcext:value-type="float">
            <text:p>17.2268398268398</text:p>
          </table:table-cell>
          <table:table-cell office:value-type="float" office:value="85.4145562717153" calcext:value-type="float">
            <text:p>85.4145562717153</text:p>
          </table:table-cell>
          <table:table-cell office:value-type="string" calcext:value-type="string">
            <text:p>SERPINE1;SLC2A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gA Phosphorylation Dependent Signaling</text:p>
          </table:table-cell>
          <table:table-cell office:value-type="string" calcext:value-type="string">
            <text:p>2/45</text:p>
          </table:table-cell>
          <table:table-cell office:value-type="float" office:value="0.0102624277553796" calcext:value-type="float">
            <text:p>0.01026242775538</text:p>
          </table:table-cell>
          <table:table-cell office:value-type="float" office:value="0.0384013425685171" calcext:value-type="float">
            <text:p>0.038401342568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62085976039" calcext:value-type="float">
            <text:p>14.0162085976039</text:p>
          </table:table-cell>
          <table:table-cell office:value-type="float" office:value="64.1839452919721" calcext:value-type="float">
            <text:p>64.1839452919721</text:p>
          </table:table-cell>
          <table:table-cell office:value-type="string" calcext:value-type="string">
            <text:p>LYN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zheimer disease-presenilin pathway Homo sapiens P00004</text:p>
          </table:table-cell>
          <table:table-cell office:value-type="string" calcext:value-type="string">
            <text:p>3/99</text:p>
          </table:table-cell>
          <table:table-cell office:value-type="float" office:value="0.00467117955904515" calcext:value-type="float">
            <text:p>0.004671179559045</text:p>
          </table:table-cell>
          <table:table-cell office:value-type="float" office:value="0.0389264963253762" calcext:value-type="float">
            <text:p>0.03892649632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653846153846" calcext:value-type="float">
            <text:p>9.53653846153846</text:p>
          </table:table-cell>
          <table:table-cell office:value-type="float" office:value="51.1763426824149" calcext:value-type="float">
            <text:p>51.1763426824149</text:p>
          </table:table-cell>
          <table:table-cell office:value-type="string" calcext:value-type="string">
            <text:p>CDH3;CDH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iated Muscle Contraction Pathway WP383</text:p>
          </table:table-cell>
          <table:table-cell office:value-type="string" calcext:value-type="string">
            <text:p>2/38</text:p>
          </table:table-cell>
          <table:table-cell office:value-type="float" office:value="0.00739950571278761" calcext:value-type="float">
            <text:p>0.007399505712788</text:p>
          </table:table-cell>
          <table:table-cell office:value-type="float" office:value="0.0389354943458586" calcext:value-type="float">
            <text:p>0.03893549434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474747474747" calcext:value-type="float">
            <text:p>16.7474747474747</text:p>
          </table:table-cell>
          <table:table-cell office:value-type="float" office:value="82.1688400298654" calcext:value-type="float">
            <text:p>82.1688400298654</text:p>
          </table:table-cell>
          <table:table-cell office:value-type="string" calcext:value-type="string">
            <text:p>TPM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VR1B</text:p>
          </table:table-cell>
          <table:table-cell table:style-name="ce1" office:value-type="string" calcext:value-type="string">
            <text:p>1/2</text:p>
          </table:table-cell>
          <table:table-cell office:value-type="float" office:value="0.00678852812402924" calcext:value-type="float">
            <text:p>0.006788528124029</text:p>
          </table:table-cell>
          <table:table-cell office:value-type="float" office:value="0.0390340367131681" calcext:value-type="float">
            <text:p>0.03903403671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477611940299" calcext:value-type="float">
            <text:p>297.477611940299</text:p>
          </table:table-cell>
          <table:table-cell office:value-type="float" office:value="1485.16326392059" calcext:value-type="float">
            <text:p>1485.16326392059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yroid cancer</text:p>
          </table:table-cell>
          <table:table-cell office:value-type="string" calcext:value-type="string">
            <text:p>2/37</text:p>
          </table:table-cell>
          <table:table-cell office:value-type="float" office:value="0.00702538341963556" calcext:value-type="float">
            <text:p>0.007025383419636</text:p>
          </table:table-cell>
          <table:table-cell office:value-type="float" office:value="0.0393034007646898" calcext:value-type="float">
            <text:p>0.039303400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68398268398" calcext:value-type="float">
            <text:p>17.2268398268398</text:p>
          </table:table-cell>
          <table:table-cell office:value-type="float" office:value="85.4145562717153" calcext:value-type="float">
            <text:p>85.4145562717153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F-1 signaling pathway</text:p>
          </table:table-cell>
          <table:table-cell office:value-type="string" calcext:value-type="string">
            <text:p>3/109</text:p>
          </table:table-cell>
          <table:table-cell office:value-type="float" office:value="0.00610330611995021" calcext:value-type="float">
            <text:p>0.00610330611995</text:p>
          </table:table-cell>
          <table:table-cell office:value-type="float" office:value="0.0393034007646898" calcext:value-type="float">
            <text:p>0.039303400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3251088534107" calcext:value-type="float">
            <text:p>8.63251088534107</text:p>
          </table:table-cell>
          <table:table-cell office:value-type="float" office:value="44.0165226978655" calcext:value-type="float">
            <text:p>44.0165226978655</text:p>
          </table:table-cell>
          <table:table-cell office:value-type="string" calcext:value-type="string">
            <text:p>LDHB;CDKN1A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ukocyte transendothelial migration</text:p>
          </table:table-cell>
          <table:table-cell office:value-type="string" calcext:value-type="string">
            <text:p>3/114</text:p>
          </table:table-cell>
          <table:table-cell office:value-type="float" office:value="0.00690727228046358" calcext:value-type="float">
            <text:p>0.006907272280464</text:p>
          </table:table-cell>
          <table:table-cell office:value-type="float" office:value="0.0393034007646898" calcext:value-type="float">
            <text:p>0.039303400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158004158004" calcext:value-type="float">
            <text:p>8.24158004158004</text:p>
          </table:table-cell>
          <table:table-cell office:value-type="float" office:value="41.003348054161" calcext:value-type="float">
            <text:p>41.003348054161</text:p>
          </table:table-cell>
          <table:table-cell office:value-type="string" calcext:value-type="string">
            <text:p>PECAM1;MYL9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ulation of actin cytoskeleton</text:p>
          </table:table-cell>
          <table:table-cell office:value-type="string" calcext:value-type="string">
            <text:p>4/218</text:p>
          </table:table-cell>
          <table:table-cell office:value-type="float" office:value="0.00648887765476451" calcext:value-type="float">
            <text:p>0.006488877654765</text:p>
          </table:table-cell>
          <table:table-cell office:value-type="float" office:value="0.0393034007646898" calcext:value-type="float">
            <text:p>0.039303400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876168224299" calcext:value-type="float">
            <text:p>5.75876168224299</text:p>
          </table:table-cell>
          <table:table-cell office:value-type="float" office:value="29.0107161882791" calcext:value-type="float">
            <text:p>29.0107161882791</text:p>
          </table:table-cell>
          <table:table-cell office:value-type="string" calcext:value-type="string">
            <text:p>PDGFRA;ITGB5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man T-cell leukemia virus 1 infection</text:p>
          </table:table-cell>
          <table:table-cell office:value-type="string" calcext:value-type="string">
            <text:p>4/219</text:p>
          </table:table-cell>
          <table:table-cell office:value-type="float" office:value="0.00659294540293304" calcext:value-type="float">
            <text:p>0.006592945402933</text:p>
          </table:table-cell>
          <table:table-cell office:value-type="float" office:value="0.0393034007646898" calcext:value-type="float">
            <text:p>0.039303400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168604651163" calcext:value-type="float">
            <text:p>5.73168604651163</text:p>
          </table:table-cell>
          <table:table-cell office:value-type="float" office:value="28.7831235207545" calcext:value-type="float">
            <text:p>28.7831235207545</text:p>
          </table:table-cell>
          <table:table-cell office:value-type="string" calcext:value-type="string">
            <text:p>SMAD2;CDKN1A;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K-Akt signaling pathway</text:p>
          </table:table-cell>
          <table:table-cell office:value-type="string" calcext:value-type="string">
            <text:p>5/354</text:p>
          </table:table-cell>
          <table:table-cell office:value-type="float" office:value="0.00707949454767705" calcext:value-type="float">
            <text:p>0.007079494547677</text:p>
          </table:table-cell>
          <table:table-cell office:value-type="float" office:value="0.0393034007646898" calcext:value-type="float">
            <text:p>0.039303400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331332150816" calcext:value-type="float">
            <text:p>4.45331332150816</text:p>
          </table:table-cell>
          <table:table-cell office:value-type="float" office:value="22.0463625789673" calcext:value-type="float">
            <text:p>22.0463625789673</text:p>
          </table:table-cell>
          <table:table-cell office:value-type="string" calcext:value-type="string">
            <text:p>PDGFRA;CDKN1A;ITGB5;ITGA5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TDSP1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39401440114267" calcext:value-type="float">
            <text:p>0.03940144011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PN23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39401440114267" calcext:value-type="float">
            <text:p>0.03940144011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PRT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39401440114267" calcext:value-type="float">
            <text:p>0.03940144011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P2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39401440114267" calcext:value-type="float">
            <text:p>0.03940144011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TDSPL</text:p>
          </table:table-cell>
          <table:table-cell table:style-name="ce1" office:value-type="string" calcext:value-type="string">
            <text:p>1/5</text:p>
          </table:table-cell>
          <table:table-cell office:value-type="float" office:value="0.016886331477543" calcext:value-type="float">
            <text:p>0.016886331477543</text:p>
          </table:table-cell>
          <table:table-cell office:value-type="float" office:value="0.039401440114267" calcext:value-type="float">
            <text:p>0.03940144011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582089552239" calcext:value-type="float">
            <text:p>74.3582089552239</text:p>
          </table:table-cell>
          <table:table-cell office:value-type="float" office:value="303.474497748396" calcext:value-type="float">
            <text:p>303.474497748396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PRA</text:p>
          </table:table-cell>
          <table:table-cell table:style-name="ce1" office:value-type="string" calcext:value-type="string">
            <text:p>1/5</text:p>
          </table:table-cell>
          <table:table-cell office:value-type="float" office:value="0.016886331477543" calcext:value-type="float">
            <text:p>0.016886331477543</text:p>
          </table:table-cell>
          <table:table-cell office:value-type="float" office:value="0.039401440114267" calcext:value-type="float">
            <text:p>0.03940144011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582089552239" calcext:value-type="float">
            <text:p>74.3582089552239</text:p>
          </table:table-cell>
          <table:table-cell office:value-type="float" office:value="303.474497748396" calcext:value-type="float">
            <text:p>303.474497748396</text:p>
          </table:table-cell>
          <table:table-cell office:value-type="string" calcext:value-type="string">
            <text:p>LY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tural Killer Cell Activation through Integrins and non-ITAM-Containing Receptors</text:p>
          </table:table-cell>
          <table:table-cell office:value-type="string" calcext:value-type="string">
            <text:p>2/46</text:p>
          </table:table-cell>
          <table:table-cell office:value-type="float" office:value="0.010705542973315" calcext:value-type="float">
            <text:p>0.010705542973315</text:p>
          </table:table-cell>
          <table:table-cell office:value-type="float" office:value="0.0395491396466416" calcext:value-type="float">
            <text:p>0.039549139646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969696969697" calcext:value-type="float">
            <text:p>13.6969696969697</text:p>
          </table:table-cell>
          <table:table-cell office:value-type="float" office:value="62.1430643580292" calcext:value-type="float">
            <text:p>62.1430643580292</text:p>
          </table:table-cell>
          <table:table-cell office:value-type="string" calcext:value-type="string">
            <text:p>ITGA5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mune system</text:p>
          </table:table-cell>
          <table:table-cell office:value-type="string" calcext:value-type="string">
            <text:p>9/998</text:p>
          </table:table-cell>
          <table:table-cell office:value-type="float" office:value="0.00646807366150821" calcext:value-type="float">
            <text:p>0.006468073661508</text:p>
          </table:table-cell>
          <table:table-cell office:value-type="float" office:value="0.0402457916716066" calcext:value-type="float">
            <text:p>0.04024579167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174941303491" calcext:value-type="float">
            <text:p>2.92174941303491</text:p>
          </table:table-cell>
          <table:table-cell office:value-type="float" office:value="14.7281792661197" calcext:value-type="float">
            <text:p>14.7281792661197</text:p>
          </table:table-cell>
          <table:table-cell office:value-type="string" calcext:value-type="string">
            <text:p>SOCS2;LYN;CDKN1A;ITGB5;CDH1;AP1S2;CTSC;PAG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ty Acid Metabolism</text:p>
          </table:table-cell>
          <table:table-cell office:value-type="string" calcext:value-type="string">
            <text:p>3/158</text:p>
          </table:table-cell>
          <table:table-cell office:value-type="float" office:value="0.0166707800899496" calcext:value-type="float">
            <text:p>0.01667078008995</text:p>
          </table:table-cell>
          <table:table-cell office:value-type="float" office:value="0.0406350264692522" calcext:value-type="float">
            <text:p>0.04063502646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8893300248139" calcext:value-type="float">
            <text:p>5.88893300248139</text:p>
          </table:table-cell>
          <table:table-cell office:value-type="float" office:value="24.109867574879" calcext:value-type="float">
            <text:p>24.109867574879</text:p>
          </table:table-cell>
          <table:table-cell office:value-type="string" calcext:value-type="string">
            <text:p>CA2;ALDH1A1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bular Cell Dysfunction in Progressive Diabetic Nephropathy</text:p>
          </table:table-cell>
          <table:table-cell office:value-type="string" calcext:value-type="string">
            <text:p>2/47</text:p>
          </table:table-cell>
          <table:table-cell office:value-type="float" office:value="0.011157007032523" calcext:value-type="float">
            <text:p>0.011157007032523</text:p>
          </table:table-cell>
          <table:table-cell office:value-type="float" office:value="0.0406985162192664" calcext:value-type="float">
            <text:p>0.04069851621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19191919192" calcext:value-type="float">
            <text:p>13.3919191919192</text:p>
          </table:table-cell>
          <table:table-cell office:value-type="float" office:value="60.2058843153931" calcext:value-type="float">
            <text:p>60.2058843153931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s with Mutations in Cancer-Associated Evading of Growth Suppressors</text:p>
          </table:table-cell>
          <table:table-cell office:value-type="string" calcext:value-type="string">
            <text:p>2/47</text:p>
          </table:table-cell>
          <table:table-cell office:value-type="float" office:value="0.011157007032523" calcext:value-type="float">
            <text:p>0.011157007032523</text:p>
          </table:table-cell>
          <table:table-cell office:value-type="float" office:value="0.0406985162192664" calcext:value-type="float">
            <text:p>0.04069851621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19191919192" calcext:value-type="float">
            <text:p>13.3919191919192</text:p>
          </table:table-cell>
          <table:table-cell office:value-type="float" office:value="60.2058843153931" calcext:value-type="float">
            <text:p>60.2058843153931</text:p>
          </table:table-cell>
          <table:table-cell office:value-type="string" calcext:value-type="string">
            <text:p>SMAD2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 WP179</text:p>
          </table:table-cell>
          <table:table-cell office:value-type="string" calcext:value-type="string">
            <text:p>3/120</text:p>
          </table:table-cell>
          <table:table-cell office:value-type="float" office:value="0.0079515021759071" calcext:value-type="float">
            <text:p>0.007951502175907</text:p>
          </table:table-cell>
          <table:table-cell office:value-type="float" office:value="0.0408670228110574" calcext:value-type="float">
            <text:p>0.04086702281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656804733728" calcext:value-type="float">
            <text:p>7.81656804733728</text:p>
          </table:table-cell>
          <table:table-cell office:value-type="float" office:value="37.788372914242" calcext:value-type="float">
            <text:p>37.788372914242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spholipids as signaling intermediaries</text:p>
          </table:table-cell>
          <table:table-cell office:value-type="string" calcext:value-type="string">
            <text:p>2/36</text:p>
          </table:table-cell>
          <table:table-cell office:value-type="float" office:value="0.00666016515354542" calcext:value-type="float">
            <text:p>0.006660165153545</text:p>
          </table:table-cell>
          <table:table-cell office:value-type="float" office:value="0.0408733423121692" calcext:value-type="float">
            <text:p>0.04087334231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44028520499" calcext:value-type="float">
            <text:p>17.7344028520499</text:p>
          </table:table-cell>
          <table:table-cell office:value-type="float" office:value="88.8779283569239" calcext:value-type="float">
            <text:p>88.8779283569239</text:p>
          </table:table-cell>
          <table:table-cell office:value-type="string" calcext:value-type="string">
            <text:p>PDGFRA;SMP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: G1/S Check Point <text:s/>Homo sapiens h g1Pathway</text:p>
          </table:table-cell>
          <table:table-cell office:value-type="string" calcext:value-type="string">
            <text:p>2/26</text:p>
          </table:table-cell>
          <table:table-cell office:value-type="float" office:value="0.00351177582639185" calcext:value-type="float">
            <text:p>0.003511775826392</text:p>
          </table:table-cell>
          <table:table-cell office:value-type="float" office:value="0.0409707179745716" calcext:value-type="float">
            <text:p>0.04097071797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dder cancer WP2828</text:p>
          </table:table-cell>
          <table:table-cell office:value-type="string" calcext:value-type="string">
            <text:p>2/40</text:p>
          </table:table-cell>
          <table:table-cell office:value-type="float" office:value="0.00817421097250093" calcext:value-type="float">
            <text:p>0.008174210972501</text:p>
          </table:table-cell>
          <table:table-cell office:value-type="float" office:value="0.0410568323846069" calcext:value-type="float">
            <text:p>0.041056832384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44338118022" calcext:value-type="float">
            <text:p>15.8644338118022</text:p>
          </table:table-cell>
          <table:table-cell office:value-type="float" office:value="76.2567017103199" calcext:value-type="float">
            <text:p>76.2567017103199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ne Loss in Osteoporosis</text:p>
          </table:table-cell>
          <table:table-cell office:value-type="string" calcext:value-type="string">
            <text:p>2/48</text:p>
          </table:table-cell>
          <table:table-cell office:value-type="float" office:value="0.0116167597830402" calcext:value-type="float">
            <text:p>0.01161675978304</text:p>
          </table:table-cell>
          <table:table-cell office:value-type="float" office:value="0.0418491967339335" calcext:value-type="float">
            <text:p>0.04184919673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01317523057" calcext:value-type="float">
            <text:p>13.1001317523057</text:p>
          </table:table-cell>
          <table:table-cell office:value-type="float" office:value="58.3651010297135" calcext:value-type="float">
            <text:p>58.3651010297135</text:p>
          </table:table-cell>
          <table:table-cell office:value-type="string" calcext:value-type="string">
            <text:p>SMAD2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herens junctions interactions Homo sapiens R-HSA-418990</text:p>
          </table:table-cell>
          <table:table-cell office:value-type="string" calcext:value-type="string">
            <text:p>2/31</text:p>
          </table:table-cell>
          <table:table-cell office:value-type="float" office:value="0.00496985892934845" calcext:value-type="float">
            <text:p>0.004969858929348</text:p>
          </table:table-cell>
          <table:table-cell office:value-type="float" office:value="0.0426165403191629" calcext:value-type="float">
            <text:p>0.042616540319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72831765935" calcext:value-type="float">
            <text:p>20.7972831765935</text:p>
          </table:table-cell>
          <table:table-cell office:value-type="float" office:value="110.316356513446" calcext:value-type="float">
            <text:p>110.316356513446</text:p>
          </table:table-cell>
          <table:table-cell office:value-type="string" calcext:value-type="string">
            <text:p>CDH3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surface interactions at the vascular wall Homo sapiens R-HSA-202733</text:p>
          </table:table-cell>
          <table:table-cell office:value-type="string" calcext:value-type="string">
            <text:p>3/101</text:p>
          </table:table-cell>
          <table:table-cell office:value-type="float" office:value="0.00493919874181774" calcext:value-type="float">
            <text:p>0.004939198741818</text:p>
          </table:table-cell>
          <table:table-cell office:value-type="float" office:value="0.0426165403191629" calcext:value-type="float">
            <text:p>0.042616540319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4097331240188" calcext:value-type="float">
            <text:p>9.34097331240188</text:p>
          </table:table-cell>
          <table:table-cell office:value-type="float" office:value="49.6057259908742" calcext:value-type="float">
            <text:p>49.6057259908742</text:p>
          </table:table-cell>
          <table:table-cell office:value-type="string" calcext:value-type="string">
            <text:p>LYN;PECAM1;ITGA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iated muscle contraction</text:p>
          </table:table-cell>
          <table:table-cell office:value-type="string" calcext:value-type="string">
            <text:p>2/38</text:p>
          </table:table-cell>
          <table:table-cell office:value-type="float" office:value="0.00739950571278761" calcext:value-type="float">
            <text:p>0.007399505712788</text:p>
          </table:table-cell>
          <table:table-cell office:value-type="float" office:value="0.0426444807258606" calcext:value-type="float">
            <text:p>0.04264448072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474747474747" calcext:value-type="float">
            <text:p>16.7474747474747</text:p>
          </table:table-cell>
          <table:table-cell office:value-type="float" office:value="82.1688400298654" calcext:value-type="float">
            <text:p>82.1688400298654</text:p>
          </table:table-cell>
          <table:table-cell office:value-type="string" calcext:value-type="string">
            <text:p>TPM1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XCR4 signaling pathway</text:p>
          </table:table-cell>
          <table:table-cell office:value-type="string" calcext:value-type="string">
            <text:p>3/116</text:p>
          </table:table-cell>
          <table:table-cell office:value-type="float" office:value="0.00724563744517608" calcext:value-type="float">
            <text:p>0.007245637445176</text:p>
          </table:table-cell>
          <table:table-cell office:value-type="float" office:value="0.0426444807258606" calcext:value-type="float">
            <text:p>0.04264448072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9489448604493" calcext:value-type="float">
            <text:p>8.09489448604493</text:p>
          </table:table-cell>
          <table:table-cell office:value-type="float" office:value="39.8864246723165" calcext:value-type="float">
            <text:p>39.8864246723165</text:p>
          </table:table-cell>
          <table:table-cell office:value-type="string" calcext:value-type="string">
            <text:p>LYN;ITGA5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ukocyte transendothelial migration</text:p>
          </table:table-cell>
          <table:table-cell office:value-type="string" calcext:value-type="string">
            <text:p>3/117</text:p>
          </table:table-cell>
          <table:table-cell office:value-type="float" office:value="0.00741844968431241" calcext:value-type="float">
            <text:p>0.007418449684312</text:p>
          </table:table-cell>
          <table:table-cell office:value-type="float" office:value="0.0426444807258606" calcext:value-type="float">
            <text:p>0.04264448072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348178137652" calcext:value-type="float">
            <text:p>8.02348178137652</text:p>
          </table:table-cell>
          <table:table-cell office:value-type="float" office:value="39.3454310599991" calcext:value-type="float">
            <text:p>39.3454310599991</text:p>
          </table:table-cell>
          <table:table-cell office:value-type="string" calcext:value-type="string">
            <text:p>PECAM1;MYL9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in cytoskeleton regulation</text:p>
          </table:table-cell>
          <table:table-cell office:value-type="string" calcext:value-type="string">
            <text:p>4/226</text:p>
          </table:table-cell>
          <table:table-cell office:value-type="float" office:value="0.00735260923209478" calcext:value-type="float">
            <text:p>0.007352609232095</text:p>
          </table:table-cell>
          <table:table-cell office:value-type="float" office:value="0.0426444807258606" calcext:value-type="float">
            <text:p>0.04264448072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898648648649" calcext:value-type="float">
            <text:p>5.54898648648649</text:p>
          </table:table-cell>
          <table:table-cell office:value-type="float" office:value="27.2605060852362" calcext:value-type="float">
            <text:p>27.2605060852362</text:p>
          </table:table-cell>
          <table:table-cell office:value-type="string" calcext:value-type="string">
            <text:p>PDGFRA;ITGB5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transduction</text:p>
          </table:table-cell>
          <table:table-cell office:value-type="string" calcext:value-type="string">
            <text:p>9/1020</text:p>
          </table:table-cell>
          <table:table-cell office:value-type="float" office:value="0.00742470869780608" calcext:value-type="float">
            <text:p>0.007424708697806</text:p>
          </table:table-cell>
          <table:table-cell office:value-type="float" office:value="0.0426444807258606" calcext:value-type="float">
            <text:p>0.04264448072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485087763416" calcext:value-type="float">
            <text:p>2.85485087763416</text:p>
          </table:table-cell>
          <table:table-cell office:value-type="float" office:value="13.9971677797463" calcext:value-type="float">
            <text:p>13.9971677797463</text:p>
          </table:table-cell>
          <table:table-cell office:value-type="string" calcext:value-type="string">
            <text:p>LYN;CDKN1A;ITGB5;CDH1;FURIN;ITGA5;ARHGAP25;GNG1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H2 Activation Promotes Cancer Cell Migration and Survival</text:p>
          </table:table-cell>
          <table:table-cell office:value-type="string" calcext:value-type="string">
            <text:p>2/49</text:p>
          </table:table-cell>
          <table:table-cell office:value-type="float" office:value="0.0120847413708695" calcext:value-type="float">
            <text:p>0.01208474137087</text:p>
          </table:table-cell>
          <table:table-cell office:value-type="float" office:value="0.0427387194823434" calcext:value-type="float">
            <text:p>0.04273871948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07607994842" calcext:value-type="float">
            <text:p>12.8207607994842</text:p>
          </table:table-cell>
          <table:table-cell office:value-type="float" office:value="56.6140651039983" calcext:value-type="float">
            <text:p>56.6140651039983</text:p>
          </table:table-cell>
          <table:table-cell office:value-type="string" calcext:value-type="string">
            <text:p>PDGFRA;ZE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diomyocyte Dysfunction</text:p>
          </table:table-cell>
          <table:table-cell office:value-type="string" calcext:value-type="string">
            <text:p>2/49</text:p>
          </table:table-cell>
          <table:table-cell office:value-type="float" office:value="0.0120847413708695" calcext:value-type="float">
            <text:p>0.01208474137087</text:p>
          </table:table-cell>
          <table:table-cell office:value-type="float" office:value="0.0427387194823434" calcext:value-type="float">
            <text:p>0.04273871948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07607994842" calcext:value-type="float">
            <text:p>12.8207607994842</text:p>
          </table:table-cell>
          <table:table-cell office:value-type="float" office:value="56.6140651039983" calcext:value-type="float">
            <text:p>56.6140651039983</text:p>
          </table:table-cell>
          <table:table-cell office:value-type="string" calcext:value-type="string">
            <text:p>SMAD2;TP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sangial Cell Dysfunction in Diabetic Nephropathy</text:p>
          </table:table-cell>
          <table:table-cell office:value-type="string" calcext:value-type="string">
            <text:p>2/49</text:p>
          </table:table-cell>
          <table:table-cell office:value-type="float" office:value="0.0120847413708695" calcext:value-type="float">
            <text:p>0.01208474137087</text:p>
          </table:table-cell>
          <table:table-cell office:value-type="float" office:value="0.0427387194823434" calcext:value-type="float">
            <text:p>0.04273871948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07607994842" calcext:value-type="float">
            <text:p>12.8207607994842</text:p>
          </table:table-cell>
          <table:table-cell office:value-type="float" office:value="56.6140651039983" calcext:value-type="float">
            <text:p>56.6140651039983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ratan sulfate/keratin metabolism Homo sapiens R-HSA-1638074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431984165362965" calcext:value-type="float">
            <text:p>0.04319841653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ST3GAL6;CHS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D2/SMAD3:SMAD4 heterotrimer regulates transcription Homo sapiens R-HSA-2173796</text:p>
          </table:table-cell>
          <table:table-cell office:value-type="string" calcext:value-type="string">
            <text:p>2/32</text:p>
          </table:table-cell>
          <table:table-cell office:value-type="float" office:value="0.00528960202485264" calcext:value-type="float">
            <text:p>0.005289602024853</text:p>
          </table:table-cell>
          <table:table-cell office:value-type="float" office:value="0.0431984165362965" calcext:value-type="float">
            <text:p>0.04319841653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030303030303" calcext:value-type="float">
            <text:p>20.1030303030303</text:p>
          </table:table-cell>
          <table:table-cell office:value-type="float" office:value="105.38033146319" calcext:value-type="float">
            <text:p>105.38033146319</text:p>
          </table:table-cell>
          <table:table-cell office:value-type="string" calcext:value-type="string">
            <text:p>SMAD2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eins Involved in Endometrial Cancer</text:p>
          </table:table-cell>
          <table:table-cell office:value-type="string" calcext:value-type="string">
            <text:p>2/50</text:p>
          </table:table-cell>
          <table:table-cell office:value-type="float" office:value="0.0125608922452036" calcext:value-type="float">
            <text:p>0.012560892245204</text:p>
          </table:table-cell>
          <table:table-cell office:value-type="float" office:value="0.0433649851322504" calcext:value-type="float">
            <text:p>0.0433649851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30303030303" calcext:value-type="float">
            <text:p>12.5530303030303</text:p>
          </table:table-cell>
          <table:table-cell office:value-type="float" office:value="54.9467110196934" calcext:value-type="float">
            <text:p>54.9467110196934</text:p>
          </table:table-cell>
          <table:table-cell office:value-type="string" calcext:value-type="string">
            <text:p>CDH3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docyte Dysfunction in Glomerulonephritis</text:p>
          </table:table-cell>
          <table:table-cell office:value-type="string" calcext:value-type="string">
            <text:p>2/50</text:p>
          </table:table-cell>
          <table:table-cell office:value-type="float" office:value="0.0125608922452036" calcext:value-type="float">
            <text:p>0.012560892245204</text:p>
          </table:table-cell>
          <table:table-cell office:value-type="float" office:value="0.0433649851322504" calcext:value-type="float">
            <text:p>0.0433649851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30303030303" calcext:value-type="float">
            <text:p>12.5530303030303</text:p>
          </table:table-cell>
          <table:table-cell office:value-type="float" office:value="54.9467110196934" calcext:value-type="float">
            <text:p>54.9467110196934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B1 signalosome</text:p>
          </table:table-cell>
          <table:table-cell office:value-type="string" calcext:value-type="string">
            <text:p>2/39</text:p>
          </table:table-cell>
          <table:table-cell office:value-type="float" office:value="0.00778246910308211" calcext:value-type="float">
            <text:p>0.007782469103082</text:p>
          </table:table-cell>
          <table:table-cell office:value-type="float" office:value="0.0441334956731745" calcext:value-type="float">
            <text:p>0.04413349567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40212940213" calcext:value-type="float">
            <text:p>16.2940212940213</text:p>
          </table:table-cell>
          <table:table-cell office:value-type="float" office:value="79.1218386105146" calcext:value-type="float">
            <text:p>79.1218386105146</text:p>
          </table:table-cell>
          <table:table-cell office:value-type="string" calcext:value-type="string">
            <text:p>CDKN1A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mune System Homo sapiens R-HSA-168256</text:p>
          </table:table-cell>
          <table:table-cell office:value-type="string" calcext:value-type="string">
            <text:p>12/1547</text:p>
          </table:table-cell>
          <table:table-cell office:value-type="float" office:value="0.00554481453586973" calcext:value-type="float">
            <text:p>0.00554481453587</text:p>
          </table:table-cell>
          <table:table-cell office:value-type="float" office:value="0.0442295671117051" calcext:value-type="float">
            <text:p>0.044229567111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821777570963" calcext:value-type="float">
            <text:p>2.56821777570963</text:p>
          </table:table-cell>
          <table:table-cell office:value-type="float" office:value="13.3416142490916" calcext:value-type="float">
            <text:p>13.3416142490916</text:p>
          </table:table-cell>
          <table:table-cell office:value-type="string" calcext:value-type="string">
            <text:p>SOCS2;LYN;PDGFRA;CDKN1A;ITGB5;CDH1;AP1S2;ELMO1;CLU;CTSC;PAG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sosome</text:p>
          </table:table-cell>
          <table:table-cell office:value-type="string" calcext:value-type="string">
            <text:p>3/121</text:p>
          </table:table-cell>
          <table:table-cell office:value-type="float" office:value="0.00813408429067988" calcext:value-type="float">
            <text:p>0.00813408429068</text:p>
          </table:table-cell>
          <table:table-cell office:value-type="float" office:value="0.0444398751490803" calcext:value-type="float">
            <text:p>0.0444398751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4993481095176" calcext:value-type="float">
            <text:p>7.74993481095176</text:p>
          </table:table-cell>
          <table:table-cell office:value-type="float" office:value="37.2903001735092" calcext:value-type="float">
            <text:p>37.2903001735092</text:p>
          </table:table-cell>
          <table:table-cell office:value-type="string" calcext:value-type="string">
            <text:p>SMPD1;AP1S2;CTS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ch signaling pathway</text:p>
          </table:table-cell>
          <table:table-cell office:value-type="string" calcext:value-type="string">
            <text:p>3/121</text:p>
          </table:table-cell>
          <table:table-cell office:value-type="float" office:value="0.00813408429067988" calcext:value-type="float">
            <text:p>0.00813408429068</text:p>
          </table:table-cell>
          <table:table-cell office:value-type="float" office:value="0.0444398751490803" calcext:value-type="float">
            <text:p>0.0444398751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4993481095176" calcext:value-type="float">
            <text:p>7.74993481095176</text:p>
          </table:table-cell>
          <table:table-cell office:value-type="float" office:value="37.2903001735092" calcext:value-type="float">
            <text:p>37.2903001735092</text:p>
          </table:table-cell>
          <table:table-cell office:value-type="string" calcext:value-type="string">
            <text:p>CDKN1A;FHL1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inoate biosynthesis I Homo sapiens PWY-6872</text:p>
          </table:table-cell>
          <table:table-cell table:style-name="ce1" office:value-type="string" calcext:value-type="string">
            <text:p>1/8</text:p>
          </table:table-cell>
          <table:table-cell office:value-type="float" office:value="0.0268829840764005" calcext:value-type="float">
            <text:p>0.026882984076401</text:p>
          </table:table-cell>
          <table:table-cell office:value-type="float" office:value="0.0448049734606674" calcext:value-type="float">
            <text:p>0.0448049734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0085287846" calcext:value-type="float">
            <text:p>42.4840085287846</text:p>
          </table:table-cell>
          <table:table-cell office:value-type="float" office:value="153.63329523077" calcext:value-type="float">
            <text:p>153.63329523077</text:p>
          </table:table-cell>
          <table:table-cell office:value-type="string" calcext:value-type="string">
            <text:p>ALDH1A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ty acid activation Homo sapiens PWY-5143</text:p>
          </table:table-cell>
          <table:table-cell table:style-name="ce1" office:value-type="string" calcext:value-type="string">
            <text:p>1/8</text:p>
          </table:table-cell>
          <table:table-cell office:value-type="float" office:value="0.0268829840764005" calcext:value-type="float">
            <text:p>0.026882984076401</text:p>
          </table:table-cell>
          <table:table-cell office:value-type="float" office:value="0.0448049734606674" calcext:value-type="float">
            <text:p>0.0448049734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0085287846" calcext:value-type="float">
            <text:p>42.4840085287846</text:p>
          </table:table-cell>
          <table:table-cell office:value-type="float" office:value="153.63329523077" calcext:value-type="float">
            <text:p>153.63329523077</text:p>
          </table:table-cell>
          <table:table-cell office:value-type="string" calcext:value-type="string">
            <text:p>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ingomyelin metabolism/ceramide salvage Homo sapiens PWY3DJ-11281</text:p>
          </table:table-cell>
          <table:table-cell table:style-name="ce1" office:value-type="string" calcext:value-type="string">
            <text:p>1/8</text:p>
          </table:table-cell>
          <table:table-cell office:value-type="float" office:value="0.0268829840764005" calcext:value-type="float">
            <text:p>0.026882984076401</text:p>
          </table:table-cell>
          <table:table-cell office:value-type="float" office:value="0.0448049734606674" calcext:value-type="float">
            <text:p>0.0448049734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0085287846" calcext:value-type="float">
            <text:p>42.4840085287846</text:p>
          </table:table-cell>
          <table:table-cell office:value-type="float" office:value="153.63329523077" calcext:value-type="float">
            <text:p>153.63329523077</text:p>
          </table:table-cell>
          <table:table-cell office:value-type="string" calcext:value-type="string">
            <text:p>SMP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ndroitin sulfate biosynthesis (late stages) Homo sapiens PWY-6567</text:p>
          </table:table-cell>
          <table:table-cell table:style-name="ce1" office:value-type="string" calcext:value-type="string">
            <text:p>1/8</text:p>
          </table:table-cell>
          <table:table-cell office:value-type="float" office:value="0.0268829840764005" calcext:value-type="float">
            <text:p>0.026882984076401</text:p>
          </table:table-cell>
          <table:table-cell office:value-type="float" office:value="0.0448049734606674" calcext:value-type="float">
            <text:p>0.0448049734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0085287846" calcext:value-type="float">
            <text:p>42.4840085287846</text:p>
          </table:table-cell>
          <table:table-cell office:value-type="float" office:value="153.63329523077" calcext:value-type="float">
            <text:p>153.63329523077</text:p>
          </table:table-cell>
          <table:table-cell office:value-type="string" calcext:value-type="string">
            <text:p>CHS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ing by PDGF</text:p>
          </table:table-cell>
          <table:table-cell office:value-type="string" calcext:value-type="string">
            <text:p>3/122</text:p>
          </table:table-cell>
          <table:table-cell office:value-type="float" office:value="0.00831912799025107" calcext:value-type="float">
            <text:p>0.008319127990251</text:p>
          </table:table-cell>
          <table:table-cell office:value-type="float" office:value="0.044903245055813" calcext:value-type="float">
            <text:p>0.04490324505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442146089205" calcext:value-type="float">
            <text:p>7.68442146089205</text:p>
          </table:table-cell>
          <table:table-cell office:value-type="float" office:value="36.8022146506726" calcext:value-type="float">
            <text:p>36.8022146506726</text:p>
          </table:table-cell>
          <table:table-cell office:value-type="string" calcext:value-type="string">
            <text:p>PDGFRA;CDKN1A;FUR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dder cancer</text:p>
          </table:table-cell>
          <table:table-cell office:value-type="string" calcext:value-type="string">
            <text:p>2/41</text:p>
          </table:table-cell>
          <table:table-cell office:value-type="float" office:value="0.00857466901915427" calcext:value-type="float">
            <text:p>0.008574669019154</text:p>
          </table:table-cell>
          <table:table-cell office:value-type="float" office:value="0.0451663649713413" calcext:value-type="float">
            <text:p>0.04516636497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68764568765" calcext:value-type="float">
            <text:p>15.4568764568765</text:p>
          </table:table-cell>
          <table:table-cell office:value-type="float" office:value="73.5583922391537" calcext:value-type="float">
            <text:p>73.5583922391537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l cycle</text:p>
          </table:table-cell>
          <table:table-cell office:value-type="string" calcext:value-type="string">
            <text:p>3/124</text:p>
          </table:table-cell>
          <table:table-cell office:value-type="float" office:value="0.00869662928019615" calcext:value-type="float">
            <text:p>0.008696629280196</text:p>
          </table:table-cell>
          <table:table-cell office:value-type="float" office:value="0.0451663649713413" calcext:value-type="float">
            <text:p>0.04516636497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664335664336" calcext:value-type="float">
            <text:p>7.55664335664336</text:p>
          </table:table-cell>
          <table:table-cell office:value-type="float" office:value="35.8549107741969" calcext:value-type="float">
            <text:p>35.8549107741969</text:p>
          </table:table-cell>
          <table:table-cell office:value-type="string" calcext:value-type="string">
            <text:p>SMAD2;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nscriptional activity of SMAD2/SMAD3-SMAD4 heterotrimer</text:p>
          </table:table-cell>
          <table:table-cell office:value-type="string" calcext:value-type="string">
            <text:p>2/41</text:p>
          </table:table-cell>
          <table:table-cell office:value-type="float" office:value="0.00857466901915427" calcext:value-type="float">
            <text:p>0.008574669019154</text:p>
          </table:table-cell>
          <table:table-cell office:value-type="float" office:value="0.0451935496538955" calcext:value-type="float">
            <text:p>0.04519354965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68764568765" calcext:value-type="float">
            <text:p>15.4568764568765</text:p>
          </table:table-cell>
          <table:table-cell office:value-type="float" office:value="73.5583922391537" calcext:value-type="float">
            <text:p>73.5583922391537</text:p>
          </table:table-cell>
          <table:table-cell office:value-type="string" calcext:value-type="string">
            <text:p>SMAD2;SERPIN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sosome</text:p>
          </table:table-cell>
          <table:table-cell office:value-type="string" calcext:value-type="string">
            <text:p>3/128</text:p>
          </table:table-cell>
          <table:table-cell office:value-type="float" office:value="0.00948148257482798" calcext:value-type="float">
            <text:p>0.009481482574828</text:p>
          </table:table-cell>
          <table:table-cell office:value-type="float" office:value="0.045244956744399" calcext:value-type="float">
            <text:p>0.04524495674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1335384615385" calcext:value-type="float">
            <text:p>7.31335384615385</text:p>
          </table:table-cell>
          <table:table-cell office:value-type="float" office:value="34.0686342236006" calcext:value-type="float">
            <text:p>34.0686342236006</text:p>
          </table:table-cell>
          <table:table-cell office:value-type="string" calcext:value-type="string">
            <text:p>SMPD1;AP1S2;CTS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axin signaling pathway</text:p>
          </table:table-cell>
          <table:table-cell office:value-type="string" calcext:value-type="string">
            <text:p>3/129</text:p>
          </table:table-cell>
          <table:table-cell office:value-type="float" office:value="0.00968395364050889" calcext:value-type="float">
            <text:p>0.009683953640509</text:p>
          </table:table-cell>
          <table:table-cell office:value-type="float" office:value="0.045244956744399" calcext:value-type="float">
            <text:p>0.04524495674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494505494505" calcext:value-type="float">
            <text:p>7.25494505494505</text:p>
          </table:table-cell>
          <table:table-cell office:value-type="float" office:value="33.6432480760434" calcext:value-type="float">
            <text:p>33.6432480760434</text:p>
          </table:table-cell>
          <table:table-cell office:value-type="string" calcext:value-type="string">
            <text:p>SMAD2;TGFB1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gellosis</text:p>
          </table:table-cell>
          <table:table-cell office:value-type="string" calcext:value-type="string">
            <text:p>4/246</text:p>
          </table:table-cell>
          <table:table-cell office:value-type="float" office:value="0.00983586016182588" calcext:value-type="float">
            <text:p>0.009835860161826</text:p>
          </table:table-cell>
          <table:table-cell office:value-type="float" office:value="0.045244956744399" calcext:value-type="float">
            <text:p>0.04524495674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522727272727" calcext:value-type="float">
            <text:p>5.08522727272727</text:p>
          </table:table-cell>
          <table:table-cell office:value-type="float" office:value="23.5024984811138" calcext:value-type="float">
            <text:p>23.5024984811138</text:p>
          </table:table-cell>
          <table:table-cell office:value-type="string" calcext:value-type="string">
            <text:p>ELMO1;ILK;ITGA5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ways in cancer</text:p>
          </table:table-cell>
          <table:table-cell office:value-type="string" calcext:value-type="string">
            <text:p>6/531</text:p>
          </table:table-cell>
          <table:table-cell office:value-type="float" office:value="0.00928507987252789" calcext:value-type="float">
            <text:p>0.009285079872528</text:p>
          </table:table-cell>
          <table:table-cell office:value-type="float" office:value="0.045244956744399" calcext:value-type="float">
            <text:p>0.04524495674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732718894009" calcext:value-type="float">
            <text:p>3.57732718894009</text:p>
          </table:table-cell>
          <table:table-cell office:value-type="float" office:value="16.7395533961574" calcext:value-type="float">
            <text:p>16.7395533961574</text:p>
          </table:table-cell>
          <table:table-cell office:value-type="string" calcext:value-type="string">
            <text:p>SMAD2;PDGFRA;CDKN1A;TGFB1;CDH1;GN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CK</text:p>
          </table:table-cell>
          <table:table-cell office:value-type="string" calcext:value-type="string">
            <text:p>2/41</text:p>
          </table:table-cell>
          <table:table-cell office:value-type="float" office:value="0.00857466901915427" calcext:value-type="float">
            <text:p>0.008574669019154</text:p>
          </table:table-cell>
          <table:table-cell office:value-type="float" office:value="0.0455117047939727" calcext:value-type="float">
            <text:p>0.04551170479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68764568765" calcext:value-type="float">
            <text:p>15.4568764568765</text:p>
          </table:table-cell>
          <table:table-cell office:value-type="float" office:value="73.5583922391537" calcext:value-type="float">
            <text:p>73.5583922391537</text:p>
          </table:table-cell>
          <table:table-cell office:value-type="string" calcext:value-type="string">
            <text:p>ELMO1;PE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utz-Jeghers Syndrome</text:p>
          </table:table-cell>
          <table:table-cell office:value-type="string" calcext:value-type="string">
            <text:p>2/52</text:p>
          </table:table-cell>
          <table:table-cell office:value-type="float" office:value="0.0135374651522263" calcext:value-type="float">
            <text:p>0.013537465152226</text:p>
          </table:table-cell>
          <table:table-cell office:value-type="float" office:value="0.0461866458134781" calcext:value-type="float">
            <text:p>0.046186645813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49696969697" calcext:value-type="float">
            <text:p>12.049696969697</text:p>
          </table:table-cell>
          <table:table-cell office:value-type="float" office:value="51.8413418764071" calcext:value-type="float">
            <text:p>51.8413418764071</text:p>
          </table:table-cell>
          <table:table-cell office:value-type="string" calcext:value-type="string">
            <text:p>SMAD2;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HA-mediated growth cone collapse Homo sapiens R-HSA-3928663</text:p>
          </table:table-cell>
          <table:table-cell office:value-type="string" calcext:value-type="string">
            <text:p>2/34</text:p>
          </table:table-cell>
          <table:table-cell office:value-type="float" office:value="0.00595669399977466" calcext:value-type="float">
            <text:p>0.005956693999775</text:p>
          </table:table-cell>
          <table:table-cell office:value-type="float" office:value="0.0464351373164252" calcext:value-type="float">
            <text:p>0.046435137316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4696969697" calcext:value-type="float">
            <text:p>18.844696969697</text:p>
          </table:table-cell>
          <table:table-cell office:value-type="float" office:value="96.5458987042041" calcext:value-type="float">
            <text:p>96.5458987042041</text:p>
          </table:table-cell>
          <table:table-cell office:value-type="string" calcext:value-type="string">
            <text:p>LYN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PR1B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467625065038552" calcext:value-type="float">
            <text:p>0.04676250650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SMA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M2</text:p>
          </table:table-cell>
          <table:table-cell table:style-name="ce1" office:value-type="string" calcext:value-type="string">
            <text:p>1/3</text:p>
          </table:table-cell>
          <table:table-cell office:value-type="float" office:value="0.0101657622834468" calcext:value-type="float">
            <text:p>0.010165762283447</text:p>
          </table:table-cell>
          <table:table-cell office:value-type="float" office:value="0.0467625065038552" calcext:value-type="float">
            <text:p>0.04676250650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731343283582" calcext:value-type="float">
            <text:p>148.731343283582</text:p>
          </table:table-cell>
          <table:table-cell office:value-type="float" office:value="682.48795362197" calcext:value-type="float">
            <text:p>682.48795362197</text:p>
          </table:table-cell>
          <table:table-cell office:value-type="string" calcext:value-type="string">
            <text:p>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dder cancer</text:p>
          </table:table-cell>
          <table:table-cell office:value-type="string" calcext:value-type="string">
            <text:p>2/42</text:p>
          </table:table-cell>
          <table:table-cell office:value-type="float" office:value="0.00898378124785379" calcext:value-type="float">
            <text:p>0.008983781247854</text:p>
          </table:table-cell>
          <table:table-cell office:value-type="float" office:value="0.0467992325469593" calcext:value-type="float">
            <text:p>0.04679923254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69696969697" calcext:value-type="float">
            <text:p>15.069696969697</text:p>
          </table:table-cell>
          <table:table-cell office:value-type="float" office:value="71.0134515924959" calcext:value-type="float">
            <text:p>71.0134515924959</text:p>
          </table:table-cell>
          <table:table-cell office:value-type="string" calcext:value-type="string">
            <text:p>CDKN1A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grated Cancer Pathway WP1971</text:p>
          </table:table-cell>
          <table:table-cell office:value-type="string" calcext:value-type="string">
            <text:p>2/44</text:p>
          </table:table-cell>
          <table:table-cell office:value-type="float" office:value="0.0098277218378831" calcext:value-type="float">
            <text:p>0.009827721837883</text:p>
          </table:table-cell>
          <table:table-cell office:value-type="float" office:value="0.047215794047221" calcext:value-type="float">
            <text:p>0.047215794047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506493506494" calcext:value-type="float">
            <text:p>14.3506493506494</text:p>
          </table:table-cell>
          <table:table-cell office:value-type="float" office:value="66.3365672878042" calcext:value-type="float">
            <text:p>66.3365672878042</text:p>
          </table:table-cell>
          <table:table-cell office:value-type="string" calcext:value-type="string">
            <text:p>SMAD2;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leukin-11 Signaling Pathway WP2332</text:p>
          </table:table-cell>
          <table:table-cell office:value-type="string" calcext:value-type="string">
            <text:p>2/44</text:p>
          </table:table-cell>
          <table:table-cell office:value-type="float" office:value="0.0098277218378831" calcext:value-type="float">
            <text:p>0.009827721837883</text:p>
          </table:table-cell>
          <table:table-cell office:value-type="float" office:value="0.047215794047221" calcext:value-type="float">
            <text:p>0.047215794047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506493506494" calcext:value-type="float">
            <text:p>14.3506493506494</text:p>
          </table:table-cell>
          <table:table-cell office:value-type="float" office:value="66.3365672878042" calcext:value-type="float">
            <text:p>66.3365672878042</text:p>
          </table:table-cell>
          <table:table-cell office:value-type="string" calcext:value-type="string">
            <text:p>TGFB1;ICA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R</text:p>
          </table:table-cell>
          <table:table-cell office:value-type="string" calcext:value-type="string">
            <text:p>4/202</text:p>
          </table:table-cell>
          <table:table-cell office:value-type="float" office:value="0.00496977013617764" calcext:value-type="float">
            <text:p>0.004969770136178</text:p>
          </table:table-cell>
          <table:table-cell office:value-type="float" office:value="0.0473435997183239" calcext:value-type="float">
            <text:p>0.047343599718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916666666667" calcext:value-type="float">
            <text:p>6.22916666666667</text:p>
          </table:table-cell>
          <table:table-cell office:value-type="float" office:value="33.0418776119284" calcext:value-type="float">
            <text:p>33.0418776119284</text:p>
          </table:table-cell>
          <table:table-cell office:value-type="string" calcext:value-type="string">
            <text:p>SOCS2;LYN;SMAD2;PAG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K1</text:p>
          </table:table-cell>
          <table:table-cell office:value-type="string" calcext:value-type="string">
            <text:p>2/48</text:p>
          </table:table-cell>
          <table:table-cell office:value-type="float" office:value="0.0116167597830402" calcext:value-type="float">
            <text:p>0.01161675978304</text:p>
          </table:table-cell>
          <table:table-cell office:value-type="float" office:value="0.0475340077458192" calcext:value-type="float">
            <text:p>0.047534007745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01317523057" calcext:value-type="float">
            <text:p>13.1001317523057</text:p>
          </table:table-cell>
          <table:table-cell office:value-type="float" office:value="58.3651010297135" calcext:value-type="float">
            <text:p>58.3651010297135</text:p>
          </table:table-cell>
          <table:table-cell office:value-type="string" calcext:value-type="string">
            <text:p>ILK;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4/259</text:p>
          </table:table-cell>
          <table:table-cell office:value-type="float" office:value="0.0117112772707091" calcext:value-type="float">
            <text:p>0.011711277270709</text:p>
          </table:table-cell>
          <table:table-cell office:value-type="float" office:value="0.0475340077458192" calcext:value-type="float">
            <text:p>0.047534007745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2279411764706" calcext:value-type="float">
            <text:p>4.82279411764706</text:p>
          </table:table-cell>
          <table:table-cell office:value-type="float" office:value="21.447944623246" calcext:value-type="float">
            <text:p>21.447944623246</text:p>
          </table:table-cell>
          <table:table-cell office:value-type="string" calcext:value-type="string">
            <text:p>LYN;TNS3;PAG1;SN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wth hormone receptor signaling</text:p>
          </table:table-cell>
          <table:table-cell office:value-type="string" calcext:value-type="string">
            <text:p>2/43</text:p>
          </table:table-cell>
          <table:table-cell office:value-type="float" office:value="0.00940148598037318" calcext:value-type="float">
            <text:p>0.009401485980373</text:p>
          </table:table-cell>
          <table:table-cell office:value-type="float" office:value="0.0478621104455362" calcext:value-type="float">
            <text:p>0.04786211044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014042867701" calcext:value-type="float">
            <text:p>14.7014042867701</text:p>
          </table:table-cell>
          <table:table-cell office:value-type="float" office:value="68.6098001803698" calcext:value-type="float">
            <text:p>68.6098001803698</text:p>
          </table:table-cell>
          <table:table-cell office:value-type="string" calcext:value-type="string">
            <text:p>SOCS2;LY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ycolysis and Gluconeogenesis WP534</text:p>
          </table:table-cell>
          <table:table-cell office:value-type="string" calcext:value-type="string">
            <text:p>2/45</text:p>
          </table:table-cell>
          <table:table-cell office:value-type="float" office:value="0.0102624277553796" calcext:value-type="float">
            <text:p>0.01026242775538</text:p>
          </table:table-cell>
          <table:table-cell office:value-type="float" office:value="0.048255245402955" calcext:value-type="float">
            <text:p>0.04825524540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62085976039" calcext:value-type="float">
            <text:p>14.0162085976039</text:p>
          </table:table-cell>
          <table:table-cell office:value-type="float" office:value="64.1839452919721" calcext:value-type="float">
            <text:p>64.1839452919721</text:p>
          </table:table-cell>
          <table:table-cell office:value-type="string" calcext:value-type="string">
            <text:p>LDHB;SLC2A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lesterol metabolism (includes both Bloch and Kandutsch-Russell pathways) WP4718</text:p>
          </table:table-cell>
          <table:table-cell office:value-type="string" calcext:value-type="string">
            <text:p>2/46</text:p>
          </table:table-cell>
          <table:table-cell office:value-type="float" office:value="0.010705542973315" calcext:value-type="float">
            <text:p>0.010705542973315</text:p>
          </table:table-cell>
          <table:table-cell office:value-type="float" office:value="0.0482841836143393" calcext:value-type="float">
            <text:p>0.048284183614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969696969697" calcext:value-type="float">
            <text:p>13.6969696969697</text:p>
          </table:table-cell>
          <table:table-cell office:value-type="float" office:value="62.1430643580292" calcext:value-type="float">
            <text:p>62.1430643580292</text:p>
          </table:table-cell>
          <table:table-cell office:value-type="string" calcext:value-type="string">
            <text:p>FADS2;ACSL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velope proteins and their potential roles in EDMD physiopathology WP4535</text:p>
          </table:table-cell>
          <table:table-cell office:value-type="string" calcext:value-type="string">
            <text:p>2/46</text:p>
          </table:table-cell>
          <table:table-cell office:value-type="float" office:value="0.010705542973315" calcext:value-type="float">
            <text:p>0.010705542973315</text:p>
          </table:table-cell>
          <table:table-cell office:value-type="float" office:value="0.0482841836143393" calcext:value-type="float">
            <text:p>0.048284183614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969696969697" calcext:value-type="float">
            <text:p>13.6969696969697</text:p>
          </table:table-cell>
          <table:table-cell office:value-type="float" office:value="62.1430643580292" calcext:value-type="float">
            <text:p>62.1430643580292</text:p>
          </table:table-cell>
          <table:table-cell office:value-type="string" calcext:value-type="string">
            <text:p>SMAD2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LK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491413812685735" calcext:value-type="float">
            <text:p>0.04914138126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MYL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K3CA</text:p>
          </table:table-cell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491413812685735" calcext:value-type="float">
            <text:p>0.04914138126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TPM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spholipids as signalling intermediaries Homo sapiens h edg1Pathway</text:p>
          </table:table-cell>
          <table:table-cell office:value-type="string" calcext:value-type="string">
            <text:p>2/33</text:p>
          </table:table-cell>
          <table:table-cell office:value-type="float" office:value="0.00561856855441298" calcext:value-type="float">
            <text:p>0.005618568554413</text:p>
          </table:table-cell>
          <table:table-cell office:value-type="float" office:value="0.0491624748511136" calcext:value-type="float">
            <text:p>0.04916247485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35679374389" calcext:value-type="float">
            <text:p>19.4535679374389</text:p>
          </table:table-cell>
          <table:table-cell office:value-type="float" office:value="100.802131872765" calcext:value-type="float">
            <text:p>100.802131872765</text:p>
          </table:table-cell>
          <table:table-cell office:value-type="string" calcext:value-type="string">
            <text:p>PDGFRA;SMP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chanoregulation and pathology of YAP/TAZ via Hippo and non-Hippo mechanisms WP4534</text:p>
          </table:table-cell>
          <table:table-cell office:value-type="string" calcext:value-type="string">
            <text:p>2/47</text:p>
          </table:table-cell>
          <table:table-cell office:value-type="float" office:value="0.011157007032523" calcext:value-type="float">
            <text:p>0.011157007032523</text:p>
          </table:table-cell>
          <table:table-cell office:value-type="float" office:value="0.0493139710837519" calcext:value-type="float">
            <text:p>0.04931397108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19191919192" calcext:value-type="float">
            <text:p>13.3919191919192</text:p>
          </table:table-cell>
          <table:table-cell office:value-type="float" office:value="60.2058843153931" calcext:value-type="float">
            <text:p>60.2058843153931</text:p>
          </table:table-cell>
          <table:table-cell office:value-type="string" calcext:value-type="string">
            <text:p>ITGB5;CDH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erentiation Pathway WP2848</text:p>
          </table:table-cell>
          <table:table-cell office:value-type="string" calcext:value-type="string">
            <text:p>2/48</text:p>
          </table:table-cell>
          <table:table-cell office:value-type="float" office:value="0.0116167597830402" calcext:value-type="float">
            <text:p>0.01161675978304</text:p>
          </table:table-cell>
          <table:table-cell office:value-type="float" office:value="0.0493854415527579" calcext:value-type="float">
            <text:p>0.049385441552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01317523057" calcext:value-type="float">
            <text:p>13.1001317523057</text:p>
          </table:table-cell>
          <table:table-cell office:value-type="float" office:value="58.3651010297135" calcext:value-type="float">
            <text:p>58.3651010297135</text:p>
          </table:table-cell>
          <table:table-cell office:value-type="string" calcext:value-type="string">
            <text:p>TGFB1;DKK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patitis C and Hepatocellular Carcinoma WP3646</text:p>
          </table:table-cell>
          <table:table-cell office:value-type="string" calcext:value-type="string">
            <text:p>2/49</text:p>
          </table:table-cell>
          <table:table-cell office:value-type="float" office:value="0.0120847413708695" calcext:value-type="float">
            <text:p>0.01208474137087</text:p>
          </table:table-cell>
          <table:table-cell office:value-type="float" office:value="0.0494579230178178" calcext:value-type="float">
            <text:p>0.049457923017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07607994842" calcext:value-type="float">
            <text:p>12.8207607994842</text:p>
          </table:table-cell>
          <table:table-cell office:value-type="float" office:value="56.6140651039983" calcext:value-type="float">
            <text:p>56.6140651039983</text:p>
          </table:table-cell>
          <table:table-cell office:value-type="string" calcext:value-type="string">
            <text:p>CDKN1A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-3 signaling pathway WP286</text:p>
          </table:table-cell>
          <table:table-cell office:value-type="string" calcext:value-type="string">
            <text:p>2/49</text:p>
          </table:table-cell>
          <table:table-cell office:value-type="float" office:value="0.0120847413708695" calcext:value-type="float">
            <text:p>0.01208474137087</text:p>
          </table:table-cell>
          <table:table-cell office:value-type="float" office:value="0.0494579230178178" calcext:value-type="float">
            <text:p>0.049457923017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07607994842" calcext:value-type="float">
            <text:p>12.8207607994842</text:p>
          </table:table-cell>
          <table:table-cell office:value-type="float" office:value="56.6140651039983" calcext:value-type="float">
            <text:p>56.6140651039983</text:p>
          </table:table-cell>
          <table:table-cell office:value-type="string" calcext:value-type="string">
            <text:p>LYN;TGF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todynamic therapy-induced AP-1 survival signaling. WP3611</text:p>
          </table:table-cell>
          <table:table-cell office:value-type="string" calcext:value-type="string">
            <text:p>2/50</text:p>
          </table:table-cell>
          <table:table-cell office:value-type="float" office:value="0.0125608922452036" calcext:value-type="float">
            <text:p>0.012560892245204</text:p>
          </table:table-cell>
          <table:table-cell office:value-type="float" office:value="0.0495706640391069" calcext:value-type="float">
            <text:p>0.049570664039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30303030303" calcext:value-type="float">
            <text:p>12.5530303030303</text:p>
          </table:table-cell>
          <table:table-cell office:value-type="float" office:value="54.9467110196934" calcext:value-type="float">
            <text:p>54.9467110196934</text:p>
          </table:table-cell>
          <table:table-cell office:value-type="string" calcext:value-type="string">
            <text:p>PDGFRA;CDKN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ycystin-1 multiprotein complex (ACTN1</text:p>
          </table:table-cell>
          <table:table-cell office:value-type="string" calcext:value-type="string">
            <text:p><text:s/>CDH1</text:p>
          </table:table-cell>
          <table:table-cell office:value-type="string" calcext:value-type="string">
            <text:p><text:s/>SRC</text:p>
          </table:table-cell>
          <table:table-cell office:value-type="string" calcext:value-type="string">
            <text:p><text:s/>JUP</text:p>
          </table:table-cell>
          <table:table-cell office:value-type="string" calcext:value-type="string">
            <text:p><text:s/>VCL</text:p>
          </table:table-cell>
          <table:table-cell office:value-type="string" calcext:value-type="string">
            <text:p><text:s/>CTNNB1</text:p>
          </table:table-cell>
          <table:table-cell office:value-type="string" calcext:value-type="string">
            <text:p><text:s/>PXN</text:p>
          </table:table-cell>
          <table:table-cell office:value-type="string" calcext:value-type="string">
            <text:p><text:s/>BCAR1</text:p>
          </table:table-cell>
          <table:table-cell office:value-type="string" calcext:value-type="string">
            <text:p><text:s/>PKD1</text:p>
          </table:table-cell>
          <table:table-cell office:value-type="string" calcext:value-type="string">
            <text:p><text:s/>PTK2</text:p>
          </table:table-cell>
          <table:table-cell office:value-type="string" calcext:value-type="string">
            <text:p><text:s/>TLN1) (human)</text:p>
          </table:table-cell>
          <table:table-cell table:style-name="ce1" office:value-type="string" calcext:value-type="string">
            <text:p>1/11</text:p>
          </table:table-cell>
          <table:table-cell office:value-type="float" office:value="0.0367794749552908" calcext:value-type="float">
            <text:p>0.036779474955291</text:p>
          </table:table-cell>
          <table:table-cell office:value-type="float" office:value="0.0382705347507756" calcext:value-type="float">
            <text:p>0.03827053475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4328358209" calcext:value-type="float">
            <text:p>29.734328358209</text:p>
          </table:table-cell>
          <table:table-cell office:value-type="float" office:value="98.2069956829315" calcext:value-type="float">
            <text:p>98.2069956829315</text:p>
          </table:table-cell>
          <table:table-cell office:value-type="string" calcext:value-type="string">
            <text:p>CDH1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.value</text:p>
          </table:table-cell>
          <table:table-cell office:value-type="string" calcext:value-type="string">
            <text:p>Adjusted.P.value</text:p>
          </table:table-cell>
          <table:table-cell office:value-type="string" calcext:value-type="string">
            <text:p>Old.P.value</text:p>
          </table:table-cell>
          <table:table-cell office:value-type="string" calcext:value-type="string">
            <text:p>Old.Adjusted.P.value</text:p>
          </table:table-cell>
          <table:table-cell office:value-type="string" calcext:value-type="string">
            <text:p>Odds.Ratio</text:p>
          </table:table-cell>
          <table:table-cell office:value-type="string" calcext:value-type="string">
            <text:p>Combined.Score</text:p>
          </table:table-cell>
          <table:table-cell office:value-type="string" calcext:value-type="string">
            <text:p>Gen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X complex (SNX1</text:p>
          </table:table-cell>
          <table:table-cell table:number-columns-repeated="4"/>
          <table:table-cell table:style-name="ce1" office:value-type="string" calcext:value-type="string">
            <text:p>1/4</text:p>
          </table:table-cell>
          <table:table-cell office:value-type="float" office:value="0.0135316846971434" calcext:value-type="float">
            <text:p>0.013531684697143</text:p>
          </table:table-cell>
          <table:table-cell office:value-type="float" office:value="0.015322642965883" calcext:value-type="float">
            <text:p>0.0153226429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492537313433" calcext:value-type="float">
            <text:p>99.1492537313433</text:p>
          </table:table-cell>
          <table:table-cell office:value-type="float" office:value="426.611608771532" calcext:value-type="float">
            <text:p>426.611608771532</text:p>
          </table:table-cell>
          <table:table-cell office:value-type="string" calcext:value-type="string">
            <text:p>PDGFR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Uniq_br11_emt_down.A1:Uniq_br11_emt_down.S5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30T12:32:47.100166832</dc:date>
    <meta:editing-duration>PT40S</meta:editing-duration>
    <meta:editing-cycles>1</meta:editing-cycles>
    <meta:document-statistic meta:table-count="1" meta:cell-count="4831" meta:object-count="0"/>
    <meta:generator>LibreOffice/6.4.7.2$Linux_X86_64 LibreOffice_project/40$Build-2</meta:generator>
  </office:meta>
</office:document-meta>
</file>